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50000009F58ABA649.png"/>
  <manifest:file-entry manifest:media-type="image/jpeg" manifest:full-path="Pictures/10000000000002A800000106A4078CAE.jpg"/>
  <manifest:file-entry manifest:media-type="image/jpeg" manifest:full-path="Pictures/10000000000002AF000001B201596DF4.jpg"/>
  <manifest:file-entry manifest:media-type="image/png" manifest:full-path="Pictures/100002010000050400000244A4ABC63D.png"/>
  <manifest:file-entry manifest:media-type="" manifest:full-path="Pictures/200000070000628900003F7E014102B5.svm"/>
  <manifest:file-entry manifest:media-type="" manifest:full-path="Pictures/2000000900003A800000166EDF45526D.svm"/>
  <manifest:file-entry manifest:media-type="image/png" manifest:full-path="Pictures/10000000000002640000005FA9481E04.png"/>
  <manifest:file-entry manifest:media-type="image/jpeg" manifest:full-path="Pictures/10000000000002B2000001B695626ABF.jpg"/>
  <manifest:file-entry manifest:media-type="image/png" manifest:full-path="Pictures/10000000000001BA0000009C13A3A7F1.png"/>
  <manifest:file-entry manifest:media-type="image/png" manifest:full-path="Pictures/1000000000000166000000B81E33CE18.png"/>
  <manifest:file-entry manifest:media-type="image/png" manifest:full-path="Pictures/10000000000002C500000200C62D14B8.png"/>
  <manifest:file-entry manifest:media-type="image/png" manifest:full-path="Pictures/10000000000003F000000072BD47C71C.png"/>
  <manifest:file-entry manifest:media-type="image/png" manifest:full-path="Pictures/10000000000002B5000001F306976991.png"/>
  <manifest:file-entry manifest:media-type="image/png" manifest:full-path="Pictures/100000000000035400000390A1CFC0B7.png"/>
  <manifest:file-entry manifest:media-type="image/png" manifest:full-path="Pictures/100002010000059C000002444CB8FDDF.png"/>
  <manifest:file-entry manifest:media-type="image/jpeg" manifest:full-path="Pictures/10000000000002D200000198FC71B2EE.jpg"/>
  <manifest:file-entry manifest:media-type="image/jpeg" manifest:full-path="Pictures/10000000000002A1000000A308D284C2.jpg"/>
  <manifest:file-entry manifest:media-type="image/png" manifest:full-path="Pictures/10000000000002D4000002141F7F68D2.png"/>
  <manifest:file-entry manifest:media-type="image/png" manifest:full-path="Pictures/1000000000000081000000A5AC095B13.png"/>
  <manifest:file-entry manifest:media-type="image/png" manifest:full-path="Pictures/10000000000001F80000004D572CE241.png"/>
  <manifest:file-entry manifest:media-type="image/jpeg" manifest:full-path="Pictures/10000000000002FF00000266DD865FA0.jpg"/>
  <manifest:file-entry manifest:media-type="image/png" manifest:full-path="Pictures/10000000000001FD000001757CB12CB5.png"/>
  <manifest:file-entry manifest:media-type="image/png" manifest:full-path="Pictures/10000000000002AC00000261D0F63BA4.png"/>
  <manifest:file-entry manifest:media-type="image/jpeg" manifest:full-path="Pictures/100000000000026100000055E6EEB871.jpg"/>
  <manifest:file-entry manifest:media-type="image/jpeg" manifest:full-path="Pictures/1000000000000266000000A1821A8D78.jpg"/>
  <manifest:file-entry manifest:media-type="image/png" manifest:full-path="Pictures/1000000000000203000002698B40D56A.png"/>
  <manifest:file-entry manifest:media-type="image/gif" manifest:full-path="Pictures/100002000000073B00000353D4CF0DE7.gif"/>
  <manifest:file-entry manifest:media-type="image/jpeg" manifest:full-path="Pictures/10000000000002B4000001CADC57B84E.jpg"/>
  <manifest:file-entry manifest:media-type="image/png" manifest:full-path="Pictures/100002010000054D000002A72F5A3434.png"/>
  <manifest:file-entry manifest:media-type="image/png" manifest:full-path="Pictures/10000000000001CD0000005053B3B311.png"/>
  <manifest:file-entry manifest:media-type="image/png" manifest:full-path="Pictures/10000000000000DA000000FC24FEECEE.png"/>
  <manifest:file-entry manifest:media-type="image/png" manifest:full-path="Pictures/10000000000002A80000023A7F19280C.png"/>
  <manifest:file-entry manifest:media-type="image/jpeg" manifest:full-path="Pictures/10000000000002AB00000031E05D69F6.jpg"/>
  <manifest:file-entry manifest:media-type="image/png" manifest:full-path="Pictures/10000000000000B3000001018E9CDD13.png"/>
  <manifest:file-entry manifest:media-type="image/png" manifest:full-path="Pictures/10000201000003C000000384983A7B1F.png"/>
  <manifest:file-entry manifest:media-type="image/png" manifest:full-path="Pictures/10000000000000B3000001550A516C72.png"/>
  <manifest:file-entry manifest:media-type="image/png" manifest:full-path="Pictures/100000000000011600000069EDDDC3B3.png"/>
  <manifest:file-entry manifest:media-type="image/png" manifest:full-path="Pictures/10000000000000F80000004A855E2EE9.png"/>
  <manifest:file-entry manifest:media-type="image/jpeg" manifest:full-path="Pictures/10000000000002AA0000031D5270A4B7.jpg"/>
  <manifest:file-entry manifest:media-type="" manifest:full-path="Pictures/20000009000029DD00001A91F7263A59.svm"/>
  <manifest:file-entry manifest:media-type="image/png" manifest:full-path="Pictures/100002010000021A000001194461C65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2" style:family="table">
      <style:table-properties style:width="9.476cm" table:align="right"/>
    </style:style>
    <style:style style:name="Table2.A" style:family="table-column">
      <style:table-column-properties style:column-width="2.88cm"/>
    </style:style>
    <style:style style:name="Table2.B" style:family="table-column">
      <style:table-column-properties style:column-width="6.5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2.016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3" style:family="table-row">
      <style:table-row-properties style:min-row-height="3.016cm"/>
    </style:style>
    <style:style style:name="Package_5f_Assignment" style:display-name="Package_Assignment" style:family="table">
      <style:table-properties style:width="17cm" table:align="margins" fo:keep-with-next="always"/>
    </style:style>
    <style:style style:name="Package_5f_Assignment.A" style:display-name="Package_Assignment.A" style:family="table-column">
      <style:table-column-properties style:column-width="3.401cm" style:rel-column-width="13107*"/>
    </style:style>
    <style:style style:name="Package_5f_Assignment.A1" style:display-name="Package_Assignment.A1" style:family="table-cell">
      <style:table-cell-properties fo:padding="0.097cm" fo:border-left="0.002cm solid #000000" fo:border-right="none" fo:border-top="0.002cm solid #000000" fo:border-bottom="0.002cm solid #000000"/>
    </style:style>
    <style:style style:name="Package_5f_Assignment.E1" style:display-name="Package_Assignment.E1" style:family="table-cell">
      <style:table-cell-properties fo:padding="0.097cm" fo:border="0.002cm solid #000000"/>
    </style:style>
    <style:style style:name="Package_5f_Assignment.A2" style:display-name="Package_Assignment.A2" style:family="table-cell">
      <style:table-cell-properties fo:padding="0.097cm" fo:border-left="0.002cm solid #000000" fo:border-right="none" fo:border-top="none" fo:border-bottom="0.002cm solid #000000"/>
    </style:style>
    <style:style style:name="Package_5f_Assignment.E2" style:display-name="Package_Assignment.E2" style:family="table-cell">
      <style:table-cell-properties fo:padding="0.097cm" fo:border-left="0.002cm solid #000000" fo:border-right="0.002cm solid #000000" fo:border-top="none" fo:border-bottom="0.002cm solid #000000"/>
    </style:style>
    <style:style style:name="Package_5f_Assignment.C10" style:display-name="Package_Assignment.C10" style:family="table-cell">
      <style:table-cell-properties fo:background-color="transparent" fo:padding="0.097cm" fo:border-left="0.002cm solid #000000" fo:border-right="none" fo:border-top="none" fo:border-bottom="0.002cm solid #000000">
        <style:background-image/>
      </style:table-cell-properties>
    </style:style>
    <style:style style:name="Table10" style:family="table">
      <style:table-properties style:width="17.013cm" fo:margin-left="0cm" table:align="left" fo:keep-with-next="always"/>
    </style:style>
    <style:style style:name="Table10.A" style:family="table-column">
      <style:table-column-properties style:column-width="6.743cm"/>
    </style:style>
    <style:style style:name="Table10.B" style:family="table-column">
      <style:table-column-properties style:column-width="10.26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6.694cm" style:rel-column-width="25785*"/>
    </style:style>
    <style:style style:name="Table3.B" style:family="table-column">
      <style:table-column-properties style:column-width="10.319cm" style:rel-column-width="3975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931cm" fo:margin-left="0.63cm" table:align="left" fo:keep-with-next="always"/>
    </style:style>
    <style:style style:name="Table4.A" style:family="table-column">
      <style:table-column-properties style:column-width="6.078cm"/>
    </style:style>
    <style:style style:name="Table4.B" style:family="table-column">
      <style:table-column-properties style:column-width="9.853cm"/>
    </style:style>
    <style:style style:name="Table4.1" style:family="table-row">
      <style:table-row-properties style:min-row-height="0.002cm"/>
    </style:style>
    <style:style style:name="Table4.A1" style:family="table-cell">
      <style:table-cell-properties style:vertical-align="top" fo:padding="0.176cm" fo:border="0.035cm solid #000000"/>
    </style:style>
    <style:style style:name="Table5" style:family="table">
      <style:table-properties style:width="16.746cm" fo:margin-left="0.132cm" table:align="left" fo:keep-with-next="always"/>
    </style:style>
    <style:style style:name="Table5.A" style:family="table-column">
      <style:table-column-properties style:column-width="3.561cm"/>
    </style:style>
    <style:style style:name="Table5.B" style:family="table-column">
      <style:table-column-properties style:column-width="6.509cm"/>
    </style:style>
    <style:style style:name="Table5.C" style:family="table-column">
      <style:table-column-properties style:column-width="6.676cm"/>
    </style:style>
    <style:style style:name="Table5.1" style:family="table-row">
      <style:table-row-properties style:min-row-height="0.002cm"/>
    </style:style>
    <style:style style:name="Table5.A1" style:family="table-cell">
      <style:table-cell-properties style:vertical-align="top" fo:padding="0.176cm" fo:border="0.035cm solid #000000"/>
    </style:style>
    <style:style style:name="Table6" style:family="table">
      <style:table-properties style:width="12.201cm" fo:margin-left="2.491cm" table:align="left" fo:keep-with-next="always"/>
    </style:style>
    <style:style style:name="Table6.A" style:family="table-column">
      <style:table-column-properties style:column-width="5.805cm"/>
    </style:style>
    <style:style style:name="Table6.B" style:family="table-column">
      <style:table-column-properties style:column-width="6.396cm"/>
    </style:style>
    <style:style style:name="Table6.1" style:family="table-row">
      <style:table-row-properties style:min-row-height="0.002cm"/>
    </style:style>
    <style:style style:name="Table6.A1" style:family="table-cell">
      <style:table-cell-properties style:vertical-align="top" fo:padding="0.176cm" fo:border="0.035cm solid #000000"/>
    </style:style>
    <style:style style:name="Table7" style:family="table">
      <style:table-properties style:width="16.247cm" fo:margin-left="0.381cm" table:align="left" fo:keep-with-next="always"/>
    </style:style>
    <style:style style:name="Table7.A" style:family="table-column">
      <style:table-column-properties style:column-width="3.992cm"/>
    </style:style>
    <style:style style:name="Table7.B" style:family="table-column">
      <style:table-column-properties style:column-width="5.761cm"/>
    </style:style>
    <style:style style:name="Table7.C" style:family="table-column">
      <style:table-column-properties style:column-width="6.495cm"/>
    </style:style>
    <style:style style:name="Table7.1" style:family="table-row">
      <style:table-row-properties style:min-row-height="0.002cm"/>
    </style:style>
    <style:style style:name="Table7.A1" style:family="table-cell">
      <style:table-cell-properties style:vertical-align="top" fo:padding="0.176cm" fo:border="0.035cm solid #000000"/>
    </style:style>
    <style:style style:name="Table8" style:family="table">
      <style:table-properties style:width="16.238cm" fo:margin-left="0.381cm" table:align="left" fo:keep-with-next="always"/>
    </style:style>
    <style:style style:name="Table8.A" style:family="table-column">
      <style:table-column-properties style:column-width="5.738cm"/>
    </style:style>
    <style:style style:name="Table8.B" style:family="table-column">
      <style:table-column-properties style:column-width="10.5cm"/>
    </style:style>
    <style:style style:name="Table8.1" style:family="table-row">
      <style:table-row-properties style:min-row-height="0.002cm"/>
    </style:style>
    <style:style style:name="Table8.A1" style:family="table-cell">
      <style:table-cell-properties style:vertical-align="top" fo:padding="0.176cm" fo:border="0.035cm solid #000000"/>
    </style:style>
    <style:style style:name="Table9" style:family="table">
      <style:table-properties style:width="17cm" table:align="margins"/>
    </style:style>
    <style:style style:name="Table9.A" style:family="table-column">
      <style:table-column-properties style:column-width="2.97cm" style:rel-column-width="11450*"/>
    </style:style>
    <style:style style:name="Table9.B" style:family="table-column">
      <style:table-column-properties style:column-width="14.03cm" style:rel-column-width="54085*"/>
    </style:style>
    <style:style style:name="Table9.A1" style:family="table-cell">
      <style:table-cell-properties fo:padding="0.097cm" fo:border-left="none" fo:border-right="none" fo:border-top="none" fo:border-bottom="0.002cm solid #000000"/>
    </style:style>
    <style:style style:name="Table9.A8"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10" style:family="paragraph" style:parent-style-name="Standard">
      <style:text-properties style:font-name="Arial" fo:font-size="12pt" style:font-size-asian="12pt" style:font-size-complex="12pt"/>
    </style:style>
    <style:style style:name="P11" style:family="paragraph" style:parent-style-name="Standard">
      <style:text-properties style:font-name="Arial" fo:font-size="12pt" fo:font-style="italic"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4" style:family="paragraph" style:parent-style-name="Standard">
      <style:text-properties style:font-name="Arial" fo:font-weight="normal" style:font-weight-asian="normal" style:font-weight-complex="normal"/>
    </style:style>
    <style:style style:name="P15" style:family="paragraph" style:parent-style-name="Standard">
      <style:text-properties style:font-name="Arial" fo:font-weight="bold" style:font-weight-asian="bold" style:font-weight-complex="bold"/>
    </style:style>
    <style:style style:name="P16" style:family="paragraph" style:parent-style-name="Standard">
      <style:paragraph-properties fo:text-align="end" style:justify-single-word="false"/>
      <style:text-properties style:font-name="Arial" fo:font-size="10pt" fo:font-weight="bold" style:font-size-asian="8.75pt" style:font-weight-asian="bold" style:font-size-complex="10pt" style:font-weight-complex="bold"/>
    </style:style>
    <style:style style:name="P17" style:family="paragraph" style:parent-style-name="Standard">
      <style:paragraph-properties fo:line-height="100%" fo:text-align="start" style:justify-single-word="false"/>
      <style:text-properties style:font-name="Arial"/>
    </style:style>
    <style:style style:name="P18" style:family="paragraph" style:parent-style-name="Standard">
      <style:paragraph-properties fo:text-align="justify" style:justify-single-word="false"/>
      <style:text-properties style:font-name="Arial"/>
    </style:style>
    <style:style style:name="P19" style:family="paragraph" style:parent-style-name="Standard">
      <style:paragraph-properties fo:text-align="justify" style:justify-single-word="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font-weight="normal" fo:background-color="transparent" style:font-name-asian="Arial2" style:font-size-asian="10.5pt" style:font-name-complex="Arial2" style:font-size-complex="12pt"/>
    </style:style>
    <style:style style:name="P25" style:family="paragraph" style:parent-style-name="Standard">
      <style:paragraph-properties fo:line-height="100%" fo:text-align="start" style:justify-single-word="false"/>
      <style:text-properties style:use-window-font-color="true" style:font-name="Arial" fo:font-size="12pt" fo:font-style="italic" fo:font-weight="normal" fo:background-color="transparent" style:font-name-asian="Arial2" style:font-name-complex="Arial2"/>
    </style:style>
    <style:style style:name="P26" style:family="paragraph" style:parent-style-name="Standard">
      <style:paragraph-properties fo:line-height="100%" fo:text-align="justify" style:justify-single-word="false"/>
      <style:text-properties style:use-window-font-color="true" style:font-name="Arial" fo:font-size="12pt" fo:font-style="italic" fo:font-weight="normal" fo:background-color="transparent" style:font-name-asian="Arial2" style:font-name-complex="Arial2"/>
    </style:style>
    <style:style style:name="P27"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28"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29" style:family="paragraph" style:parent-style-name="Standard">
      <style:paragraph-properties fo:line-height="100%" fo:text-align="end" style:justify-single-word="false"/>
      <style:text-properties style:use-window-font-color="true" style:font-name="Arial" fo:font-size="12pt" fo:font-weight="normal" fo:background-color="transparent" style:font-name-asian="Arial2" style:font-size-asian="10.5pt" style:font-name-complex="Arial2" style:font-size-complex="12pt"/>
    </style:style>
    <style:style style:name="P30"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31" style:family="paragraph" style:parent-style-name="Standard">
      <style:paragraph-properties fo:line-height="100%" fo:text-align="start" style:justify-single-word="false"/>
      <style:text-properties style:use-window-font-color="true" style:font-name="Arial" fo:font-size="11pt" fo:font-weight="normal" fo:background-color="transparent" style:font-name-asian="Calibri1" style:font-name-complex="Calibri1"/>
    </style:style>
    <style:style style:name="P32" style:family="paragraph" style:parent-style-name="Standard">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33" style:family="paragraph" style:parent-style-name="Standard">
      <style:paragraph-properties fo:line-height="150%" fo:text-align="justify" style:justify-single-word="false"/>
      <style:text-properties style:use-window-font-color="true" style:font-name="Arial2" fo:font-size="18pt" fo:font-weight="bold" fo:background-color="transparent" style:font-name-asian="Arial2" style:font-name-complex="Arial2"/>
    </style:style>
    <style:style style:name="P34" style:family="paragraph" style:parent-style-name="Standard">
      <style:text-properties fo:language="en" fo:country="US"/>
    </style:style>
    <style:style style:name="P35" style:family="paragraph" style:parent-style-name="Standard">
      <style:text-properties fo:language="en" fo:country="US" style:font-name-asian="Calibri" style:font-name-complex="Calibri"/>
    </style:style>
    <style:style style:name="P36" style:family="paragraph" style:parent-style-name="Standard">
      <style:text-properties fo:color="#ff0000" fo:language="en" fo:country="US"/>
    </style:style>
    <style:style style:name="P37" style:family="paragraph" style:parent-style-name="Standard">
      <style:paragraph-properties fo:break-before="page"/>
      <style:text-properties fo:font-weight="bold" style:font-weight-asian="bold" style:font-weight-complex="bold"/>
    </style:style>
    <style:style style:name="P38" style:family="paragraph" style:parent-style-name="Text_20_body">
      <style:paragraph-properties fo:break-before="page"/>
    </style:style>
    <style:style style:name="P39" style:family="paragraph" style:parent-style-name="Standard">
      <style:paragraph-properties fo:margin-left="1.251cm" fo:margin-right="0cm" fo:text-align="justify" style:justify-single-word="false" fo:text-indent="0cm"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style:font-name="Arial" fo:font-size="12pt" fo:font-weight="normal" style:font-size-asian="10.5pt" style:font-weight-asian="normal" style:font-size-complex="12pt" style:font-weight-complex="normal"/>
    </style:style>
    <style:style style:name="P41" style:family="paragraph" style:parent-style-name="Standard">
      <style:paragraph-properties fo:margin-left="1.251cm" fo:margin-right="0cm" fo:text-align="start" style:justify-single-word="false" fo:text-indent="0cm" style:auto-text-indent="false"/>
    </style:style>
    <style:style style:name="P42" style:family="paragraph" style:parent-style-name="Standard">
      <style:paragraph-properties fo:margin-left="1.251cm" fo:margin-right="0cm" fo:text-align="start" style:justify-single-word="false" fo:text-indent="0cm" style:auto-text-indent="false"/>
      <style:text-properties style:use-window-font-color="true" style:font-name="Helvetica" fo:font-size="13pt" fo:font-weight="normal" style:font-name-asian="Helvetica" style:font-size-asian="13pt" style:font-weight-asian="normal" style:font-name-complex="Helvetica" style:font-size-complex="13pt" style:font-weight-complex="normal"/>
    </style:style>
    <style:style style:name="P43" style:family="paragraph" style:parent-style-name="Table_20_Contents">
      <style:paragraph-properties fo:text-align="start" style:justify-single-word="false"/>
      <style:text-properties style:font-name="Arial" fo:font-size="12pt" style:font-size-asian="10.5pt" style:font-size-complex="12pt"/>
    </style:style>
    <style:style style:name="P44" style:family="paragraph" style:parent-style-name="Table_20_Contents">
      <style:paragraph-properties fo:text-align="justify" style:justify-single-word="false"/>
      <style:text-properties style:font-name="Arial" fo:font-size="12pt" style:font-size-asian="10.5pt" style:font-size-complex="12pt"/>
    </style:style>
    <style:style style:name="P45" style:family="paragraph" style:parent-style-name="Table_20_Contents">
      <style:paragraph-properties fo:text-align="justify" style:justify-single-word="false"/>
      <style:text-properties style:font-name="Arial" fo:font-size="12pt" style:font-name-asian="Courier New" style:font-size-asian="10.5pt" style:font-name-complex="Courier New" style:font-size-complex="12pt"/>
    </style:style>
    <style:style style:name="P46" style:family="paragraph" style:parent-style-name="Table_20_Contents">
      <style:paragraph-properties fo:text-align="justify" style:justify-single-word="false"/>
      <style:text-properties style:font-name="Arial" fo:font-size="12pt" fo:font-style="italic" fo:font-weight="bold" style:font-style-asian="italic" style:font-weight-asian="bold" style:font-style-complex="italic" style:font-weight-complex="bold"/>
    </style:style>
    <style:style style:name="P47" style:family="paragraph" style:parent-style-name="Table_20_Contents">
      <style:paragraph-properties fo:text-align="justify" style:justify-single-word="false"/>
      <style:text-properties style:font-name="Arial" fo:font-size="12pt"/>
    </style:style>
    <style:style style:name="P48" style:family="paragraph" style:parent-style-name="Text_20_body">
      <style:paragraph-properties fo:text-align="end" style:justify-single-word="false"/>
      <style:text-properties style:font-name="Arial"/>
    </style:style>
    <style:style style:name="P49" style:family="paragraph" style:parent-style-name="Text_20_body">
      <style:paragraph-properties fo:text-align="justify" style:justify-single-word="false"/>
      <style:text-properties style:font-name="Arial"/>
    </style:style>
    <style:style style:name="P50" style:family="paragraph" style:parent-style-name="Text_20_body">
      <style:paragraph-properties fo:text-align="start" style:justify-single-word="false"/>
      <style:text-properties style:font-name="Arial"/>
    </style:style>
    <style:style style:name="P51" style:family="paragraph" style:parent-style-name="Text_20_body">
      <style:paragraph-properties fo:text-align="justify" style:justify-single-word="false"/>
      <style:text-properties style:font-name="Arial" fo:font-size="12pt" style:font-size-asian="10.5pt" style:font-size-complex="12pt"/>
    </style:style>
    <style:style style:name="P52"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paragraph-properties fo:text-align="justify" style:justify-single-word="false"/>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54" style:family="paragraph" style:parent-style-name="Text_20_body">
      <style:paragraph-properties fo:text-align="justify" style:justify-single-word="false"/>
      <style:text-properties style:font-name="Arial" fo:font-size="12pt" fo:language="en" fo:country="US"/>
    </style:style>
    <style:style style:name="P55"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6"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7" style:family="paragraph" style:parent-style-name="Text_20_body">
      <style:paragraph-properties fo:text-align="justify" style:justify-single-word="false"/>
      <style:text-properties style:font-name="Arial" fo:font-size="12pt" fo:font-weight="bold" style:font-size-asian="10.5pt" style:font-weight-asian="bold" style:font-size-complex="12pt" style:font-weight-complex="bold"/>
    </style:style>
    <style:style style:name="P58" style:family="paragraph" style:parent-style-name="Text_20_body">
      <style:text-properties style:font-name="Arial" fo:font-size="12pt" fo:font-weight="bold" style:font-name-asian="TimesNewRomanPSMT" style:font-size-asian="12pt" style:font-weight-asian="bold" style:font-name-complex="TimesNewRomanPSMT" style:font-size-complex="12pt" style:font-weight-complex="bold"/>
    </style:style>
    <style:style style:name="P59" style:family="paragraph" style:parent-style-name="Text_20_body">
      <style:paragraph-properties fo:text-align="justify" style:justify-single-word="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60"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61" style:family="paragraph" style:parent-style-name="Text_20_body">
      <style:paragraph-properties fo:text-align="justify" style:justify-single-word="false"/>
      <style:text-properties style:font-name="Arial" fo:font-size="12pt" fo:font-style="italic" style:font-size-asian="10.5pt" style:font-style-asian="italic" style:font-size-complex="12pt" style:font-style-complex="italic"/>
    </style:style>
    <style:style style:name="P62"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text-properties style:font-name="Arial" fo:language="en" fo:country="US"/>
    </style:style>
    <style:style style:name="P65" style:family="paragraph" style:parent-style-name="Text_20_body">
      <style:text-properties style:font-name="Arial" fo:language="en" fo:country="US" fo:font-weight="normal" style:font-weight-asian="normal" style:font-weight-complex="normal"/>
    </style:style>
    <style:style style:name="P66" style:family="paragraph" style:parent-style-name="Text_20_body">
      <style:text-properties style:font-name="Arial" fo:language="en" fo:country="US" fo:font-style="normal" style:font-style-asian="normal" style:font-style-complex="normal"/>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end" style:justify-single-word="false"/>
    </style:style>
    <style:style style:name="P69" style:family="paragraph" style:parent-style-name="Text_20_body">
      <style:text-properties fo:font-style="normal" style:font-style-asian="normal" style:font-style-complex="normal"/>
    </style:style>
    <style:style style:name="P70" style:family="paragraph" style:parent-style-name="Text_20_body">
      <style:text-properties fo:font-weight="bold" style:font-weight-asian="bold" style:font-weight-complex="bold"/>
    </style:style>
    <style:style style:name="P71" style:family="paragraph" style:parent-style-name="Text_20_body">
      <style:text-properties fo:font-weight="normal" style:font-weight-asian="normal" style:font-weight-complex="normal"/>
    </style:style>
    <style:style style:name="P72" style:family="paragraph" style:parent-style-name="Text_20_body">
      <style:paragraph-properties fo:text-align="justify" style:justify-single-word="false"/>
      <style:text-properties fo:font-weight="normal" style:font-weight-asian="normal" style:font-weight-complex="normal"/>
    </style:style>
    <style:style style:name="P73" style:family="paragraph" style:parent-style-name="Text_20_body">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74"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75" style:family="paragraph" style:parent-style-name="Text_20_body">
      <style:paragraph-properties fo:line-height="100%" fo:text-align="justify" style:justify-single-word="false"/>
      <style:text-properties style:use-window-font-color="true" style:font-name="Arial" fo:font-size="12pt" fo:font-weight="normal" fo:background-color="transparent" style:font-name-asian="Calibri1" style:font-size-asian="10.5pt" style:font-name-complex="Calibri1" style:font-size-complex="12pt"/>
    </style:style>
    <style:style style:name="P7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77" style:family="paragraph" style:parent-style-name="Text_20_body">
      <style:text-properties fo:language="en" fo:country="US"/>
    </style:style>
    <style:style style:name="P78" style:family="paragraph" style:parent-style-name="Text_20_body">
      <style:text-properties fo:language="en" fo:country="US" style:font-name-asian="Calibri" style:font-name-complex="Calibri"/>
    </style:style>
    <style:style style:name="P79" style:family="paragraph" style:parent-style-name="Text_20_body">
      <style:text-properties fo:language="en" fo:country="US" fo:font-weight="normal" style:font-name-asian="Calibri" style:font-weight-asian="normal" style:font-name-complex="Calibri" style:font-weight-complex="normal"/>
    </style:style>
    <style:style style:name="P80" style:family="paragraph" style:parent-style-name="Text_20_body">
      <style:text-properties style:text-underline-style="solid" style:text-underline-type="double" style:text-underline-width="auto" style:text-underline-color="font-color" fo:font-weight="normal" style:font-weight-asian="normal" style:font-weight-complex="normal"/>
    </style:style>
    <style:style style:name="P81" style:family="paragraph" style:parent-style-name="Standard">
      <style:paragraph-properties fo:background-color="#c0c0c0">
        <style:background-image/>
      </style:paragraph-properties>
    </style:style>
    <style:style style:name="P82" style:family="paragraph" style:parent-style-name="Text_20_body">
      <style:paragraph-properties fo:background-color="#c0c0c0">
        <style:background-image/>
      </style:paragraph-properties>
    </style:style>
    <style:style style:name="P83" style:family="paragraph" style:parent-style-name="Standard">
      <style:paragraph-properties fo:background-color="transparent">
        <style:background-image/>
      </style:paragraph-properties>
    </style:style>
    <style:style style:name="P84" style:family="paragraph" style:parent-style-name="Standard">
      <style:paragraph-properties fo:background-color="transparent">
        <style:background-image/>
      </style:paragraph-properties>
      <style:text-properties fo:font-style="normal" style:font-style-asian="normal" style:font-style-complex="normal"/>
    </style:style>
    <style:style style:name="P85"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86" style:family="paragraph" style:parent-style-name="Standard">
      <style:paragraph-properties fo:background-color="transparent">
        <style:background-image/>
      </style:paragraph-properties>
      <style:text-properties fo:font-weight="normal" style:font-weight-asian="normal" style:font-weight-complex="normal"/>
    </style:style>
    <style:style style:name="P87" style:family="paragraph" style:parent-style-name="Text_20_body">
      <style:paragraph-properties fo:background-color="transparent">
        <style:background-image/>
      </style:paragraph-properties>
    </style:style>
    <style:style style:name="P88" style:family="paragraph" style:parent-style-name="Standard">
      <style:paragraph-properties fo:margin-top="0cm" fo:margin-bottom="0.212cm"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89" style:family="paragraph" style:parent-style-name="Standard">
      <style:paragraph-properties fo:margin-top="0cm" fo:margin-bottom="0.212cm" fo:line-height="150%" fo:text-align="justify" style:justify-single-word="false"/>
      <style:text-properties style:use-window-font-color="true" style:font-name="Arial2" fo:font-size="12pt" fo:font-weight="bold" fo:background-color="transparent" style:font-name-asian="Arial2" style:font-name-complex="Arial2"/>
    </style:style>
    <style:style style:name="P90" style:family="paragraph" style:parent-style-name="Standard">
      <style:paragraph-properties fo:margin-top="0cm" fo:margin-bottom="0.212cm" fo:line-height="150%" fo:text-align="justify" style:justify-single-word="false"/>
      <style:text-properties style:use-window-font-color="true" style:font-name="Arial2" fo:font-size="12pt" fo:font-weight="normal" fo:background-color="transparent" style:font-name-asian="Arial2" style:font-name-complex="Arial2"/>
    </style:style>
    <style:style style:name="P91" style:family="paragraph" style:parent-style-name="Standard">
      <style:paragraph-properties fo:margin-top="0cm" fo:margin-bottom="0.212cm"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5"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9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2"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0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5"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07"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108"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10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10"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1" style:family="paragraph" style:parent-style-name="Standard">
      <style:paragraph-properties fo:margin-left="0cm" fo:margin-right="0cm" fo:margin-top="0cm" fo:margin-bottom="0cm" fo:line-height="115%"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4"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5" style:family="paragraph" style:parent-style-name="Standard">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6" style:family="paragraph" style:parent-style-name="Standard">
      <style:paragraph-properties fo:margin-left="0cm" fo:margin-right="0cm" fo:margin-top="0cm" fo:margin-bottom="0cm" fo:line-height="115%" fo:text-align="justify" style:justify-single-word="false" fo:text-indent="0cm" style:auto-text-indent="false"/>
    </style:style>
    <style:style style:name="P117" style:family="paragraph" style:parent-style-name="Standard">
      <style:paragraph-properties fo:margin-left="0cm" fo:margin-right="0cm" fo:margin-top="0cm" fo:margin-bottom="0cm" fo:line-height="115%" fo:text-align="center" style:justify-single-word="false" fo:text-indent="0cm" style:auto-text-indent="false"/>
    </style:style>
    <style:style style:name="P118" style:family="paragraph" style:parent-style-name="Standard">
      <style:paragraph-properties fo:margin-left="0cm" fo:margin-right="0cm" fo:margin-top="0cm" fo:margin-bottom="0cm" fo:line-height="115%" fo:text-align="start" style:justify-single-word="false" fo:text-indent="0cm" style:auto-text-indent="false"/>
    </style:style>
    <style:style style:name="P119" style:family="paragraph" style:parent-style-name="Standard">
      <style:paragraph-properties fo:margin-left="0cm" fo:margin-right="0cm" fo:margin-top="0cm" fo:margin-bottom="0cm" fo:line-height="115%" fo:text-align="justify" style:justify-single-word="false" fo:text-indent="0cm" style:auto-text-indent="false"/>
      <style:text-properties style:font-name="Arial" fo:font-size="12pt" style:font-size-asian="10.5pt" style:font-size-complex="12pt"/>
    </style:style>
    <style:style style:name="P120" style:family="paragraph" style:parent-style-name="Standard">
      <style:paragraph-properties fo:margin-left="0cm" fo:margin-right="0cm" fo:margin-top="0cm" fo:margin-bottom="0cm" fo:line-height="115%" fo:text-align="start" style:justify-single-word="false" fo:text-indent="0cm" style:auto-text-indent="false"/>
      <style:text-properties style:font-name="Arial" fo:font-size="12pt" style:font-size-asian="10.5pt" style:font-size-complex="12pt"/>
    </style:style>
    <style:style style:name="P121" style:family="paragraph" style:parent-style-name="Standard">
      <style:paragraph-properties fo:margin-left="0cm" fo:margin-right="0cm" fo:margin-top="0cm" fo:margin-bottom="0cm" fo:line-height="115%" fo:text-align="start" style:justify-single-word="false" fo:text-indent="0cm"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2" style:family="paragraph" style:parent-style-name="Standaard">
      <style:paragraph-properties fo:margin-left="0cm" fo:margin-right="0cm" fo:text-indent="0cm" style:auto-text-indent="false">
        <style:tab-stops/>
      </style:paragraph-properties>
    </style:style>
    <style:style style:name="P123" style:family="paragraph" style:parent-style-name="Footnote">
      <style:paragraph-properties fo:margin-left="0cm" fo:margin-right="0cm" fo:text-indent="0cm" style:auto-text-indent="false"/>
    </style:style>
    <style:style style:name="P124" style:family="paragraph" style:parent-style-name="Heading">
      <style:text-properties fo:font-style="normal" style:font-style-asian="normal" style:font-style-complex="normal"/>
    </style:style>
    <style:style style:name="P125" style:family="paragraph" style:parent-style-name="Preformatted_20_Text">
      <style:paragraph-properties fo:margin-left="0cm" fo:margin-right="0cm" fo:text-align="justify" style:justify-single-word="false" fo:text-indent="0cm" style:auto-text-indent="true"/>
      <style:text-properties style:font-name="Arial" fo:font-size="12pt" style:font-size-asian="10.5pt" style:font-size-complex="12pt"/>
    </style:style>
    <style:style style:name="P126" style:family="paragraph" style:parent-style-name="Preformatted_20_Text">
      <style:paragraph-properties fo:margin-left="0cm" fo:margin-right="0cm" fo:text-align="justify" style:justify-single-word="false" fo:text-indent="0cm" style:auto-text-indent="true"/>
      <style:text-properties style:font-name="Arial" fo:font-size="12pt" fo:language="en" fo:country="US" fo:font-weight="normal" style:font-size-asian="10.5pt" style:font-weight-asian="normal" style:font-size-complex="12pt" style:font-weight-complex="normal"/>
    </style:style>
    <style:style style:name="P127" style:family="paragraph" style:parent-style-name="Text_20_body">
      <style:paragraph-properties fo:margin-left="0cm" fo:margin-right="0cm" fo:text-indent="0cm" style:auto-text-indent="true"/>
      <style:text-properties fo:language="en" fo:country="US"/>
    </style:style>
    <style:style style:name="P128" style:family="paragraph" style:parent-style-name="Caption">
      <style:paragraph-properties fo:text-align="center" style:justify-single-word="false"/>
    </style:style>
    <style:style style:name="P129" style:family="paragraph" style:parent-style-name="Standaard">
      <style:text-properties fo:color="#000000" style:font-name="Arial" fo:language="en" fo:country="US" fo:font-weight="normal" style:font-weight-asian="normal" style:font-name-complex="Arial" style:font-weight-complex="normal"/>
    </style:style>
    <style:style style:name="P130"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31"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32"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3" style:family="paragraph" style:parent-style-name="Standaard">
      <style:paragraph-properties fo:margin-left="0cm" fo:margin-right="0cm" fo:text-indent="1.249cm" style:auto-text-indent="false"/>
    </style:style>
    <style:style style:name="P134" style:family="paragraph" style:parent-style-name="Standaard">
      <style:paragraph-properties fo:margin-left="0cm" fo:margin-right="0cm" fo:text-indent="1.249cm" style:auto-text-indent="false"/>
      <style:text-properties fo:color="#000000" style:font-name="Arial" fo:language="en" fo:country="US" fo:font-weight="normal" style:font-weight-asian="normal" style:font-name-complex="Arial" style:font-weight-complex="normal"/>
    </style:style>
    <style:style style:name="P135" style:family="paragraph" style:parent-style-name="Standard">
      <style:paragraph-properties fo:margin-left="0cm" fo:margin-right="0cm" fo:text-indent="1.249cm" style:auto-text-indent="false"/>
    </style:style>
    <style:style style:name="P136" style:family="paragraph" style:parent-style-name="Standard">
      <style:paragraph-properties fo:margin-left="0cm" fo:margin-right="0cm" fo:text-indent="1.249cm" style:auto-text-indent="false"/>
      <style:text-properties fo:language="en" fo:country="US"/>
    </style:style>
    <style:style style:name="P137" style:family="paragraph" style:parent-style-name="Standaard">
      <style:paragraph-properties fo:margin-left="1.244cm" fo:margin-right="0cm" fo:text-indent="0cm" style:auto-text-indent="false">
        <style:tab-stops/>
      </style:paragraph-properties>
      <style:text-properties fo:color="#000000" style:font-name="Arial" fo:language="en" fo:country="US" fo:font-weight="normal" style:font-weight-asian="normal" style:font-name-complex="Arial" style:font-weight-complex="normal"/>
    </style:style>
    <style:style style:name="P138" style:family="paragraph" style:parent-style-name="Standaard">
      <style:paragraph-properties fo:margin-left="1.249cm" fo:margin-right="0cm" fo:text-indent="-1.249cm" style:auto-text-indent="false">
        <style:tab-stops/>
      </style:paragraph-properties>
      <style:text-properties fo:color="#000000" style:font-name="Arial" fo:language="en" fo:country="US" fo:font-weight="normal" style:font-weight-asian="normal" style:font-name-complex="Arial" style:font-weight-complex="normal"/>
    </style:style>
    <style:style style:name="P139"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40" style:family="paragraph" style:parent-style-name="Table">
      <style:paragraph-properties fo:text-align="center" style:justify-single-word="false"/>
    </style:style>
    <style:style style:name="P141" style:family="paragraph" style:parent-style-name="Illustration">
      <style:paragraph-properties fo:text-align="center" style:justify-single-word="false"/>
    </style:style>
    <style:style style:name="P142" style:family="paragraph" style:parent-style-name="Preformatted_20_Text">
      <style:paragraph-properties fo:margin-left="0cm" fo:margin-right="0cm" fo:text-align="justify" style:justify-single-word="false" fo:text-indent="0.349cm" style:auto-text-indent="false"/>
      <style:text-properties style:font-name="Arial" fo:font-size="12pt" style:font-size-asian="10.5pt" style:font-size-complex="12pt"/>
    </style:style>
    <style:style style:name="P143" style:family="paragraph" style:parent-style-name="Preformatted_20_Text">
      <style:paragraph-properties fo:margin-left="0cm" fo:margin-right="0cm" fo:text-align="end" style:justify-single-word="false" fo:text-indent="0.349cm" style:auto-text-indent="false"/>
      <style:text-properties style:font-name="Arial" fo:font-size="12pt" style:font-size-asian="10.5pt" style:font-size-complex="12pt"/>
    </style:style>
    <style:style style:name="P144" style:family="paragraph" style:parent-style-name="Preformatted_20_Text">
      <style:paragraph-properties fo:text-align="justify" style:justify-single-word="false"/>
      <style:text-properties style:font-name="Arial" fo:font-size="12pt" style:font-size-asian="10.5pt" style:font-size-complex="12pt"/>
    </style:style>
    <style:style style:name="P145" style:family="paragraph" style:parent-style-name="Preformatted_20_Text">
      <style:paragraph-properties fo:text-align="end" style:justify-single-word="false"/>
      <style:text-properties style:font-name="Arial" fo:font-size="12pt" style:font-size-asian="10.5pt" style:font-size-complex="12pt"/>
    </style:style>
    <style:style style:name="P146" style:family="paragraph" style:parent-style-name="Preformatted_20_Text">
      <style:paragraph-properties fo:text-align="justify" style:justify-single-word="false"/>
      <style:text-properties style:font-name="Arial"/>
    </style:style>
    <style:style style:name="P147"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8" style:family="paragraph" style:parent-style-name="Standard">
      <style:paragraph-properties fo:margin-top="0.423cm" fo:margin-bottom="0.212cm" fo:line-height="100%" fo:text-align="start" style:justify-single-word="false"/>
      <style:text-properties style:use-window-font-color="true" style:font-name="Arial" fo:font-size="14pt" fo:font-style="italic" fo:font-weight="bold" fo:background-color="transparent" style:font-name-asian="'Times New Roman', serif" style:font-style-asian="italic" style:font-name-complex="'Times New Roman', serif" style:font-style-complex="italic"/>
    </style:style>
    <style:style style:name="P149" style:family="paragraph" style:parent-style-name="Standard">
      <style:paragraph-properties fo:margin-top="0.423cm" fo:margin-bottom="0.212cm" fo:line-height="150%" fo:text-align="start" style:justify-single-word="false"/>
      <style:text-properties style:use-window-font-color="true" style:font-name="Arial2" fo:font-size="18pt" fo:font-weight="bold" fo:background-color="transparent" style:font-name-asian="Arial2" style:font-name-complex="Arial2"/>
    </style:style>
    <style:style style:name="P150" style:family="paragraph" style:parent-style-name="Standard">
      <style:paragraph-properties fo:margin-top="0.423cm" fo:margin-bottom="0.212cm" fo:line-height="150%" fo:text-align="start" style:justify-single-word="false"/>
      <style:text-properties fo:color="#000000" style:font-name="Arial2" fo:font-size="18pt" fo:font-weight="bold" fo:background-color="transparent" style:font-name-asian="Arial2" style:font-name-complex="Arial2"/>
    </style:style>
    <style:style style:name="P151" style:family="paragraph" style:parent-style-name="Standard">
      <style:paragraph-properties fo:margin-left="0.635cm" fo:margin-right="0cm" fo:line-height="150%" fo:text-align="justify" style:justify-single-word="false" fo:text-indent="0cm" style:auto-text-indent="false"/>
      <style:text-properties style:use-window-font-color="true" style:font-name="Arial2" fo:font-size="12pt" fo:font-weight="normal" fo:background-color="transparent" style:font-name-asian="Arial2" style:font-name-complex="Arial2"/>
    </style:style>
    <style:style style:name="P152" style:family="paragraph" style:parent-style-name="Text_20_body">
      <style:paragraph-properties fo:margin-left="0.737cm" fo:margin-right="0cm" fo:text-indent="0cm" style:auto-text-indent="true" fo:background-color="#c0c0c0">
        <style:background-image/>
      </style:paragraph-properties>
    </style:style>
    <style:style style:name="P153" style:family="paragraph" style:parent-style-name="Standard" style:master-page-name="First_20_Page">
      <style:paragraph-properties style:page-number="auto"/>
    </style:style>
    <style:style style:name="P154"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55" style:family="paragraph" style:parent-style-name="Standard" style:list-style-name="L10">
      <style:text-properties style:font-name="Arial" fo:font-weight="bold" style:font-weight-asian="bold" style:font-weight-complex="bold"/>
    </style:style>
    <style:style style:name="P156" style:family="paragraph" style:parent-style-name="Standard" style:list-style-name="L17">
      <style:text-properties style:font-name="Arial" fo:font-weight="bold" style:font-weight-asian="bold" style:font-weight-complex="bold"/>
    </style:style>
    <style:style style:name="P157" style:family="paragraph" style:parent-style-name="Standard" style:list-style-name="L18">
      <style:text-properties style:font-name="Arial" fo:font-weight="bold" style:font-weight-asian="bold" style:font-weight-complex="bold"/>
    </style:style>
    <style:style style:name="P158" style:family="paragraph" style:parent-style-name="Standard" style:list-style-name="L10">
      <style:text-properties style:font-name="Arial" fo:font-weight="normal" style:font-weight-asian="normal" style:font-weight-complex="normal"/>
    </style:style>
    <style:style style:name="P159" style:family="paragraph" style:parent-style-name="Standard" style:list-style-name="L11">
      <style:text-properties style:font-name="Arial" fo:font-weight="normal" style:font-weight-asian="normal" style:font-weight-complex="normal"/>
    </style:style>
    <style:style style:name="P160" style:family="paragraph" style:parent-style-name="Standard" style:list-style-name="L12">
      <style:text-properties style:font-name="Arial" fo:font-weight="normal" style:font-weight-asian="normal" style:font-weight-complex="normal"/>
    </style:style>
    <style:style style:name="P161" style:family="paragraph" style:parent-style-name="Standard" style:list-style-name="L13">
      <style:text-properties style:font-name="Arial" fo:font-weight="normal" style:font-weight-asian="normal" style:font-weight-complex="normal"/>
    </style:style>
    <style:style style:name="P162" style:family="paragraph" style:parent-style-name="Standard" style:list-style-name="L15">
      <style:text-properties style:font-name="Arial" fo:font-weight="normal" style:font-weight-asian="normal" style:font-weight-complex="normal"/>
    </style:style>
    <style:style style:name="P163" style:family="paragraph" style:parent-style-name="Standard" style:list-style-name="L17">
      <style:text-properties style:font-name="Arial" fo:font-weight="normal" style:font-weight-asian="normal" style:font-weight-complex="normal"/>
    </style:style>
    <style:style style:name="P164" style:family="paragraph" style:parent-style-name="Standard" style:list-style-name="L18">
      <style:text-properties style:font-name="Arial" fo:font-weight="normal" style:font-weight-asian="normal" style:font-weight-complex="normal"/>
    </style:style>
    <style:style style:name="P165"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166" style:family="paragraph" style:parent-style-name="Standard" style:list-style-name="L14">
      <style:text-properties fo:font-weight="normal" style:font-weight-asian="normal" style:font-weight-complex="normal"/>
    </style:style>
    <style:style style:name="P167" style:family="paragraph" style:parent-style-name="Standard" style:list-style-name="L16">
      <style:text-properties fo:font-weight="normal" style:font-weight-asian="normal" style:font-weight-complex="normal"/>
    </style:style>
    <style:style style:name="P168" style:family="paragraph" style:parent-style-name="Standard" style:list-style-name="L26">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169" style:family="paragraph" style:parent-style-name="Standard" style:list-style-name="L27">
      <style:paragraph-properties fo:line-height="150%" fo:text-align="justify" style:justify-single-word="false"/>
      <style:text-properties style:use-window-font-color="true" style:font-name="Arial2" fo:font-size="12pt" fo:font-weight="normal" fo:background-color="transparent" style:font-name-asian="Arial2" style:font-name-complex="Arial2"/>
    </style:style>
    <style:style style:name="P170" style:family="paragraph" style:parent-style-name="Standard" style:list-style-name="L39"/>
    <style:style style:name="P171" style:family="paragraph" style:parent-style-name="Standard">
      <style:text-properties fo:font-size="12pt" fo:language="en" fo:country="US" fo:font-weight="bold" style:font-size-asian="12pt" style:font-weight-asian="bold" style:font-size-complex="12pt"/>
    </style:style>
    <style:style style:name="P172" style:family="paragraph" style:parent-style-name="Standard">
      <style:text-properties fo:language="en" fo:country="US"/>
    </style:style>
    <style:style style:name="P173" style:family="paragraph" style:parent-style-name="Standard">
      <style:text-properties fo:language="en" fo:country="US" fo:font-weight="bold" style:font-weight-asian="bold"/>
    </style:style>
    <style:style style:name="P174" style:family="paragraph" style:parent-style-name="Standard" style:list-style-name="L1">
      <style:paragraph-properties fo:background-color="#c0c0c0">
        <style:background-image/>
      </style:paragraph-properties>
    </style:style>
    <style:style style:name="P175" style:family="paragraph" style:parent-style-name="Standard" style:list-style-name="L41">
      <style:paragraph-properties fo:background-color="#c0c0c0">
        <style:background-image/>
      </style:paragraph-properties>
    </style:style>
    <style:style style:name="P176" style:family="paragraph" style:parent-style-name="Standard" style:list-style-name="L42">
      <style:paragraph-properties fo:background-color="#c0c0c0">
        <style:background-image/>
      </style:paragraph-properties>
    </style:style>
    <style:style style:name="P177" style:family="paragraph" style:parent-style-name="Standard" style:list-style-name="L42">
      <style:paragraph-properties fo:background-color="#c0c0c0">
        <style:background-image/>
      </style:paragraph-properties>
      <style:text-properties fo:font-weight="normal" style:font-weight-asian="normal" style:font-weight-complex="normal"/>
    </style:style>
    <style:style style:name="P178" style:family="paragraph" style:parent-style-name="Standard" style:list-style-name="L43">
      <style:paragraph-properties fo:background-color="#c0c0c0">
        <style:background-image/>
      </style:paragraph-properties>
      <style:text-properties fo:font-weight="normal" style:font-weight-asian="normal" style:font-weight-complex="normal"/>
    </style:style>
    <style:style style:name="P179" style:family="paragraph" style:parent-style-name="Standard" style:list-style-name="L44">
      <style:paragraph-properties fo:background-color="#c0c0c0">
        <style:background-image/>
      </style:paragraph-properties>
      <style:text-properties fo:font-style="normal" fo:font-weight="normal" style:font-style-asian="normal" style:font-weight-asian="normal" style:font-style-complex="normal" style:font-weight-complex="normal"/>
    </style:style>
    <style:style style:name="P180" style:family="paragraph" style:parent-style-name="Standard" style:list-style-name="L1">
      <style:paragraph-properties fo:background-color="transparent">
        <style:background-image/>
      </style:paragraph-properties>
    </style:style>
    <style:style style:name="P181" style:family="paragraph" style:parent-style-name="Standard" style:list-style-name="L24">
      <style:paragraph-properties fo:margin-top="0cm" fo:margin-bottom="0.212cm" fo:line-height="150%" fo:text-align="start" style:justify-single-word="false"/>
      <style:text-properties fo:color="#000000" style:font-name="'Times New Roman', serif" fo:font-size="14pt" fo:font-weight="normal" fo:background-color="transparent" style:font-name-asian="'Times New Roman', serif" style:font-name-complex="'Times New Roman', serif"/>
    </style:style>
    <style:style style:name="P182"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2">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5">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6">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7">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8">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9" style:family="paragraph" style:parent-style-name="Standard" style:list-style-name="LS13">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0" style:family="paragraph" style:parent-style-name="Standard" style:list-style-name="LS4">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1" style:family="paragraph" style:parent-style-name="Standard" style:list-style-name="LS9">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2" style:family="paragraph" style:parent-style-name="Standard" style:list-style-name="LS10">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3" style:family="paragraph" style:parent-style-name="Standard" style:list-style-name="LS11">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4" style:family="paragraph" style:parent-style-name="Standard" style:list-style-name="LS12">
      <style:paragraph-properties fo:margin-left="1.27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5" style:family="paragraph" style:parent-style-name="Standard" style:list-style-name="LS4">
      <style:paragraph-properties fo:margin-left="2.54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6" style:family="paragraph" style:parent-style-name="Standard" style:list-style-name="LS11">
      <style:paragraph-properties fo:margin-left="2.54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7" style:family="paragraph" style:parent-style-name="Standard" style:list-style-name="LS7">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8" style:family="paragraph" style:parent-style-name="Standard" style:list-style-name="LS8">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9" style:family="paragraph" style:parent-style-name="Standard" style:list-style-name="LS13">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0" style:family="paragraph" style:parent-style-name="Standard" style:list-style-name="LS11">
      <style:paragraph-properties fo:margin-left="3.81cm" fo:margin-right="0cm" fo:margin-top="0cm" fo:margin-bottom="0cm" fo:line-height="115%"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1" style:family="paragraph" style:parent-style-name="Heading" style:list-style-name=""/>
    <style:style style:name="P202" style:family="paragraph" style:parent-style-name="Table_20_Contents" style:list-style-name="L30">
      <style:paragraph-properties fo:text-align="justify" style:justify-single-word="false"/>
      <style:text-properties style:font-name="Arial" fo:font-size="12pt" style:font-name-asian="Courier New" style:font-size-asian="10.5pt" style:font-name-complex="Courier New" style:font-size-complex="12pt"/>
    </style:style>
    <style:style style:name="P203" style:family="paragraph" style:parent-style-name="Table_20_Contents" style:list-style-name="L32">
      <style:paragraph-properties fo:text-align="justify" style:justify-single-word="false"/>
      <style:text-properties style:font-name="Arial" fo:font-size="12pt" style:font-name-asian="Courier New" style:font-size-asian="10.5pt" style:font-name-complex="Courier New" style:font-size-complex="12pt"/>
    </style:style>
    <style:style style:name="P204" style:family="paragraph" style:parent-style-name="Table_20_Contents" style:list-style-name="L35">
      <style:paragraph-properties fo:text-align="justify" style:justify-single-word="false"/>
      <style:text-properties style:font-name="Arial" fo:font-size="12pt" style:font-name-asian="Courier New" style:font-size-asian="10.5pt" style:font-name-complex="Courier New" style:font-size-complex="12pt"/>
    </style:style>
    <style:style style:name="P205" style:family="paragraph" style:parent-style-name="Table_20_Contents" style:list-style-name="L31">
      <style:paragraph-properties fo:text-align="justify" style:justify-single-word="false"/>
      <style:text-properties style:font-name="Arial"/>
    </style:style>
    <style:style style:name="P206" style:family="paragraph" style:parent-style-name="Table_20_Contents" style:list-style-name="L33">
      <style:paragraph-properties fo:text-align="justify" style:justify-single-word="false"/>
      <style:text-properties style:font-name="Arial"/>
    </style:style>
    <style:style style:name="P207" style:family="paragraph" style:parent-style-name="Table_20_Contents" style:list-style-name="L34">
      <style:paragraph-properties fo:text-align="justify" style:justify-single-word="false"/>
      <style:text-properties style:font-name="Arial"/>
    </style:style>
    <style:style style:name="P208" style:family="paragraph" style:parent-style-name="Table_20_Contents" style:list-style-name="L35">
      <style:paragraph-properties fo:text-align="justify" style:justify-single-word="false"/>
      <style:text-properties style:font-name="Arial"/>
    </style:style>
    <style:style style:name="P209" style:family="paragraph" style:parent-style-name="Table_20_Contents" style:list-style-name="L36">
      <style:paragraph-properties fo:text-align="justify" style:justify-single-word="false"/>
      <style:text-properties style:font-name="Arial"/>
    </style:style>
    <style:style style:name="P210" style:family="paragraph" style:parent-style-name="Table_20_Contents" style:list-style-name="L37">
      <style:paragraph-properties fo:text-align="justify" style:justify-single-word="false"/>
      <style:text-properties style:font-name="Arial"/>
    </style:style>
    <style:style style:name="P211" style:family="paragraph" style:parent-style-name="Heading_20_1">
      <style:text-properties fo:language="en" fo:country="US"/>
    </style:style>
    <style:style style:name="P212" style:family="paragraph" style:parent-style-name="Heading_20_1" style:list-style-name="">
      <style:text-properties fo:language="en" fo:country="US"/>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fo:language="en" fo:country="US"/>
    </style:style>
    <style:style style:name="P215" style:family="paragraph" style:parent-style-name="Heading_20_1">
      <style:paragraph-properties fo:break-before="page"/>
      <style:text-properties fo:language="en" fo:country="US" style:font-name-asian="Calibri" style:font-name-complex="Calibri"/>
    </style:style>
    <style:style style:name="P216" style:family="paragraph" style:parent-style-name="Heading_20_1">
      <style:paragraph-properties fo:break-before="page"/>
      <style:text-properties style:font-name="Arial" fo:language="en" fo:country="US"/>
    </style:style>
    <style:style style:name="P217" style:family="paragraph" style:parent-style-name="Heading_20_1">
      <style:paragraph-properties fo:margin-left="0cm" fo:margin-right="0cm" fo:margin-top="0.847cm" fo:margin-bottom="0cm" fo:line-height="115%" fo:text-align="start"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8" style:family="paragraph" style:parent-style-name="Heading_20_2">
      <style:text-properties style:font-name="Arial" fo:language="en" fo:country="US"/>
    </style:style>
    <style:style style:name="P219" style:family="paragraph" style:parent-style-name="Heading_20_2">
      <style:text-properties fo:font-size="12pt" fo:language="en" fo:country="US"/>
    </style:style>
    <style:style style:name="P220" style:family="paragraph" style:parent-style-name="Heading_20_2">
      <style:text-properties fo:language="en" fo:country="US"/>
    </style:style>
    <style:style style:name="P221" style:family="paragraph" style:parent-style-name="Heading_20_2" style:list-style-name="WW8Num1">
      <style:text-properties fo:language="en" fo:country="US"/>
    </style:style>
    <style:style style:name="P222" style:family="paragraph" style:parent-style-name="Heading_20_2">
      <style:text-properties fo:font-size="18pt" fo:font-style="normal" style:font-name-asian="TimesNewRomanPSMT" style:font-size-asian="18pt" style:font-style-asian="normal" style:font-name-complex="TimesNewRomanPSMT" style:font-size-complex="18pt" style:font-style-complex="normal"/>
    </style:style>
    <style:style style:name="P223" style:family="paragraph" style:parent-style-name="Heading_20_2" style:list-style-name=""/>
    <style:style style:name="P224" style:family="paragraph" style:parent-style-name="Heading_20_2" style:list-style-name="WW8Num1"/>
    <style:style style:name="P225" style:family="paragraph" style:parent-style-name="Heading_20_2">
      <style:text-properties fo:font-weight="normal" style:font-weight-asian="normal" style:font-weight-complex="normal"/>
    </style:style>
    <style:style style:name="P226" style:family="paragraph" style:parent-style-name="Heading_20_2">
      <style:paragraph-properties fo:break-before="page"/>
    </style:style>
    <style:style style:name="P227" style:family="paragraph" style:parent-style-name="Heading_20_2">
      <style:paragraph-properties fo:break-before="page"/>
      <style:text-properties style:font-name="Arial" fo:language="en" fo:country="US"/>
    </style:style>
    <style:style style:name="P228" style:family="paragraph" style:parent-style-name="Heading_20_2">
      <style:paragraph-properties fo:break-before="page"/>
      <style:text-properties fo:font-weight="normal" style:font-weight-asian="normal" style:font-weight-complex="normal"/>
    </style:style>
    <style:style style:name="P229" style:family="paragraph" style:parent-style-name="Heading_20_2">
      <style:paragraph-properties fo:margin-left="0cm" fo:margin-right="0cm" fo:margin-top="0.635cm" fo:margin-bottom="0.141cm" fo:line-height="115%" fo:text-align="start" style:justify-single-word="false" fo:text-indent="0cm"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0" style:family="paragraph" style:parent-style-name="Heading_20_2">
      <style:paragraph-properties fo:margin-left="0cm" fo:margin-right="0cm" fo:margin-top="0.635cm" fo:margin-bottom="0.141cm" fo:line-height="115%" fo:text-align="start" style:justify-single-word="false" fo:text-indent="0cm" style:auto-text-indent="false" fo:break-before="page"/>
    </style:style>
    <style:style style:name="P231" style:family="paragraph" style:parent-style-name="Heading_20_2">
      <style:paragraph-properties fo:margin-left="0cm" fo:margin-right="0cm" fo:margin-top="0.635cm" fo:margin-bottom="0cm" fo:line-height="115%" fo:text-align="start" style:justify-single-word="false" fo:text-indent="0cm"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32" style:family="paragraph" style:parent-style-name="Preformatted_20_Text" style:list-style-name="L39">
      <style:paragraph-properties fo:text-align="justify" style:justify-single-word="false"/>
      <style:text-properties style:font-name="Arial" fo:font-size="12pt" fo:font-style="normal" fo:font-weight="bold" style:font-size-asian="10.5pt" style:font-style-asian="normal" style:font-weight-asian="bold" style:font-size-complex="12pt" style:font-style-complex="normal" style:font-weight-complex="bold"/>
    </style:style>
    <style:style style:name="P233" style:family="paragraph" style:parent-style-name="Preformatted_20_Text" style:list-style-name="L39">
      <style:paragraph-properties fo:text-align="justify" style:justify-single-word="false"/>
      <style:text-properties style:font-name="Arial" fo:font-size="12pt" fo:font-weight="bold" style:font-size-asian="10.5pt" style:font-weight-asian="bold" style:font-size-complex="12pt" style:font-weight-complex="bold"/>
    </style:style>
    <style:style style:name="P234" style:family="paragraph" style:parent-style-name="Preformatted_20_Text" style:list-style-name="L39">
      <style:paragraph-properties fo:text-align="justify" style:justify-single-word="false"/>
      <style:text-properties style:font-name="Arial" fo:font-size="12pt" style:font-size-asian="10.5pt" style:font-size-complex="12pt"/>
    </style:style>
    <style:style style:name="P235" style:family="paragraph" style:parent-style-name="Preformatted_20_Text" style:list-style-name="L39">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36" style:family="paragraph" style:parent-style-name="Heading_20_3">
      <style:text-properties fo:font-style="normal" style:font-style-asian="normal" style:font-style-complex="normal"/>
    </style:style>
    <style:style style:name="P237" style:family="paragraph" style:parent-style-name="Heading_20_3" style:list-style-name="WW8Num1"/>
    <style:style style:name="P238" style:family="paragraph" style:parent-style-name="Heading_20_3" style:list-style-name="WW8Num1">
      <style:text-properties fo:language="en" fo:country="US"/>
    </style:style>
    <style:style style:name="P239" style:family="paragraph" style:parent-style-name="Heading_20_3">
      <style:paragraph-properties fo:break-before="page"/>
    </style:style>
    <style:style style:name="P240" style:family="paragraph" style:parent-style-name="Heading_20_3">
      <style:paragraph-properties fo:margin-left="0cm" fo:margin-right="0cm" fo:margin-top="0.494cm" fo:margin-bottom="0.141cm" fo:line-height="115%" fo:text-align="start" style:justify-single-word="false" fo:text-indent="0cm"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41" style:family="paragraph" style:parent-style-name="Heading_20_3">
      <style:paragraph-properties fo:margin-left="0cm" fo:margin-right="0cm" fo:margin-top="0.494cm" fo:margin-bottom="0.141cm" fo:line-height="115%" fo:text-align="start" style:justify-single-word="false" fo:text-indent="0cm" style:auto-text-indent="false" fo:break-before="page"/>
    </style:style>
    <style:style style:name="P242" style:family="paragraph" style:parent-style-name="Heading_20_3">
      <style:paragraph-properties fo:margin-left="0cm" fo:margin-right="0cm" fo:margin-top="0.494cm" fo:margin-bottom="0.141cm" fo:line-height="115%" fo:text-align="justify" style:justify-single-word="false" fo:text-indent="0cm" style:auto-text-indent="false" fo:break-before="auto" fo:break-after="auto"/>
    </style:style>
    <style:style style:name="P243"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244" style:family="paragraph" style:parent-style-name="Heading_20_3">
      <style:paragraph-properties fo:margin-left="0cm" fo:margin-right="0cm" fo:margin-top="0.494cm" fo:margin-bottom="0cm" fo:line-height="115%" fo:text-align="start" style:justify-single-word="false" fo:text-indent="0cm"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45" style:family="paragraph" style:parent-style-name="Heading_20_3">
      <style:paragraph-properties fo:margin-left="1.249cm" fo:margin-right="0cm" fo:text-indent="0cm" style:auto-text-indent="false"/>
    </style:style>
    <style:style style:name="P246"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47" style:family="paragraph" style:parent-style-name="Text_20_body" style:list-style-name=""/>
    <style:style style:name="P248" style:family="paragraph" style:parent-style-name="Text_20_body" style:list-style-name="L1"/>
    <style:style style:name="P249" style:family="paragraph" style:parent-style-name="Text_20_body" style:list-style-name="L2">
      <style:text-properties fo:font-style="normal" style:font-style-asian="normal" style:font-style-complex="normal"/>
    </style:style>
    <style:style style:name="P250" style:family="paragraph" style:parent-style-name="Text_20_body" style:list-style-name="L3"/>
    <style:style style:name="P251" style:family="paragraph" style:parent-style-name="Text_20_body" style:list-style-name="L4"/>
    <style:style style:name="P252" style:family="paragraph" style:parent-style-name="Text_20_body" style:list-style-name="L5"/>
    <style:style style:name="P253" style:family="paragraph" style:parent-style-name="Text_20_body" style:list-style-name="L6"/>
    <style:style style:name="P254" style:family="paragraph" style:parent-style-name="Text_20_body" style:list-style-name="L7"/>
    <style:style style:name="P255" style:family="paragraph" style:parent-style-name="Text_20_body" style:list-style-name="L8"/>
    <style:style style:name="P256" style:family="paragraph" style:parent-style-name="Text_20_body" style:list-style-name="L9"/>
    <style:style style:name="P257" style:family="paragraph" style:parent-style-name="Text_20_body" style:list-style-name="L9">
      <style:text-properties fo:language="en" fo:country="US"/>
    </style:style>
    <style:style style:name="P258" style:family="paragraph" style:parent-style-name="Text_20_body" style:list-style-name="L19"/>
    <style:style style:name="P259" style:family="paragraph" style:parent-style-name="Text_20_body" style:list-style-name="L20"/>
    <style:style style:name="P260" style:family="paragraph" style:parent-style-name="Text_20_body" style:list-style-name="L21"/>
    <style:style style:name="P261" style:family="paragraph" style:parent-style-name="Text_20_body" style:list-style-name="L22"/>
    <style:style style:name="P262" style:family="paragraph" style:parent-style-name="Text_20_body" style:list-style-name="L23"/>
    <style:style style:name="P263" style:family="paragraph" style:parent-style-name="Text_20_body" style:list-style-name="L25"/>
    <style:style style:name="P264" style:family="paragraph" style:parent-style-name="Text_20_body" style:list-style-name="L28"/>
    <style:style style:name="P265" style:family="paragraph" style:parent-style-name="Text_20_body" style:list-style-name="L38"/>
    <style:style style:name="P266" style:family="paragraph" style:parent-style-name="Text_20_body" style:list-style-name="L40"/>
    <style:style style:name="P267" style:family="paragraph" style:parent-style-name="Text_20_body" style:list-style-name="L41"/>
    <style:style style:name="P268" style:family="paragraph" style:parent-style-name="Text_20_body" style:list-style-name="L40">
      <style:paragraph-properties fo:background-color="#c0c0c0">
        <style:background-image/>
      </style:paragraph-properties>
    </style:style>
    <style:style style:name="P269" style:family="paragraph" style:parent-style-name="Text_20_body" style:list-style-name="L41">
      <style:paragraph-properties fo:background-color="#c0c0c0">
        <style:background-image/>
      </style:paragraph-properties>
    </style:style>
    <style:style style:name="P270" style:family="paragraph" style:parent-style-name="Text_20_body" style:list-style-name="L45">
      <style:paragraph-properties fo:background-color="#c0c0c0">
        <style:background-image/>
      </style:paragraph-properties>
    </style:style>
    <style:style style:name="P271" style:family="paragraph" style:parent-style-name="Text_20_body" style:list-style-name="L46">
      <style:paragraph-properties fo:background-color="#c0c0c0">
        <style:background-image/>
      </style:paragraph-properties>
    </style:style>
    <style:style style:name="P272" style:family="paragraph" style:parent-style-name="Text_20_body" style:list-style-name="L47">
      <style:paragraph-properties fo:background-color="#c0c0c0">
        <style:background-image/>
      </style:paragraph-properties>
    </style:style>
    <style:style style:name="P273" style:family="paragraph" style:parent-style-name="Text_20_body" style:list-style-name="L41">
      <style:paragraph-properties fo:background-color="transparent">
        <style:background-image/>
      </style:paragraph-properties>
    </style:style>
    <style:style style:name="P274" style:family="paragraph" style:parent-style-name="Text_20_body" style:list-style-name="L47">
      <style:paragraph-properties fo:background-color="transparent">
        <style:background-image/>
      </style:paragraph-properties>
    </style:style>
    <style:style style:name="P275" style:family="paragraph" style:parent-style-name="Contents_20_1">
      <style:paragraph-properties>
        <style:tab-stops>
          <style:tab-stop style:position="17cm" style:type="right" style:leader-style="dotted" style:leader-text="."/>
        </style:tab-stops>
      </style:paragraph-properties>
    </style:style>
    <style:style style:name="P276" style:family="paragraph" style:parent-style-name="Contents_20_2">
      <style:paragraph-properties>
        <style:tab-stops>
          <style:tab-stop style:position="16.501cm" style:type="right" style:leader-style="dotted" style:leader-text="."/>
        </style:tab-stops>
      </style:paragraph-properties>
    </style:style>
    <style:style style:name="P27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style:font-name-complex="Arial"/>
    </style:style>
    <style:style style:name="T6" style:family="text">
      <style:text-properties style:font-name="Arial" fo:font-size="12pt" fo:font-weight="normal" style:font-size-asian="10.5pt" style:font-weight-asian="normal" style:font-size-complex="12pt" style:font-weight-complex="normal"/>
    </style:style>
    <style:style style:name="T7"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size-asian="10.5pt"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0.5pt"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normal" style:font-size-asian="12pt" style:font-weight-asian="normal" style:font-size-complex="12pt" style:font-weight-complex="normal"/>
    </style:style>
    <style:style style:name="T13" style:family="text">
      <style:text-properties style:font-name="Arial" fo:font-size="12pt" style:font-name-asian="TimesNewRomanPSMT" style:font-size-asian="12pt" style:font-name-complex="TimesNewRomanPSMT" style:font-size-complex="12pt"/>
    </style:style>
    <style:style style:name="T14"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5" style:family="text">
      <style:text-properties style:font-name="Arial" fo:language="en" fo:country="none"/>
    </style:style>
    <style:style style:name="T16" style:family="text">
      <style:text-properties style:font-name="Arial" fo:font-size="14pt" style:text-underline-style="none" style:font-name-asian="Arial" style:font-size-asian="14pt" style:font-name-complex="Arial" style:font-size-complex="14pt"/>
    </style:style>
    <style:style style:name="T17" style:family="text">
      <style:text-properties fo:language="en" fo:country="US"/>
    </style:style>
    <style:style style:name="T18" style:family="text">
      <style:text-properties fo:language="en" fo:country="US" style:font-name-complex="Arial"/>
    </style:style>
    <style:style style:name="T19" style:family="text">
      <style:text-properties fo:language="en" fo:country="US" style:font-name-complex="Calibri"/>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style:font-name-asian="Calibri" style:font-name-complex="Calibri"/>
    </style:style>
    <style:style style:name="T23" style:family="text">
      <style:text-properties fo:language="en" fo:country="US" style:font-name-asian="Cambria" style:font-name-complex="Cambria"/>
    </style:style>
    <style:style style:name="T24" style:family="text">
      <style:text-properties fo:language="en" fo:country="US" fo:font-weight="normal" style:font-weight-asian="normal" style:font-weight-complex="normal"/>
    </style:style>
    <style:style style:name="T25" style:family="text">
      <style:text-properties style:text-underline-style="none"/>
    </style:style>
    <style:style style:name="T26" style:family="text">
      <style:text-properties fo:font-style="itali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weight="bold" style:font-weight-asian="bold" style:font-weight-complex="bold"/>
    </style:style>
    <style:style style:name="T31" style:family="text">
      <style:text-properties fo:font-size="12pt" style:font-size-asian="10.5pt" style:font-size-complex="12pt"/>
    </style:style>
    <style:style style:name="T32" style:family="text">
      <style:text-properties fo:font-size="12pt" fo:language="en" fo:country="none" style:font-size-asian="12pt" style:font-size-complex="12pt"/>
    </style:style>
    <style:style style:name="T33" style:family="text">
      <style:text-properties fo:font-size="12pt" fo:language="en" fo:country="US"/>
    </style:style>
    <style:style style:name="T34" style:family="text">
      <style:text-properties style:text-position="super 58%"/>
    </style:style>
    <style:style style:name="T35" style:family="text">
      <style:text-properties fo:color="#000000" style:font-name="Arial" fo:language="en" fo:country="US" fo:font-weight="normal" style:font-weight-asian="normal" style:font-name-complex="Arial" style:font-weight-complex="normal"/>
    </style:style>
    <style:style style:name="T36" style:family="text">
      <style:text-properties fo:color="#000000" style:font-name="Arial" fo:language="en" fo:country="US" fo:font-weight="normal" style:language-asian="nl" style:country-asian="NL" style:font-weight-asian="normal" style:font-name-complex="Arial" style:font-weight-complex="normal"/>
    </style:style>
    <style:style style:name="T37"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8"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9" style:family="text">
      <style:text-properties fo:color="#000000" style:font-name="Arial" fo:font-size="12pt" fo:language="en" fo:country="US" style:font-size-asian="10.5pt" style:font-size-complex="12pt"/>
    </style:style>
    <style:style style:name="T40" style:family="text">
      <style:text-properties fo:color="#000000" fo:language="en" fo:country="US"/>
    </style:style>
    <style:style style:name="T41" style:family="text">
      <style:text-properties fo:color="#000000" fo:language="en" fo:country="US" fo:font-weight="normal" style:font-weight-asian="normal" style:font-weight-complex="normal"/>
    </style:style>
    <style:style style:name="T42" style:family="text">
      <style:text-properties fo:color="#000000" style:text-line-through-style="none" style:font-name="Arial" fo:font-size="18pt"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5" style:family="text">
      <style:text-properties fo:color="#000000" style:text-line-through-style="none" style:font-name="Arial" fo:font-size="12pt"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6" style:family="text">
      <style:text-properties fo:color="#000000" style:text-line-through-style="none" style:font-name="Arial" fo:font-size="12pt"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8"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9"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50"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1"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52"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3"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5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7"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8" style:family="text">
      <style:text-properties fo:color="#000000" style:text-line-through-style="none" fo:font-style="normal" style:text-underline-style="none" fo:font-weight="bold" style:font-name-asian="Arial" style:font-size-asian="12pt" style:font-style-asian="normal" style:font-weight-asian="bold" style:font-name-complex="Arial" style:font-style-complex="normal" style:font-weight-complex="bold"/>
    </style:style>
    <style:style style:name="T59"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60"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61"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62" style:family="text">
      <style:text-properties fo:color="#0000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3" style:family="text">
      <style:text-properties fo:color="#000000" style:text-line-through-style="none"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4" style:family="text">
      <style:text-properties fo:color="#000000"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65" style:family="text">
      <style:text-properties fo:color="#000000" style:text-line-through-style="none" fo:font-size="13pt"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6" style:family="text">
      <style:text-properties fo:color="#000000" style:text-line-through-style="none" fo:font-size="13pt"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7" style:family="text">
      <style:text-properties fo:color="#000000" fo:font-weight="normal" fo:background-color="transparent" style:font-name-asian="Times New Roman1" style:font-name-complex="Times New Roman1"/>
    </style:style>
    <style:style style:name="T68" style:family="text">
      <style:text-properties fo:color="#000000" fo:font-weight="normal" fo:background-color="transparent" style:font-name-asian="'Times New Roman', serif" style:font-name-complex="'Times New Roman', serif"/>
    </style:style>
    <style:style style:name="T69" style:family="text">
      <style:text-properties fo:color="#000000" style:font-name="Calibri" fo:language="en" fo:country="US" fo:font-weight="normal" style:font-weight-asian="normal" style:font-name-complex="Calibri" style:font-weight-complex="normal"/>
    </style:style>
    <style:style style:name="T70" style:family="text">
      <style:text-properties fo:color="#000000" style:font-name="Calibri" fo:language="en" fo:country="US" fo:font-weight="normal" style:font-name-asian="Calibri" style:font-weight-asian="normal" style:font-name-complex="Calibri" style:font-weight-complex="normal"/>
    </style:style>
    <style:style style:name="T71" style:family="text">
      <style:text-properties style:use-window-font-color="true" fo:font-size="12pt" fo:font-weight="normal" fo:background-color="transparent" style:font-name-asian="Arial2" style:font-name-complex="Arial2"/>
    </style:style>
    <style:style style:name="T72" style:family="text">
      <style:text-properties style:use-window-font-color="true" fo:font-size="12pt" fo:font-style="italic" fo:font-weight="normal" fo:background-color="transparent" style:font-name-asian="Arial2" style:font-name-complex="Arial2"/>
    </style:style>
    <style:style style:name="T73" style:family="text">
      <style:text-properties style:use-window-font-color="true" fo:font-weight="normal" fo:background-color="transparent" style:font-name-asian="'Times New Roman', serif" style:font-name-complex="'Times New Roman', serif"/>
    </style:style>
    <style:style style:name="T74" style:family="text">
      <style:text-properties style:use-window-font-color="true" fo:font-weight="normal" fo:background-color="transparent" style:font-name-asian="Times New Roman1" style:font-name-complex="Times New Roman1"/>
    </style:style>
    <style:style style:name="T75" style:family="text">
      <style:text-properties style:use-window-font-color="true" style:font-name="Arial2" fo:font-size="12pt" fo:font-weight="normal" fo:background-color="transparent" style:font-name-asian="Arial2" style:font-name-complex="Arial2"/>
    </style:style>
    <style:style style:name="T76" style:family="text">
      <style:text-properties style:use-window-font-color="true" style:font-name="Arial2" fo:font-size="12pt" fo:font-weight="bold" fo:background-color="transparent" style:font-name-asian="Arial2" style:font-name-complex="Arial2"/>
    </style:style>
    <style:style style:name="T77" style:family="text">
      <style:text-properties style:language-asian="nl" style:country-asian="BE" style:language-complex="ar" style:country-complex="SA"/>
    </style:style>
    <style:style style:name="T78"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9" style:family="text">
      <style:text-properties fo:color="#000099" style:text-underline-style="solid" style:text-underline-width="auto" style:text-underline-color="font-color"/>
    </style:style>
    <style:style style:name="T80" style:family="text">
      <style:text-properties fo:font-size="18pt" fo:font-weight="bold" style:font-size-asian="18pt" style:font-weight-asian="bold" style:font-size-complex="18pt" style:font-weight-complex="bold"/>
    </style:style>
    <style:style style:name="T81" style:family="text">
      <style:text-properties fo:font-size="18pt" style:font-size-asian="18pt" style:font-size-complex="18pt"/>
    </style:style>
    <style:style style:name="T82" style:family="text">
      <style:text-properties fo:font-weight="normal" style:font-weight-asian="normal" style:font-weight-complex="normal"/>
    </style:style>
    <style:style style:name="T83" style:family="text">
      <style:text-properties style:letter-kerning="false" style:font-size-asian="10.5pt"/>
    </style:style>
    <style:style style:name="T84" style:family="text">
      <style:text-properties style:font-name-asian="Calibri" style:font-name-complex="Calibri"/>
    </style:style>
    <style:style style:name="T85" style:family="text">
      <style:text-properties style:font-name-asian="Cambria" style:font-name-complex="Cambria"/>
    </style:style>
    <style:style style:name="T86" style:family="text">
      <style:text-properties fo:color="#ff0000" fo:language="en" fo:country="US"/>
    </style:style>
    <style:style style:name="T87" style:family="text">
      <style:text-properties fo:color="#ff0000" fo:language="en" fo:country="US" fo:font-weight="bold" style:font-weight-asian="bold"/>
    </style:style>
    <style:style style:name="T88" style:family="text">
      <style:text-properties fo:color="#ff0000" fo:language="en" fo:country="U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content" fo:background-color="transparent" style:background-transparency="100%" fo:padding="0cm"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bcbcb"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6">
      <text:list-level-style-bullet text:level="1" text:style-name="Bullet_20_Symbols" text:bullet-char="•">
        <style:list-level-properties text:space-before="-0.499cm" text:min-label-width="0.499cm"/>
        <style:text-properties style:font-name="StarSymbol"/>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10" draw:name="Grafik1" text:anchor-type="paragraph" svg:x="13.621cm" svg:y="0.064cm" svg:width="3.318cm" svg:height="2.106cm" draw:z-index="0"><draw:image xlink:href="Pictures/20000009000029DD00001A91F7263A59.svm" xlink:type="simple" xlink:show="embed" xlink:actuate="onLoad"/></draw:frame><draw:frame draw:style-name="fr10" draw:name="Grafik2" text:anchor-type="paragraph" svg:x="0.108cm" svg:y="0.079cm" svg:width="5.63cm" svg:height="2.159cm" draw:z-index="3"><draw:image xlink:href="Pictures/2000000900003A800000166EDF45526D.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ErasmusLine</text:p>
      <text:p text:style-name="P12">The <text:span text:style-name="T1">Orange</text:span> Team</text:p>
      <text:p text:style-name="P7"/>
      <text:p text:style-name="P7"/>
      <text:p text:style-name="P7"/>
      <text:p text:style-name="P7"/>
      <text:p text:style-name="P13">Project Report</text:p>
      <text:p text:style-name="P8">June 2011</text:p>
      <text:p text:style-name="P7"/>
      <text:p text:style-name="P7"/>
      <text:p text:style-name="P7"/>
      <text:p text:style-name="P9">Students:</text:p>
      <text:p text:style-name="P8">Arne Reimer</text:p>
      <text:p text:style-name="P8">Arne Lipfert</text:p>
      <text:p text:style-name="P8">Stéphane Polet</text:p>
      <text:p text:style-name="P8">Nathan Van Assche</text:p>
      <text:p text:style-name="P8">Aggeliki Katsiampouri</text:p>
      <text:p text:style-name="P8">Mountrakis Stefanos</text:p>
      <text:p text:style-name="P8">Ina Ivanova</text:p>
      <text:p text:style-name="P8">Zvezdomir Tsvyatkov</text:p>
      <text:p text:style-name="P8">Gudmundur Freyr Hallgrimsson</text:p>
      <text:p text:style-name="P8">Pedro Ferreira</text:p>
      <text:p text:style-name="P8">Daniel Lopes</text:p>
      <text:p text:style-name="P7"/>
      <text:p text:style-name="P7"/>
      <text:p text:style-name="P154"/>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7"><text:tab/>Arne Reimer</text:p>
            <text:p text:style-name="P7"><text:tab/>Arne Lipfert</text:p>
            <text:p text:style-name="P7"><text:tab/></text:p>
            <text:p text:style-name="P7"><text:tab/>Coordinators:</text:p>
            <text:p text:style-name="P40">Helmut Dispert</text:p>
            <text:p text:style-name="P7"><text:tab/></text:p>
            <text:p text:style-name="P7">Belgium</text:p>
            <text:p text:style-name="P7"/>
            <text:p text:style-name="P7"><text:tab/>Students:</text:p>
            <text:p text:style-name="P7"><text:tab/>Stéphane Polet</text:p>
            <text:p text:style-name="P7"><text:tab/>Nathan Van Assche</text:p>
            <text:p text:style-name="P7"/>
            <text:p text:style-name="P7"><text:tab/>Coordinators:</text:p>
            <text:p text:style-name="P42">Kristien Van Assche</text:p>
            <text:p text:style-name="P42">Davy De Winne</text:p>
            <text:p text:style-name="P7"/>
            <text:p text:style-name="P7">Greece</text:p>
            <text:p text:style-name="P7"/>
            <text:p text:style-name="P7"><text:tab/>Students:</text:p>
            <text:p text:style-name="P7"><text:tab/>Aggeliki Katsiampouri</text:p>
            <text:p text:style-name="P7"><text:tab/>Mountrakis Stefanos</text:p>
            <text:p text:style-name="P7"/>
            <text:p text:style-name="P7"><text:tab/>Coordinators:</text:p>
            <text:p text:style-name="P41">Papadourakis Gewrgios</text:p>
          </table:table-cell>
          <table:table-cell table:style-name="Table1.A1" office:value-type="string">
            <text:p text:style-name="P7">Bulgaria</text:p>
            <text:p text:style-name="P7"><text:tab/></text:p>
            <text:p text:style-name="P7"><text:tab/>Students:</text:p>
            <text:p text:style-name="P7"><text:tab/>Ina Ivanova</text:p>
            <text:p text:style-name="P7"><text:tab/>Zvezdomir Tsvyatkov</text:p>
            <text:p text:style-name="P7"/>
            <text:p text:style-name="P7"><text:tab/>Coordinators:</text:p>
            <text:p text:style-name="P42">Margarita Todorova</text:p>
            <text:p text:style-name="P7"/>
            <text:p text:style-name="P7">Iceland</text:p>
            <text:p text:style-name="P7"/>
            <text:p text:style-name="P7"><text:tab/>Students:</text:p>
            <text:p text:style-name="P7"><text:tab/>Gudmundur Freyr Hallgrimsson</text:p>
            <text:p text:style-name="P7"/>
            <text:p text:style-name="P7"/>
            <text:p text:style-name="P7">Portugal</text:p>
            <text:p text:style-name="P7"><text:tab/></text:p>
            <text:p text:style-name="P7"><text:tab/>Students:</text:p>
            <text:p text:style-name="P7"><text:tab/>Pedro Ferreira</text:p>
            <text:p text:style-name="P3"><text:tab/>Daniel Lopes</text:p>
            <text:p text:style-name="P2"/>
            <text:p text:style-name="P2"><text:tab/>Coordinators:</text:p>
            <text:p text:style-name="P39">Nuno Escudeiro</text:p>
          </table:table-cell>
        </table:table-row>
        <table:table-row>
          <table:table-cell table:style-name="Table1.A1" office:value-type="string">
            <text:p text:style-name="P2"/>
          </table:table-cell>
          <table:table-cell table:style-name="Table1.A1" office:value-type="string">
            <text:p text:style-name="P7"/>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43">Score</text:p>
          </table:table-cell>
          <table:table-cell table:style-name="Table2.B1" office:value-type="string">
            <text:p text:style-name="P43"/>
          </table:table-cell>
        </table:table-row>
        <table:table-row table:style-name="Table2.2">
          <table:table-cell table:style-name="Table2.A2" office:value-type="string">
            <text:p text:style-name="P43">Observations</text:p>
          </table:table-cell>
          <table:table-cell table:style-name="Table2.B2" office:value-type="string">
            <text:p text:style-name="P43"/>
          </table:table-cell>
        </table:table-row>
        <table:table-row table:style-name="Table2.3">
          <table:table-cell table:style-name="Table2.A2" office:value-type="string">
            <text:p text:style-name="P43">Additional Information</text:p>
          </table:table-cell>
          <table:table-cell table:style-name="Table2.B2" office:value-type="string">
            <text:p text:style-name="P43"/>
          </table:table-cell>
        </table:table-row>
      </table:table>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5">Acknowledgements<text:tab/>5</text:p>
          <text:p text:style-name="P276">P1-CONFIG, P2-INFOX (Germany)<text:tab/>5</text:p>
          <text:p text:style-name="P276">P3-ALERT, P6-EXAM (Bulgaria)<text:tab/>5</text:p>
          <text:p text:style-name="P276">P4-OUT (Belgium)<text:tab/>5</text:p>
          <text:p text:style-name="P276">P5-IN (Greece)<text:tab/>5</text:p>
          <text:p text:style-name="P276">P8-STATS (Portugal)<text:tab/>6</text:p>
          <text:p text:style-name="P275">Abstract<text:tab/>7</text:p>
          <text:p text:style-name="P275">Keywords<text:tab/>8</text:p>
          <text:p text:style-name="P275">Introduction<text:tab/>9</text:p>
          <text:p text:style-name="P276">MUTW Program Presentation<text:tab/>9</text:p>
          <text:p text:style-name="P276">Project Scope and Motivations<text:tab/>9</text:p>
          <text:p text:style-name="P276">Project Presentation<text:tab/>10</text:p>
          <text:p text:style-name="P276">Technologies Overview<text:tab/>12</text:p>
          <text:p text:style-name="P277">Programming languages<text:tab/>12</text:p>
          <text:p text:style-name="P277">Other Languages<text:tab/>13</text:p>
          <text:p text:style-name="P277">Databases<text:tab/>13</text:p>
          <text:p text:style-name="P277">Development Platforms<text:tab/>14</text:p>
          <text:p text:style-name="P277">Development Tools<text:tab/>14</text:p>
          <text:p text:style-name="P277">Other Tools<text:tab/>15</text:p>
          <text:p text:style-name="P277">Conventions<text:tab/>16</text:p>
          <text:p text:style-name="P277">Observations<text:tab/>17</text:p>
          <text:p text:style-name="P276">Report Structure<text:tab/>18</text:p>
          <text:p text:style-name="P275">Project Management<text:tab/>20</text:p>
          <text:p text:style-name="P276">Project Management Plan<text:tab/>20</text:p>
          <text:p text:style-name="P277">Project Plan Description<text:tab/>21</text:p>
          <text:p text:style-name="P276">Meetings Plan<text:tab/>23</text:p>
          <text:p text:style-name="P277">Observations <text:tab/>24</text:p>
          <text:p text:style-name="P277">Communication Tools<text:tab/>24</text:p>
          <text:p text:style-name="P277">Observations<text:tab/>25</text:p>
          <text:p text:style-name="P276">Team Work Development and Methodology<text:tab/>25</text:p>
          <text:p text:style-name="P277">Observations<text:tab/>26</text:p>
          <text:p text:style-name="P277">Development Methodology<text:tab/>27</text:p>
          <text:p text:style-name="P275">Application Overview<text:tab/>28</text:p>
          <text:p text:style-name="P276">P1-CONFIG <text:tab/>28</text:p>
          <text:p text:style-name="P276">P2-INFOX <text:tab/>28</text:p>
          <text:p text:style-name="P276">P3-ALERT <text:tab/>28</text:p>
          <text:p text:style-name="P276">P4-OUT <text:tab/>28</text:p>
          <text:p text:style-name="P276">P7-MATCH <text:tab/>28</text:p>
          <text:p text:style-name="P276">P8-STATS <text:tab/>28</text:p>
          <text:p text:style-name="P276">Package Interaction<text:tab/>29</text:p>
          <text:p text:style-name="P275">Technical Description<text:tab/>30</text:p>
          <text:p text:style-name="P275">P1-CONFIG<text:tab/>31</text:p>
          <text:p text:style-name="P275">P2-INFOX<text:tab/>33</text:p>
          <text:p text:style-name="P275">P3-ALERT<text:tab/>35</text:p>
          <text:p text:style-name="P275">P4-OUT<text:tab/>37</text:p>
          <text:p text:style-name="P276">Register<text:tab/>37</text:p>
          <text:p text:style-name="P276">Login Functionality<text:tab/>38</text:p>
          <text:p text:style-name="P276"><text:soft-page-break/>Collecting the different forms<text:tab/>38</text:p>
          <text:p text:style-name="P276">Implementing the forms<text:tab/>38</text:p>
          <text:p text:style-name="P277">Introduction<text:tab/>38</text:p>
          <text:p text:style-name="P277">JavaScript form-checking<text:tab/>38</text:p>
          <text:p text:style-name="P277">PHP form-checking<text:tab/>39</text:p>
          <text:p text:style-name="P277">Store the forms in the database<text:tab/>39</text:p>
          <text:p text:style-name="P277">Signatures<text:tab/>40</text:p>
          <text:p text:style-name="P277">Flow<text:tab/>40</text:p>
          <text:p text:style-name="P277">Coordinators<text:tab/>41</text:p>
          <text:p text:style-name="P277">Residences<text:tab/>42</text:p>
          <text:p text:style-name="P277">Information Exchange<text:tab/>42</text:p>
          <text:p text:style-name="P275">P5-IN<text:tab/>43</text:p>
          <text:p text:style-name="P275">P6-EXAMS (Bulgaria)<text:tab/>48</text:p>
          <text:p text:style-name="P276">Technical Decisions<text:tab/>49</text:p>
          <text:p text:style-name="P276">Interfaces<text:tab/>49</text:p>
          <text:p text:style-name="P275">P7-MATCH<text:tab/>51</text:p>
          <text:p text:style-name="P275">P8-STATS (Portugal)<text:tab/>52</text:p>
          <text:p text:style-name="P276">Executive Information Systems<text:tab/>52</text:p>
          <text:p text:style-name="P276">Architecture<text:tab/>53</text:p>
          <text:p text:style-name="P276">Data Management Level<text:tab/>53</text:p>
          <text:p text:style-name="P277">ETL<text:tab/>53</text:p>
          <text:p text:style-name="P277">Data Refreshment<text:tab/>54</text:p>
          <text:p text:style-name="P275">Data Warehousing<text:tab/>57</text:p>
          <text:p text:style-name="P275">Database Schema<text:tab/>60</text:p>
          <text:p text:style-name="P275">Model Management<text:tab/>61</text:p>
          <text:p text:style-name="P275">OLAP<text:tab/>61</text:p>
          <text:p text:style-name="P275">Data Mining<text:tab/>61</text:p>
          <text:p text:style-name="P275">Data Visualization<text:tab/>62</text:p>
          <text:p text:style-name="P275">The EIS Web Interface<text:tab/>62</text:p>
          <text:p text:style-name="P275">Interface Features<text:tab/>63</text:p>
          <text:p text:style-name="P275">Technical Decisions<text:tab/>65</text:p>
          <text:p text:style-name="P275">MySQL 5.1<text:tab/>65</text:p>
          <text:p text:style-name="P275">PHP 5.3<text:tab/>65</text:p>
          <text:p text:style-name="P275">Daemons<text:tab/>66</text:p>
          <text:p text:style-name="P275">POSIX Compatible Operating Systems<text:tab/>66</text:p>
          <text:p text:style-name="P275">Deployment Scenario<text:tab/>67</text:p>
          <text:p text:style-name="P275">Server Communication<text:tab/>68</text:p>
          <text:p text:style-name="P277">ETL / Data Refreshment Communication<text:tab/>69</text:p>
          <text:p text:style-name="P275">Conclusion<text:tab/>70</text:p>
          <text:p text:style-name="P276">Project Outcome<text:tab/>70</text:p>
          <text:p text:style-name="P276">Accomplished Works<text:tab/>71</text:p>
          <text:p text:style-name="P276">Other Accomplishments<text:tab/>72</text:p>
          <text:p text:style-name="P276">Future Work<text:tab/>72</text:p>
          <text:p text:style-name="P276">Final Thoughts<text:tab/>73</text:p>
          <text:p text:style-name="P275">References<text:tab/>74</text:p>
          <text:p text:style-name="P275">Glossary<text:tab/>75</text:p>
          <text:p text:style-name="P275">Annexes<text:tab/>78</text:p>
          <text:p text:style-name="P275">Annex 1: Early Database Deployment Draft<text:tab/>78</text:p>
          <text:p text:style-name="P275">Annex 2: ErasmusLine User Manual<text:tab/>81</text:p>
          <text:p text:style-name="P276">1.INTRODUCTION<text:tab/>81</text:p>
          <text:p text:style-name="P276"><text:soft-page-break/>2.INSTALL APPLICATION<text:tab/>81</text:p>
          <text:p text:style-name="P276">3.INSTALL DATABASE<text:tab/>81</text:p>
          <text:p text:style-name="P276">4.ADAPT CONFIG.PHP<text:tab/>81</text:p>
          <text:p text:style-name="P277">4.1Summary<text:tab/>81</text:p>
          <text:p text:style-name="P277">4.2Database name<text:tab/>81</text:p>
          <text:p text:style-name="P277">4.3Database user<text:tab/>81</text:p>
          <text:p text:style-name="P277">4.4Name of the University<text:tab/>81</text:p>
          <text:p text:style-name="P277">4.5Mail-Information<text:tab/>82</text:p>
          <text:p text:style-name="P276">5.ADD PARTNERS<text:tab/>82</text:p>
          <text:p text:style-name="P277">5.1Start Database<text:tab/>82</text:p>
          <text:p text:style-name="P277">In the database included on the dvd are all the partners which are for the moment a part of ErasmusLine included. <text:s/>Also all the educations and courses of these institutes are included.<text:tab/>82</text:p>
          <text:p text:style-name="P277">5.2New Partners<text:tab/>82</text:p>
          <text:p text:style-name="P276">6.CHANCE RIGHTS<text:tab/>82</text:p>
          <text:p text:style-name="P275">Annex 3: EIS Installation and User Manual<text:tab/>83</text:p>
          <text:p text:style-name="P275">Introduction<text:tab/>83</text:p>
          <text:p text:style-name="P275">Installation<text:tab/>83</text:p>
          <text:p text:style-name="P276">Setting up communication with the Master Server<text:tab/>84</text:p>
          <text:p text:style-name="P276">Daemons Monitoring<text:tab/>85</text:p>
          <text:p text:style-name="P277">Application Logs<text:tab/>85</text:p>
          <text:p text:style-name="P277">Crash control<text:tab/>85</text:p>
          <text:p text:style-name="P275">User Manual<text:tab/>86</text:p>
          <text:p text:style-name="P276">The Sidebar<text:tab/>88</text:p>
          <text:p text:style-name="P276">The Toolbar<text:tab/>91</text:p>
          <text:p text:style-name="P276">Other Outputs<text:tab/>92</text:p>
          <text:p text:style-name="P276">Charts<text:tab/>92</text:p>
        </text:index-body>
      </text:table-of-content>
      <text:p text:style-name="Heading"/>
      <text:h text:style-name="P201" text:outline-level="1"/>
      <text:h text:style-name="P247" text:outline-level="1"/>
      <text:h text:style-name="P213" text:outline-level="1">Acknowledgements</text:h>
      <text:p text:style-name="Text_20_body"/>
      <text:h text:style-name="Heading_20_2" text:outline-level="2">P1-CONFIG, P2-INFOX (Germany)</text:h>
      <text:p text:style-name="Text_20_body">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68">Arne Lipfert and Arne Reimer, Germany</text:p>
      <text:h text:style-name="Heading_20_2" text:outline-level="2">P3-ALERT, P6-EXAM (Bulgaria)</text:h>
      <text:p text:style-name="P146"><text:span text:style-name="T31">We are very </text:span><text:span text:style-name="T32">grateful to our teacher - <text:s/>Assoc. Professor PhD Margarita Todorova and entire staff of University of Veliko Tarnovo, our team members and the organization of the event.</text:span></text:p>
      <text:h text:style-name="Heading_20_2" text:outline-level="2">P4-OUT (Belgium)</text:h>
      <text:p text:style-name="P67"><text:span text:style-name="Standaardalinea-lettertype"><text:span text:style-name="T5">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5">P5-IN (Greece)</text:span></text:span></text:h>
      <text:p text:style-name="P144"><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5"><text:s text:c="88"/>Katsiampouri Aggeliki-Ioanna</text:p>
      <text:p text:style-name="P144"/>
      <text:p text:style-name="P142">I would like to thank mr. George Papadourakis for accepting me at the project, then i would like to thank Stephane from Belgium for his constant help and guidance.</text:p>
      <text:p text:style-name="P143"><text:span text:style-name="Standaardalinea-lettertype"><text:span text:style-name="T5"><text:tab/><text:tab/><text:tab/><text:tab/><text:tab/><text:tab/><text:tab/><text:tab/>Moundrakis Stefanos</text:span></text:span></text:p>
      <text:h text:style-name="Heading_20_2" text:outline-level="2"><text:soft-page-break/></text:h>
      <text:h text:style-name="Heading_20_2" text:outline-level="2"/>
      <text:h text:style-name="Heading_20_2" text:outline-level="2">P8-STATS (Portugal)</text:h>
      <text:p text:style-name="P49">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48">Daniel Lopes</text:p>
      <text:p text:style-name="P49">I would like to thank Daniel for his experience which proved invaluable, and Nuno for going forward with this project, from which I learned a lot.</text:p>
      <text:p text:style-name="P48"><text:span text:style-name="Standaardalinea-lettertype"><text:span text:style-name="T18">Pedro Ferreira</text:span></text:span></text:p>
      <text:p text:style-name="P50"><text:span text:style-name="Standaardalinea-lettertype"><text:span text:style-name="T5"/></text:span></text:p>
      <text:h text:style-name="P213" text:outline-level="1"><text:span text:style-name="Standaardalinea-lettertype"><text:span text:style-name="T18">Abstract</text:span></text:span></text:h>
      <text:p text:style-name="Standard">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77"/>
      <text:p text:style-name="P77"/>
      <text:h text:style-name="P214" text:outline-level="1">Keywords</text:h>
      <text:p text:style-name="P126">Database, data-management, user-management, sql, security-levels, homepage, main-menu, privileges, permissions.</text:p>
      <text:p text:style-name="P126"/>
      <text:p text:style-name="P126">Interoperability, interface, data transfer, file transfer, encryption, security, JSON, 3DES, cURL</text:p>
      <text:p text:style-name="P126"/>
      <text:p text:style-name="Text_20_body"><text:span text:style-name="Standaardalinea-lettertype"><text:span text:style-name="T11">Erasmus, forms, server-side form-validation, client-side form-validation, form-persistence, process flow, signatures.</text:span></text:span></text:p>
      <text:p text:style-name="P125"><text:span text:style-name="Standaardalinea-lettertype"><text:span text:style-name="T18">Exams module, database, interface, coordinator, student.</text:span></text:span></text:p>
      <text:p text:style-name="P144"><text:span text:style-name="Standaardalinea-lettertype"><text:span text:style-name="T10"/></text:span></text:p>
      <text:p text:style-name="Text_20_body"><text:span text:style-name="T9">Statistics, analytics, trends, graphs, pivot tables, data warehouse, data refreshment, executive information system, EIS, </text:span><text:span text:style-name="T4">online analytical processing, OLAP, extract transform load, ETL, data mining, facts, dimensions, measures, posix, daemon, mysql, php, html, jquery.</text:span></text:p>
      <text:p text:style-name="P64"/>
      <text:p text:style-name="P64"/>
      <text:h text:style-name="P216" text:outline-level="1">Introduction</text:h>
      <text:p text:style-name="P64"/>
      <text:h text:style-name="P218" text:outline-level="2">MUTW Program Presentation</text:h>
      <text:p text:style-name="Text_20_body"><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Text_20_body"><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64"><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64"/>
      <text:h text:style-name="P218" text:outline-level="2">Project Scope and Motivations</text:h>
      <text:p text:style-name="Text_20_body">Each student has his/her own motivation for participating in this project. Generally, the project is part of the studies for all the students. More specifically, for Belgians is going to be their Internship.</text:p>
      <text:p text:style-name="Text_20_body"><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Text_20_body"><text:s text:c="2"/>The objective of the project is to create a totally functional website which is going to be used by all those who involve in the Erasmus program, and by that we mean the students and coordinators.</text:p>
      <text:p text:style-name="Text_20_body">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Text_20_body"><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25">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Heading_20_2" text:outline-level="2">Project Presentation</text:h>
      <text:p text:style-name="Text_20_body"><text:s text:c="2"/>As mentioned above, there are two teams which take part in the MUTW project. The blue team and the orange team. The orange team consists of 6 partners and the blue team consists of 5 partners. </text:p>
      <text:p text:style-name="Text_20_body"><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Text_20_body"/>
      <text:p text:style-name="Text_20_body"><draw:frame draw:style-name="fr11" draw:name="γραφικά1" text:anchor-type="paragraph" svg:width="16.999cm" svg:height="10.952cm" draw:z-index="4"><draw:image xlink:href="Pictures/200000070000628900003F7E014102B5.svm" xlink:type="simple" xlink:show="embed" xlink:actuate="onLoad"/></draw:frame></text:p>
      <text:p text:style-name="Text_20_body">As the blue team consists of 5 partners, the packages P7 and P8 may be dropped out in their project.</text:p>
      <text:p text:style-name="Text_20_body">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Text_20_body"><text:soft-page-break/></text:p>
      <text:p text:style-name="Text_20_body"/>
      <text:p text:style-name="Text_20_body"/>
      <text:p text:style-name="Text_20_body">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Text_20_body"/>
          </table:table-cell>
          <table:table-cell table:style-name="Package_5f_Assignment.A1" office:value-type="string">
            <text:p text:style-name="Text_20_body"><text:s/>Orange Team </text:p>
          </table:table-cell>
          <table:table-cell table:style-name="Package_5f_Assignment.A1" office:value-type="string">
            <text:p text:style-name="Text_20_body"/>
          </table:table-cell>
          <table:table-cell table:style-name="Package_5f_Assignment.A1" office:value-type="string">
            <text:p text:style-name="Text_20_body"><text:s text:c="5"/>Blue Team </text:p>
          </table:table-cell>
          <table:table-cell table:style-name="Package_5f_Assignment.E1" office:value-type="string">
            <text:p text:style-name="Text_20_body"/>
          </table:table-cell>
        </table:table-row>
        <table:table-row>
          <table:table-cell table:style-name="Package_5f_Assignment.A2" office:value-type="string">
            <text:p text:style-name="Text_20_body"><text:s text:c="6"/>Package</text:p>
          </table:table-cell>
          <table:table-cell table:style-name="Package_5f_Assignment.A2" office:value-type="string">
            <text:p text:style-name="Text_20_body"><text:s text:c="6"/>Partner</text:p>
          </table:table-cell>
          <table:table-cell table:style-name="Package_5f_Assignment.A2" office:value-type="string">
            <text:p text:style-name="Text_20_body">ECTS</text:p>
          </table:table-cell>
          <table:table-cell table:style-name="Package_5f_Assignment.A2" office:value-type="string">
            <text:p text:style-name="Text_20_body"><text:s text:c="8"/>Partner</text:p>
          </table:table-cell>
          <table:table-cell table:style-name="Package_5f_Assignment.E2" office:value-type="string">
            <text:p text:style-name="Text_20_body">ECTS</text:p>
          </table:table-cell>
        </table:table-row>
        <table:table-row>
          <table:table-cell table:style-name="Package_5f_Assignment.A2" office:value-type="string">
            <text:p text:style-name="Text_20_body">P1-CONFIG</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2-INFOX</text:p>
          </table:table-cell>
          <table:table-cell table:style-name="Package_5f_Assignment.A2" office:value-type="string">
            <text:p text:style-name="Text_20_body">Kiel</text:p>
          </table:table-cell>
          <table:table-cell table:style-name="Package_5f_Assignment.A2" office:value-type="string">
            <text:p text:style-name="Text_20_body">12-16</text:p>
          </table:table-cell>
          <table:table-cell table:style-name="Package_5f_Assignment.A2" office:value-type="string">
            <text:p text:style-name="Text_20_body">Glasgow</text:p>
          </table:table-cell>
          <table:table-cell table:style-name="Package_5f_Assignment.E2" office:value-type="string">
            <text:p text:style-name="Text_20_body">10</text:p>
          </table:table-cell>
        </table:table-row>
        <table:table-row>
          <table:table-cell table:style-name="Package_5f_Assignment.A2" office:value-type="string">
            <text:p text:style-name="Text_20_body">P3-ALERT</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4-OUT</text:p>
          </table:table-cell>
          <table:table-cell table:style-name="Package_5f_Assignment.A2" office:value-type="string">
            <text:p text:style-name="Text_20_body">Gent</text:p>
          </table:table-cell>
          <table:table-cell table:style-name="Package_5f_Assignment.A2" office:value-type="string">
            <text:p text:style-name="Text_20_body">18</text:p>
          </table:table-cell>
          <table:table-cell table:style-name="Package_5f_Assignment.A2" office:value-type="string">
            <text:p text:style-name="Text_20_body">Siegen</text:p>
          </table:table-cell>
          <table:table-cell table:style-name="Package_5f_Assignment.E2" office:value-type="string">
            <text:p text:style-name="Text_20_body">20</text:p>
          </table:table-cell>
        </table:table-row>
        <table:table-row>
          <table:table-cell table:style-name="Package_5f_Assignment.A2" office:value-type="string">
            <text:p text:style-name="Text_20_body">P5-IN</text:p>
          </table:table-cell>
          <table:table-cell table:style-name="Package_5f_Assignment.A2" office:value-type="string">
            <text:p text:style-name="Text_20_body">Heraklion</text:p>
          </table:table-cell>
          <table:table-cell table:style-name="Package_5f_Assignment.A2" office:value-type="string">
            <text:p text:style-name="Text_20_body">20</text:p>
          </table:table-cell>
          <table:table-cell table:style-name="Package_5f_Assignment.A2" office:value-type="string">
            <text:p text:style-name="Text_20_body">Izmir</text:p>
          </table:table-cell>
          <table:table-cell table:style-name="Package_5f_Assignment.E2" office:value-type="string">
            <text:p text:style-name="Text_20_body">8</text:p>
          </table:table-cell>
        </table:table-row>
        <table:table-row>
          <table:table-cell table:style-name="Package_5f_Assignment.A2" office:value-type="string">
            <text:p text:style-name="Text_20_body">P6-EXAM </text:p>
          </table:table-cell>
          <table:table-cell table:style-name="Package_5f_Assignment.A2" office:value-type="string">
            <text:p text:style-name="Text_20_body">Veliko Turnovo</text:p>
          </table:table-cell>
          <table:table-cell table:style-name="Package_5f_Assignment.A2" office:value-type="string">
            <text:p text:style-name="Text_20_body">15-20</text:p>
          </table:table-cell>
          <table:table-cell table:style-name="Package_5f_Assignment.A2" office:value-type="string">
            <text:p text:style-name="Text_20_body">Vigo</text:p>
          </table:table-cell>
          <table:table-cell table:style-name="Package_5f_Assignment.E2" office:value-type="string">
            <text:p text:style-name="Text_20_body">12</text:p>
          </table:table-cell>
        </table:table-row>
        <table:table-row>
          <table:table-cell table:style-name="Package_5f_Assignment.A2" office:value-type="string">
            <text:p text:style-name="Text_20_body">P7-MATCH</text:p>
          </table:table-cell>
          <table:table-cell table:style-name="Package_5f_Assignment.A2" office:value-type="string">
            <text:p text:style-name="Text_20_body">Reykjavik</text:p>
          </table:table-cell>
          <table:table-cell table:style-name="Package_5f_Assignment.A2" office:value-type="string">
            <text:p text:style-name="Text_20_body">6</text:p>
          </table:table-cell>
          <table:table-cell table:style-name="Package_5f_Assignment.A2" office:value-type="string">
            <text:p text:style-name="Text_20_body">-</text:p>
          </table:table-cell>
          <table:table-cell table:style-name="Package_5f_Assignment.E2" office:value-type="string">
            <text:p text:style-name="Text_20_body">-</text:p>
          </table:table-cell>
        </table:table-row>
        <table:table-row>
          <table:table-cell table:style-name="Package_5f_Assignment.A2" office:value-type="string">
            <text:p text:style-name="Text_20_body">P8-STATS</text:p>
          </table:table-cell>
          <table:table-cell table:style-name="Package_5f_Assignment.A2" office:value-type="string">
            <text:p text:style-name="Text_20_body">Porto</text:p>
          </table:table-cell>
          <table:table-cell table:style-name="Package_5f_Assignment.C10" office:value-type="string">
            <text:p text:style-name="Text_20_body">18</text:p>
          </table:table-cell>
          <table:table-cell table:style-name="Package_5f_Assignment.A2" office:value-type="string">
            <text:p text:style-name="Text_20_body">Sofia</text:p>
          </table:table-cell>
          <table:table-cell table:style-name="Package_5f_Assignment.E2" office:value-type="string">
            <text:p text:style-name="Text_20_body">20</text:p>
          </table:table-cell>
        </table:table-row>
      </table:table>
      <text:p text:style-name="P128">Package Assignment</text:p>
      <text:p text:style-name="Text_20_body"/>
      <text:p text:style-name="P64"><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4"/>
      <text:h text:style-name="P226" text:outline-level="2">Technologies Overview</text:h>
      <text:p text:style-name="Text_20_body">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Footnote">http://en.wikipedia.org/wiki/Copyleft_licensing</text:p></text:note-body></text:note> like the Gnu Public License, but some remain GPL-compatible.</text:p>
      <text:p text:style-name="Text_20_body">In the next sections the technologies used are separated by task context and <text:s/>specifications wise.</text:p>
      <text:p text:style-name="Text_20_body"/>
      <text:h text:style-name="Heading_20_3" text:outline-level="3">Programming languages</text:h>
      <text:p text:style-name="Heading">PHP</text:p>
      <text:p text:style-name="Text_20_body">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Text_20_body">The project is essentially be written in this programming language, given that is the most easy to setup and learn amongst academics.</text:p>
      <text:p text:style-name="Text_20_body"/>
      <text:p text:style-name="P70">Plonk</text:p>
      <text:p text:style-name="Text_20_body">For basic application workflow, the application uses the Plonk library - a subset of the Spoon library<text:note text:id="ftn2" text:note-class="footnote"><text:note-citation>2</text:note-citation><text:note-body><text:p text:style-name="Footnote">http://www.spoon-library.com/</text:p></text:note-body></text:note> - that automates functionalities like page routing, session handling and page templating.</text:p>
      <text:p text:style-name="Text_20_body"/>
      <text:p text:style-name="Heading">Python</text:p>
      <text:p text:style-name="Text_20_body">The Python programing language is an interpreted, dynamically typed programming language with garbage collection, used in the P7-MATCH package for it's use of the Natural Language Toolkit.</text:p>
      <text:p text:style-name="Text_20_body"/>
      <text:p text:style-name="P70">NLTK</text:p>
      <text:p text:style-name="P71">The Natural Language Toolkit is a suite of libraries designed for natural language processing, convenient for matching students' courses and equivalents between HEI's.</text:p>
      <text:p text:style-name="P71"/>
      <text:p text:style-name="P71"/>
      <text:p text:style-name="P71"/>
      <text:p text:style-name="Heading"><text:soft-page-break/>JavaScript</text:p>
      <text:p text:style-name="P71">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Footnote">http://en.wikipedia.org/wiki/Ajax_(programming)</text:p></text:note-body></text:note> calls to the server, etc.</text:p>
      <text:p text:style-name="P71"/>
      <text:p text:style-name="P70">jQuery</text:p>
      <text:p text:style-name="P71">jQuery is a pluggable javascript library that speeds up client-side script development by implementing a Domain Specific Language capable of quickly processing XHTML DOM<text:note text:id="ftn4" text:note-class="footnote"><text:note-citation>4</text:note-citation><text:note-body><text:p text:style-name="Footnote">http://en.wikipedia.org/wiki/Document_Object_Model</text:p></text:note-body></text:note> elements for various aesthetic purposes. It also provides convenient functions prepared for Ajax communication or pre-programmed plugins like calendars, color picker windows, etc.</text:p>
      <text:h text:style-name="Heading_20_3" text:outline-level="3">Other Languages</text:h>
      <text:p text:style-name="Heading">XHTML</text:p>
      <text:p text:style-name="Text_20_body">This is a markup language used to design websites in similar fashion to regular HTML but with stricter rules, and similar functionalities to XML, for example, the use of namespaces.</text:p>
      <text:p text:style-name="Text_20_body">This project uses XHTML version 1.0 of it's Transitional guidelines. Given it's more strict nature a common Web Browser will waste less time processing web page content.</text:p>
      <text:p text:style-name="Text_20_body">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Footnote">http://www.w3.org/TR/WCAG20/</text:p></text:note-body></text:note> and strive for a minimum first level of acceptance.</text:p>
      <text:p text:style-name="Heading">CSS</text:p>
      <text:p text:style-name="Text_20_body">This stylesheet language changes the presentation aesthetic of websites in a non intrusive way, this way being able to switch style configuration rapidly without touching the markup language files.</text:p>
      <text:h text:style-name="Heading_20_3" text:outline-level="3">Databases</text:h>
      <text:p text:style-name="Heading">MySQL</text:p>
      <text:p text:style-name="Text_20_body">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Text_20_body"/>
      <text:h text:style-name="Heading_20_3" text:outline-level="3"><text:soft-page-break/>Development Platforms</text:h>
      <text:p text:style-name="Heading">SourceForge</text:p>
      <text:p text:style-name="Text_20_body">SourceForge<text:note text:id="ftn6" text:note-class="footnote"><text:note-citation>6</text:note-citation><text:note-body><text:p text:style-name="Footnote">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Text_20_body"/>
      <text:h text:style-name="Heading_20_3" text:outline-level="3">Development Tools</text:h>
      <text:p text:style-name="Heading">Git</text:p>
      <text:p text:style-name="Text_20_body">Git is a distributed source code management system used to keep track and monitor source code versions, allowing the developer to determine release versions, track code errors and share application code between other developers distributed around the world.</text:p>
      <text:p text:style-name="Text_20_body">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Text_20_body">Git was available to the project via SourceForge, which also provided an online interface<text:note text:id="ftn7" text:note-class="footnote"><text:note-citation>7</text:note-citation><text:note-body><text:p text:style-name="Footnote">http://mutworange.git.sourceforge.net/</text:p></text:note-body></text:note> to check out repository activity and provided a RSS<text:note text:id="ftn8" text:note-class="footnote"><text:note-citation>8</text:note-citation><text:note-body><text:p text:style-name="Footnote">http://en.wikipedia.org/wiki/Rss</text:p></text:note-body></text:note> feed so that users can be notified of recent changes to the code.</text:p>
      <text:p text:style-name="Text_20_body">During the development of this project the team used the Git repository to keep a record of the project planning, meetings reports, user manuals, the project presentation and this project report, along with the applications code.</text:p>
      <text:p text:style-name="Text_20_body">A usage example would consist of the following scenario (using a terminal console):</text:p>
      <text:list xml:id="list32169241" text:style-name="L1">
        <text:list-item>
          <text:p text:style-name="P248">In a fresh installation, the developer would start by creating a copy of the SourceForge repository and subsequent directory structure and files, using the following command:</text:p>
          <text:p text:style-name="P174">git clone git://mutworange.git.sourceforge.net/gitroot/mutworange/mutworange</text:p>
          <text:p text:style-name="P180"/>
        </text:list-item>
        <text:list-item>
          <text:p text:style-name="P180">After making changes to the code, the developer would issue a commit:</text:p>
          <text:p text:style-name="P174">git commit -a -m “fixed a bug in the X package”</text:p>
          <text:p text:style-name="P180">Those changes would be saved locally.</text:p>
        </text:list-item>
        <text:list-item>
          <text:p text:style-name="P180">After making sure the code changes worked, the developer can share the changes with the team:</text:p>
          <text:p text:style-name="P174">git push origin master</text:p>
          <text:p text:style-name="P180">Those changes would be merged with the central repository</text:p>
        </text:list-item>
        <text:list-item>
          <text:p text:style-name="P180">When new code changed are pushed to the central repository, the user can fetch them using the command:</text:p>
          <text:p text:style-name="P174"><text:soft-page-break/>git pull</text:p>
          <text:p text:style-name="P180">This fetches the latest changes to the code and merges them with your current local work.</text:p>
        </text:list-item>
      </text:list>
      <text:p text:style-name="P83"/>
      <text:p text:style-name="Text_20_body">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Text_20_body">Another feature offered by Git is code tagging, enabling to checkout various application versions of a branch in a certain context, for example a tag called <text:span text:style-name="T26">milestone-1 </text:span><text:span text:style-name="T28">or </text:span><text:span text:style-name="T26">release-1.2 </text:span><text:span text:style-name="T28">would correspond to a point were code development stopped and is ready to be deployed to the servers.</text:span></text:p>
      <text:p text:style-name="P84"/>
      <text:p text:style-name="P69">Source code management systems ensure that a team of developers keeps track of their work in an effective and efficient way.</text:p>
      <text:p text:style-name="P69"/>
      <text:p text:style-name="P124">Eclipse / NetBeans</text:p>
      <text:p text:style-name="P69">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36" text:outline-level="3">Other Tools</text:h>
      <text:p text:style-name="P124">Total Validator</text:p>
      <text:p text:style-name="Text_20_body"><text:span text:style-name="T28">Total Validator</text:span><text:span text:style-name="T28"><text:note text:id="ftn9" text:note-class="footnote"><text:note-citation>9</text:note-citation><text:note-body><text:p text:style-name="Footnote">http://www.totalvalidator.com/</text:p></text:note-body></text:note></text:span><text:span text:style-name="T28"> is a cross-platform application designed to validate Web Sites against established W3C</text:span><text:span text:style-name="T28"><text:note text:id="ftn10" text:note-class="footnote"><text:note-citation>10</text:note-citation><text:note-body><text:p text:style-name="Footnote">http://en.wikipedia.org/wiki/W3c</text:p></text:note-body></text:note></text:span><text:span text:style-name="T28">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69"/>
      <text:p text:style-name="P124">Delivery</text:p>
      <text:p text:style-name="P69">This application tries to make Javascript files smaller by removing comments, spaces and new lines to provide faster downloads by the Web Browsers.</text:p>
      <text:p text:style-name="P69"/>
      <text:p text:style-name="Heading">Google Docs</text:p>
      <text:p text:style-name="Text_20_body">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Text_20_body"/>
      <text:p text:style-name="Heading">Cacoo</text:p>
      <text:p text:style-name="Text_20_body">Cacoo<text:note text:id="ftn11" text:note-class="footnote"><text:note-citation>11</text:note-citation><text:note-body><text:p text:style-name="Footnote"><text:a xlink:type="simple" xlink:href="http://www.cacoo.com/">http://www.cacoo.com/</text:a></text:p></text:note-body></text:note> is an online, realtime collaborative drawing tool which various team members can use to produce UML diagrams, draw software deployment plans, etc. and was used in several points of this project.</text:p>
      <text:p text:style-name="Heading">MySQL Workbench<text:note text:id="ftn12" text:note-class="footnote"><text:note-citation>12</text:note-citation><text:note-body><text:p text:style-name="Footnote"><text:a xlink:type="simple" xlink:href="http://wb.mysql.com/">http://wb.mysql.com/</text:a></text:p></text:note-body></text:note></text:p>
      <text:p text:style-name="Text_20_body">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36" text:outline-level="3">Conventions</text:h>
      <text:p text:style-name="P69">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69">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32176591" text:style-name="L2">
        <text:list-item>
          <text:p text:style-name="P249">using UpperCamelCase on object class names</text:p>
        </text:list-item>
        <text:list-item>
          <text:p text:style-name="P249">using lowerCamelCase on class methods</text:p>
        </text:list-item>
        <text:list-item>
          <text:p text:style-name="P249">documenting classes and methods using PHPDoc</text:p>
        </text:list-item>
        <text:list-item>
          <text:p text:style-name="P249">keep the code lines to a 80 character minimum, the excess code would be put in the following lines</text:p>
        </text:list-item>
        <text:list-item>
          <text:p text:style-name="P249">opening brackets in the first line of the code statement</text:p>
        </text:list-item>
      </text:list>
      <text:p text:style-name="P69">These conventions ensured the whole team understood each other and understood what was being developed.</text:p>
      <text:p text:style-name="P66">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6"/>
      <text:h text:style-name="Heading_20_3" text:outline-level="3"><text:soft-page-break/>Observations</text:h>
      <text:p text:style-name="Text_20_body">During the course of this project, the P8-STATS team assisted the development of this project on deciding the proper conventions - listed in the previous section – and which tools to use, for example, accessibility validation.</text:p>
      <text:p text:style-name="Text_20_body">The P8-STATS team was also in charge of setting up the SourceForge infrastructure for the rest of the team to use. This consisted in:</text:p>
      <text:list xml:id="list32194573" text:style-name="L3">
        <text:list-item>
          <text:p text:style-name="P250">Setting up user members to access the hosted project </text:p>
        </text:list-item>
        <text:list-item>
          <text:p text:style-name="P250">Creating mailing lists for regular email conversations</text:p>
        </text:list-item>
        <text:list-item>
          <text:p text:style-name="P250">Creating Forums to use in Polls, communication with the Blue Team, etc.</text:p>
        </text:list-item>
        <text:list-item>
          <text:p text:style-name="P250">Setting up the Git repository directory structure</text:p>
        </text:list-item>
        <text:list-item>
          <text:p text:style-name="P250">Instructing the team on how to use Git and which tools to use </text:p>
        </text:list-item>
      </text:list>
      <text:p text:style-name="Heading">Repository Structure</text:p>
      <text:p text:style-name="Text_20_body"><draw:frame draw:style-name="fr12" draw:name="graphics23" text:anchor-type="paragraph" svg:x="4.657cm" svg:y="0.205cm" svg:width="7.689cm" svg:height="8.888cm" draw:z-index="64"><draw:image xlink:href="Pictures/10000000000000DA000000FC24FEECEE.png" xlink:type="simple" xlink:show="embed" xlink:actuate="onLoad"/></draw:frame>The Git repository was divided in two main directories: </text:p>
      <text:list xml:id="list32165613" text:style-name="L4">
        <text:list-item>
          <text:p text:style-name="P251">Documents – this directory holds early documentation, meeting reports and logs, general and package specific project planning, the final presentation and this report.</text:p>
        </text:list-item>
        <text:list-item>
          <text:p text:style-name="P251">Erasmusline – this directory contains startup and setup automation scripts, database scripts, unit test scripts, and the ErasmusLine application itself.</text:p>
        </text:list-item>
      </text:list>
      <text:h text:style-name="P227" text:outline-level="2">Report Structure</text:h>
      <text:p text:style-name="P64">This report was divided into several logical chapters and sections for the reader to better understand what will be discussed. The following list explains this report's structure:</text:p>
      <text:p text:style-name="P127">1. Introduction</text:p>
      <text:list xml:id="list32184697" text:style-name="L5">
        <text:list-item>
          <text:list>
            <text:list-item>
              <text:p text:style-name="P252">Brief MUTW Program Presentation - a general presentation about the Multinational Undergraduate Team Work Program.</text:p>
            </text:list-item>
            <text:list-item>
              <text:p text:style-name="P252">Motivations and Project Scope - the reasons for students applying for this project and the projects targets and objectives.</text:p>
            </text:list-item>
            <text:list-item>
              <text:p text:style-name="P252">Brief Project Presentation - a brief presentation about ‘ErasmusLine'</text:p>
            </text:list-item>
            <text:list-item>
              <text:p text:style-name="P252"><text:s/>Technologies- reference to the technologies used in ‘ErasmusLine’</text:p>
            </text:list-item>
            <text:list-item>
              <text:p text:style-name="P252">Report Structure - the structure this report follows</text:p>
            </text:list-item>
          </text:list>
        </text:list-item>
      </text:list>
      <text:p text:style-name="Text_20_body"><text:line-break/> <text:s text:c="3"/>2. Project Management</text:p>
      <text:list xml:id="list32194685" text:style-name="L6">
        <text:list-item>
          <text:list>
            <text:list-item>
              <text:p text:style-name="P253">Project Management Plan</text:p>
            </text:list-item>
            <text:list-item>
              <text:p text:style-name="P253">Meetings Plan</text:p>
            </text:list-item>
            <text:list-item>
              <text:p text:style-name="P253">Team Work Development Methodology</text:p>
            </text:list-item>
          </text:list>
          <text:p text:style-name="P253"/>
        </text:list-item>
      </text:list>
      <text:list xml:id="list32191208" text:style-name="L7">
        <text:list-item>
          <text:p text:style-name="P254">Application Overview - overview of what each package does, how it interacts with each other, and basic erasmus process workflow.</text:p>
          <text:p text:style-name="P254"/>
        </text:list-item>
        <text:list-item>
          <text:p text:style-name="P254">Technical Description - analysis of all ‘ErasmusLine’ packages</text:p>
        </text:list-item>
      </text:list>
      <text:list xml:id="list32174832" text:style-name="L8">
        <text:list-item>
          <text:p text:style-name="P255">ErasmusLine Architecture</text:p>
        </text:list-item>
        <text:list-item>
          <text:p text:style-name="P255"><text:s/>P1 - CONFIG - the Configuration package</text:p>
        </text:list-item>
        <text:list-item>
          <text:p text:style-name="P255"><text:s/>P2 – INFOX - the Information Exchange and Security package</text:p>
        </text:list-item>
        <text:list-item>
          <text:p text:style-name="P255">P3 - ALERT - the Automatic Alerts package</text:p>
        </text:list-item>
        <text:list-item>
          <text:p text:style-name="P255"><text:s/>P4 - IN - the Incoming Students package)</text:p>
        </text:list-item>
        <text:list-item>
          <text:p text:style-name="P255">P5 - OUT- the Outgoing Students package</text:p>
        </text:list-item>
        <text:list-item>
          <text:p text:style-name="P255"><text:s/>P6 - EXAM- the Exams at Host Institution package</text:p>
        </text:list-item>
        <text:list-item>
          <text:p text:style-name="P255"><text:s/>P8 - STATS- the Erasmus Statistics package</text:p>
        </text:list-item>
        <text:list-item>
          <text:p text:style-name="P255"><text:s/>P9 - MATCH- the Equivalent Courses Matching package</text:p>
        </text:list-item>
      </text:list>
      <text:p text:style-name="Text_20_body"/>
      <text:p text:style-name="Text_20_body"><text:s text:c="2"/>5. Conclusion</text:p>
      <text:list xml:id="list32162797" text:style-name="L9">
        <text:list-item>
          <text:p text:style-name="P256"><text:s/>Project outcome - ‘ErasmusLine’ sum-up</text:p>
        </text:list-item>
        <text:list-item>
          <text:p text:style-name="P256">Accomplished Goals - targets accomplished by Orange Team</text:p>
        </text:list-item>
        <text:list-item>
          <text:p text:style-name="P256">Other Accomplished Works - supplementary achievements</text:p>
        </text:list-item>
        <text:list-item>
          <text:p text:style-name="P256"><text:soft-page-break/>Limitations and Future Work - prospects for ‘ErasmusLine’ in the future</text:p>
        </text:list-item>
        <text:list-item>
          <text:p text:style-name="P257">Final Thoughts - each team members’ point of view on how the project went</text:p>
          <text:p text:style-name="P257"/>
        </text:list-item>
      </text:list>
      <text:h text:style-name="P214" text:outline-level="1">Project Management</text:h>
      <text:h text:style-name="Heading_20_2" text:outline-level="2">Project Management Plan</text:h>
      <text:p text:style-name="P49"/>
      <text:p text:style-name="P49">The Project development was controlled using the software tool OpenProj<text:note text:id="ftn13" text:note-class="footnote"><text:note-citation>13</text:note-citation><text:note-body><text:p text:style-name="Footnote">http://openproj.org/</text:p></text:note-body></text:note> and editing the existing Gantt Chart, accessible by the team's members in the SourceForge Git repository<text:note text:id="ftn14" text:note-class="footnote"><text:note-citation>14</text:note-citation><text:note-body><text:p text:style-name="Footnote">http://mutworange.git.sourceforge.net/</text:p></text:note-body></text:note>.</text:p>
      <text:p text:style-name="P49">Every package member was responsible for filling out their package Work Breakdown Structure, assign each deliverable time boxes and regularly filling the percentage of their work done.</text:p>
      <text:p text:style-name="P49"><draw:frame draw:style-name="fr1" draw:name="Frame1" text:anchor-type="paragraph" svg:x="0.427cm" svg:y="0.245cm" svg:width="16.42cm" draw:z-index="5"><draw:text-box fo:min-height="12.065cm"><text:p text:style-name="P128"><draw:frame draw:style-name="fr13" draw:name="graphics1" text:anchor-type="paragraph" svg:x="0.004cm" svg:y="0.002cm" svg:width="16.42cm" style:rel-width="100%" svg:height="12.065cm" style:rel-height="scale" draw:z-index="8"><draw:image xlink:href="Pictures/10000000000002D4000002141F7F68D2.png" xlink:type="simple" xlink:show="embed" xlink:actuate="onLoad"/></draw:frame>The Project's Gantt Chart in OpenProj</text:p></draw:text-box></draw:frame></text:p>
      <text:p text:style-name="P49">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Footnote">http://www.adobe.com/products/adobeconnect.html</text:p></text:note-body></text:note>, IRC channels, direct email and the SourceForge Mailing List system.</text:p>
      <text:p text:style-name="P49">Given the democratic nature of the team, each package team would also self-manage <text:soft-page-break/>their own package planning, using their own tools but always reporting to a general Gantt Chart.</text:p>
      <text:h text:style-name="Heading_20_3" text:outline-level="3">Project Plan Description</text:h>
      <text:p text:style-name="Text_20_body">This project was developed during the second semester of 2011, between the 21<text:span text:style-name="T34">st</text:span> of March and the 17<text:span text:style-name="T34">th</text:span> of June.</text:p>
      <text:p text:style-name="Text_20_body">The following tables show each packages main tasks and milestones, each with their corresponding time box.</text:p>
      <text:p text:style-name="Text_20_body"/>
      <text:p text:style-name="P20">P1-CONFIG (Germany)</text:p>
      <text:p text:style-name="P20"/>
      <text:p text:style-name="P15">Milestones / Tasks</text:p>
      <text:p text:style-name="P20"><text:tab/></text:p>
      <text:list xml:id="list32168170" text:style-name="L10">
        <text:list-item>
          <text:p text:style-name="P155">Database<text:tab/>21/03 – 29/04</text:p>
          <text:list>
            <text:list-item>
              <text:p text:style-name="P158">Design</text:p>
            </text:list-item>
            <text:list-item>
              <text:p text:style-name="P158">SQL-Script</text:p>
            </text:list-item>
            <text:list-item>
              <text:p text:style-name="P158">Installation Script</text:p>
            </text:list-item>
          </text:list>
        </text:list-item>
        <text:list-item>
          <text:p text:style-name="P155">Design<text:tab/><text:tab/>25/03 – 15/04</text:p>
          <text:list>
            <text:list-item>
              <text:p text:style-name="P158">Design Mock Templates</text:p>
            </text:list-item>
            <text:list-item>
              <text:p text:style-name="P158">Integration with Plonk Templating library</text:p>
            </text:list-item>
          </text:list>
        </text:list-item>
        <text:list-item>
          <text:p text:style-name="P155">User Account<text:tab/><text:tab/>18/04 – 29/04</text:p>
          <text:list>
            <text:list-item>
              <text:p text:style-name="P158">Login functionality</text:p>
            </text:list-item>
            <text:list-item>
              <text:p text:style-name="P158">Account page</text:p>
            </text:list-item>
          </text:list>
        </text:list-item>
      </text:list>
      <text:p text:style-name="P15"/>
      <text:p text:style-name="P15">P2-INFOX (Germany)</text:p>
      <text:p text:style-name="P15"/>
      <text:list xml:id="list32182418" text:style-name="L11">
        <text:list-item>
          <text:p text:style-name="P159">Discussion about communication Protocol<text:tab/>28/03 – 1/04</text:p>
        </text:list-item>
        <text:list-item>
          <text:p text:style-name="P159">Define Security System<text:tab/>04/04 – 29/04</text:p>
        </text:list-item>
        <text:list-item>
          <text:p text:style-name="P159">Programming Outgoing data<text:tab/>02/05 – 13/05</text:p>
        </text:list-item>
        <text:list-item>
          <text:p text:style-name="P159">Programming Incoming data<text:tab/>02/05 – 13/05</text:p>
        </text:list-item>
      </text:list>
      <text:p text:style-name="P15"/>
      <text:p text:style-name="P15">P3-ALERT (Bulgaria)</text:p>
      <text:p text:style-name="P15"/>
      <text:list xml:id="list32184945" text:style-name="L12">
        <text:list-item>
          <text:p text:style-name="P160">Research<text:tab/>22/03 – 06/04</text:p>
        </text:list-item>
        <text:list-item>
          <text:p text:style-name="P160">Making the daemon<text:tab/><text:tab/>07/04 – 20/04</text:p>
        </text:list-item>
        <text:list-item>
          <text:p text:style-name="P160">Synchronization with the others part of the project<text:tab/>21/04 – 27/04</text:p>
        </text:list-item>
        <text:list-item>
          <text:p text:style-name="P160">Email sending system<text:tab/>28/04 – 5/04</text:p>
        </text:list-item>
        <text:list-item>
          <text:p text:style-name="P160">Pop-ups<text:tab/>28/04 – 5/04</text:p>
        </text:list-item>
        <text:list-item>
          <text:p text:style-name="P160">GUI<text:tab/><text:tab/>05/05 – 09/05</text:p>
        </text:list-item>
        <text:list-item>
          <text:p text:style-name="P160">Testing<text:tab/>10/05 – 23/05</text:p>
        </text:list-item>
      </text:list>
      <text:p text:style-name="P20"/>
      <text:p text:style-name="P37"/>
      <text:p text:style-name="P20">P4-OUT (Belgium)</text:p>
      <text:p text:style-name="P20"/>
      <text:list xml:id="list32173119" text:style-name="L13">
        <text:list-item>
          <text:p text:style-name="P161">Collect Different forms<text:tab/>14/03 – 01/04</text:p>
        </text:list-item>
        <text:list-item>
          <text:p text:style-name="P161">Setting up chart with the form flow<text:tab/>25/03 – 29/03</text:p>
        </text:list-item>
        <text:list-item>
          <text:p text:style-name="P161">Agree with P-IN on layout forms<text:tab/><text:tab/>28/03 – 01/04</text:p>
        </text:list-item>
        <text:list-item>
          <text:p text:style-name="P161">Determine which forms can be common<text:tab/><text:tab/>04/04 – 08/04</text:p>
        </text:list-item>
        <text:list-item>
          <text:p text:style-name="P161">Implement non/common forms<text:tab/><text:tab/>11/04 – 29/04</text:p>
        </text:list-item>
        <text:list-item>
          <text:p text:style-name="P161">Creating ECTS forms<text:tab/><text:tab/>28/03 – 01/04</text:p>
        </text:list-item>
        <text:list-item>
          <text:p text:style-name="P161">Implement flow of forms<text:tab/><text:tab/>11/04 – 10/05</text:p>
        </text:list-item>
        <text:list-item>
          <text:p text:style-name="P161">Integrate information <text:s/>exchange module<text:tab/><text:tab/>18/04 – 22/04</text:p>
        </text:list-item>
        <text:list-item>
          <text:p text:style-name="P161">Intensive testing of flow<text:tab/><text:tab/>10/05 – 31/05</text:p>
        </text:list-item>
      </text:list>
      <text:p text:style-name="P20"/>
      <text:p text:style-name="P20">P5-IN (Greece)</text:p>
      <text:p text:style-name="P20"/>
      <text:list xml:id="list32170698" text:style-name="L14">
        <text:list-item>
          <text:p text:style-name="P166">Research </text:p>
        </text:list-item>
        <text:list-item>
          <text:p text:style-name="P166">Develop the IN student forms</text:p>
        </text:list-item>
        <text:list-item>
          <text:p text:style-name="P166">Testing</text:p>
        </text:list-item>
        <text:list-item>
          <text:p text:style-name="P166">Report</text:p>
        </text:list-item>
      </text:list>
      <text:p text:style-name="P20"/>
      <text:p text:style-name="P20">P6-EXAM (Bulgaria)</text:p>
      <text:p text:style-name="P20"/>
      <text:list xml:id="list32165046" text:style-name="L15">
        <text:list-item>
          <text:p text:style-name="P162">Research</text:p>
        </text:list-item>
        <text:list-item>
          <text:p text:style-name="P162">Making the student module</text:p>
        </text:list-item>
        <text:list-item>
          <text:p text:style-name="P162">Making the home coordinator module</text:p>
        </text:list-item>
        <text:list-item>
          <text:p text:style-name="P162">Making the host coordinator module</text:p>
        </text:list-item>
        <text:list-item>
          <text:p text:style-name="P162">Synchronization with other parts of the project</text:p>
        </text:list-item>
        <text:list-item>
          <text:p text:style-name="P162">Testing</text:p>
        </text:list-item>
        <text:list-item>
          <text:p text:style-name="P162">Report</text:p>
        </text:list-item>
      </text:list>
      <text:p text:style-name="P20"/>
      <text:p text:style-name="P20">P7-MATCH (Iceland)</text:p>
      <text:p text:style-name="P20"/>
      <text:list xml:id="list32190966" text:style-name="L16">
        <text:list-item>
          <text:p text:style-name="P167">Research</text:p>
        </text:list-item>
        <text:list-item>
          <text:p text:style-name="P167">Develop data scrapper to match dummy data</text:p>
        </text:list-item>
        <text:list-item>
          <text:p text:style-name="P167">Develop production code</text:p>
        </text:list-item>
        <text:list-item>
          <text:p text:style-name="P167">Integration tests</text:p>
        </text:list-item>
        <text:list-item>
          <text:p text:style-name="P167">Testing</text:p>
        </text:list-item>
        <text:list-item>
          <text:p text:style-name="P167">Report</text:p>
        </text:list-item>
      </text:list>
      <text:p text:style-name="P20"/>
      <text:p text:style-name="P20">P8-STATS (Portugal)</text:p>
      <text:p text:style-name="P20"/>
      <text:list xml:id="list32192032" text:style-name="L17">
        <text:list-item>
          <text:p text:style-name="P156">Analysis and Requirements gathering<text:tab/>14/03 – 29/03</text:p>
          <text:list>
            <text:list-item>
              <text:p text:style-name="P163">Business Rules</text:p>
            </text:list-item>
            <text:list-item>
              <text:p text:style-name="P156">Key Performance Indicators</text:p>
              <text:list>
                <text:list-item>
                  <text:p text:style-name="P163">Measures</text:p>
                </text:list-item>
                <text:list-item>
                  <text:p text:style-name="P163">Dimensions</text:p>
                </text:list-item>
              </text:list>
            </text:list-item>
            <text:list-item>
              <text:p text:style-name="P163">Report</text:p>
            </text:list-item>
          </text:list>
        </text:list-item>
        <text:list-item>
          <text:p text:style-name="P156">Data Warehouse<text:tab/><text:tab/>30/03 – 19/05</text:p>
          <text:list>
            <text:list-item>
              <text:p text:style-name="P163"><text:soft-page-break/>Database schema</text:p>
            </text:list-item>
            <text:list-item>
              <text:p text:style-name="P163">Define data sources</text:p>
            </text:list-item>
            <text:list-item>
              <text:p text:style-name="P156">Architecture</text:p>
              <text:list>
                <text:list-item>
                  <text:p text:style-name="P163">DW ETL / Data refreshment</text:p>
                </text:list-item>
                <text:list-item>
                  <text:p text:style-name="P163">ODS and Metadata structure</text:p>
                </text:list-item>
                <text:list-item>
                  <text:p text:style-name="P163">Indexing Solutions</text:p>
                </text:list-item>
              </text:list>
            </text:list-item>
            <text:list-item>
              <text:p text:style-name="P156">Implementation</text:p>
              <text:list>
                <text:list-item>
                  <text:p text:style-name="P163">DW ETL / Data refreshment</text:p>
                </text:list-item>
                <text:list-item>
                  <text:p text:style-name="P163">ODS and Metadata structure</text:p>
                </text:list-item>
                <text:list-item>
                  <text:p text:style-name="P163">OLAP module development</text:p>
                </text:list-item>
              </text:list>
              <text:p text:style-name="P163"/>
            </text:list-item>
            <text:list-item>
              <text:p text:style-name="P156">Deployment</text:p>
              <text:list>
                <text:list-item>
                  <text:p text:style-name="P163">DW ETL / Data refreshment</text:p>
                </text:list-item>
                <text:list-item>
                  <text:p text:style-name="P163">ODS and Metadata tables</text:p>
                </text:list-item>
                <text:list-item>
                  <text:p text:style-name="P163">Data Marts – Local and Remote DW</text:p>
                </text:list-item>
                <text:list-item>
                  <text:p text:style-name="P163">Report</text:p>
                </text:list-item>
              </text:list>
            </text:list-item>
          </text:list>
        </text:list-item>
        <text:list-item>
          <text:p text:style-name="P156">EIS Interface<text:tab/>19/05 – 06/06</text:p>
          <text:list>
            <text:list-item>
              <text:p text:style-name="P163">Architecture</text:p>
            </text:list-item>
            <text:list-item>
              <text:p text:style-name="P163">User Stories</text:p>
            </text:list-item>
            <text:list-item>
              <text:p text:style-name="P163">Implementation</text:p>
            </text:list-item>
            <text:list-item>
              <text:p text:style-name="P163">Deployment</text:p>
            </text:list-item>
            <text:list-item>
              <text:p text:style-name="P163">Report</text:p>
            </text:list-item>
          </text:list>
        </text:list-item>
      </text:list>
      <text:p text:style-name="P14"/>
      <text:p text:style-name="P15">ERASMUSLINE (Orange Team)</text:p>
      <text:p text:style-name="P15"><text:tab/></text:p>
      <text:list xml:id="list32175900" text:style-name="L18">
        <text:list-item>
          <text:p text:style-name="P157">Integration<text:tab/><text:tab/>16/05<text:tab/>- 31/05</text:p>
          <text:list>
            <text:list-item>
              <text:p text:style-name="P164">Integration Tests</text:p>
            </text:list-item>
            <text:list-item>
              <text:p text:style-name="P164">Debugging</text:p>
            </text:list-item>
          </text:list>
        </text:list-item>
        <text:list-item>
          <text:p text:style-name="P157">Final Report<text:tab/><text:tab/>01/06 – 17/06</text:p>
          <text:list>
            <text:list-item>
              <text:p text:style-name="P164">User Manual</text:p>
            </text:list-item>
          </text:list>
        </text:list-item>
        <text:list-item>
          <text:p text:style-name="P157">Presentation<text:tab/>08/06 – 17/06</text:p>
          <text:list>
            <text:list-item>
              <text:p text:style-name="P164">Presentation Notes</text:p>
            </text:list-item>
          </text:list>
        </text:list-item>
      </text:list>
      <text:p text:style-name="P14"/>
      <text:h text:style-name="Heading_20_2" text:outline-level="2">Meetings Plan</text:h>
      <text:p text:style-name="Text_20_body"/>
      <text:p text:style-name="Text_20_body">As agreed on the first presential meetings, the team met initially remotely each week on mondays on 18 o'clock according to the UTC-0<text:note text:id="ftn16" text:note-class="footnote"><text:note-citation>16</text:note-citation><text:note-body><text:p text:style-name="Footnote">http://en.wikipedia.org/wiki/Coordinated_Universal_Time</text:p></text:note-body></text:note>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32165941" text:style-name="L19">
        <text:list-item>
          <text:p text:style-name="P258">Report last week's activity</text:p>
        </text:list-item>
        <text:list-item>
          <text:p text:style-name="P258">Plan next week's activity</text:p>
        </text:list-item>
        <text:list-item>
          <text:p text:style-name="P258">Express difficulties and problems encountered, but not solve them right away</text:p>
        </text:list-item>
      </text:list>
      <text:p text:style-name="Text_20_body"><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Heading_20_3" text:outline-level="3">Observations </text:h>
      <text:p text:style-name="Text_20_body">Initially each package team would prepare and assume control of the meetings in a rotational fashion each week, at least once. This proved to be non-productive given that some team members didn't prepare nor had the skills to conduct the meetings.</text:p>
      <text:p text:style-name="Text_20_body">After a democratic vote from the team, it was decided unanimously that the P8-STATS team should prepare and manage the meetings as well as the whole team.</text:p>
      <text:h text:style-name="Heading_20_3" text:outline-level="3">Communication Tools</text:h>
      <text:p text:style-name="Text_20_body">The next sections describe the communication tools used to interact between team members.</text:p>
      <text:p text:style-name="Heading">Adobe Connect</text:p>
      <text:p text:style-name="Text_20_body">This proprietary platform allowed team members to communicate with each other through live text, video and voice chat on modern web browsers.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p text:style-name="Heading">Mailing Lists</text:p>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p text:style-name="Heading">IRC</text:p>
      <text:p text:style-name="Text_20_body">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Footnote">http://www.mibbit.com/</text:p></text:note-body></text:note> or the team member could use an IRC client.</text:p>
      <text:p text:style-name="Text_20_body">The interoperability was good if the team only needed text chat and the internet <text:soft-page-break/>connection was slow.</text:p>
      <text:p text:style-name="Standard"/>
      <text:p text:style-name="Heading">Forum</text:p>
      <text:p text:style-name="Text_20_body">The SourceForge online platform also provided a private and a public forum, if for example, the team wanted to make a public conversation with the Blue Team or make a private poll about a certain topic.</text:p>
      <text:p text:style-name="Text_20_body"/>
      <text:p text:style-name="Heading">Skype</text:p>
      <text:p text:style-name="Text_20_body">This proprietary software<text:note text:id="ftn18" text:note-class="footnote"><text:note-citation>18</text:note-citation><text:note-body><text:p text:style-name="Footnote">http://www.skype.com/</text:p></text:note-body></text:note> was seldom used between two team members for private or more hands-on conversations.</text:p>
      <text:h text:style-name="Heading_20_3" text:outline-level="3">Observations</text:h>
      <text:p text:style-name="P77">Most of the project's success was due to some early discussion of important decisions, specially by forum or mailing list, mainly by the P8-STATS team.</text:p>
      <text:p text:style-name="P77">As an example, the successful choice of how to distribute the information parted from a document sent by mail early in development which can be checked as Annex 1.</text:p>
      <text:p text:style-name="Standard"/>
      <text:h text:style-name="Heading_20_2" text:outline-level="2">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32187251" text:style-name="L20">
        <text:list-item>
          <text:p text:style-name="P259">Different spoken/written language </text:p>
        </text:list-item>
        <text:list-item>
          <text:p text:style-name="P259">Different Multi-Cultural / Multi-Religious backgrounds</text:p>
        </text:list-item>
        <text:list-item>
          <text:p text:style-name="P259">Different perceptions</text:p>
        </text:list-item>
        <text:list-item>
          <text:p text:style-name="P259">Different communication styles</text:p>
        </text:list-item>
        <text:list-item>
          <text:p text:style-name="P259">Different life, academic or professional experience</text:p>
        </text:list-item>
        <text:list-item>
          <text:p text:style-name="P259">Different time zones</text:p>
        </text:list-item>
        <text:list-item>
          <text:p text:style-name="P259">Different countries</text:p>
          <text:p text:style-name="P259"/>
        </text:list-item>
      </text:list>
      <text:p text:style-name="Text_20_body">These aspects are part of a set of barriers with constant presence during the project:</text:p>
      <text:list xml:id="list32192015" text:style-name="L21">
        <text:list-item>
          <text:p text:style-name="P260">Physical Barriers – the differences between team members' locations, time zones, failure in the communication channels (slow internet connection, sudden network drops, poor visual quality on video conferences, etc.)</text:p>
        </text:list-item>
        <text:list-item>
          <text:p text:style-name="P260">Personal Barriers – the teams' different cultural backgrounds, the members physical and mental condition during communication, weak communication skills, etc.</text:p>
        </text:list-item>
        <text:list-item>
          <text:p text:style-name="P260"><text:soft-page-break/>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32186735" text:style-name="L22">
        <text:list-item>
          <text:p text:style-name="P261">Maintain an assertive style of communication</text:p>
        </text:list-item>
        <text:list-item>
          <text:p text:style-name="P261">Avoid parallel conversations during meetings – this could be achieved with some socializing chat before and after the meetings' set schedule</text:p>
        </text:list-item>
        <text:list-item>
          <text:p text:style-name="P261">Use proper, universal conventions during discussions – for example, begin sentences with predetermined words during the weekly report</text:p>
        </text:list-item>
        <text:list-item>
          <text:p text:style-name="P261">Avoid aggressive behavior by maintaining objectivity - <text:s/>it is normal for deadlines to often provoke stressful situations.</text:p>
        </text:list-item>
        <text:list-item>
          <text:p text:style-name="P261">Instill a spirit of camaraderie – working for the same goal and motivational discussions brings down some of the discussed barriers.</text:p>
        </text:list-item>
      </text:list>
      <text:p text:style-name="Text_20_body"/>
      <text:h text:style-name="Heading_20_3" text:outline-level="3">Observations</text:h>
      <text:p text:style-name="Text_20_body">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Text_20_body">Although developing this project in the actual presence of the team members – during the final team meeting - proved to be more productive, the initial obstacles in the beginning of the project weren't present at that time.</text:p>
      <text:h text:style-name="P239"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20" text:note-class="footnote"><text:note-citation>20</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1" text:note-class="footnote"><text:note-citation>21</text:note-citation><text:note-body><text:p text:style-name="Footnote">http://en.wikipedia.org/wiki/Continuous_integration</text:p></text:note-body></text:note> scripts were implemented to allow the developer to: </text:p>
      <text:list xml:id="list321692531" text:style-name="L23">
        <text:list-item>
          <text:p text:style-name="P262">quickly setup the databases and apply configuration settings to them</text:p>
        </text:list-item>
        <text:list-item>
          <text:p text:style-name="P262">run tests to check for malfunctioning code</text:p>
        </text:list-item>
        <text:list-item>
          <text:p text:style-name="P262">populate the databases with preliminary data</text:p>
        </text:list-item>
        <text:list-item>
          <text:p text:style-name="P262">activate background services</text:p>
        </text:list-item>
      </text:list>
      <text:p text:style-name="Text_20_body"/>
      <text:p text:style-name="Text_20_body">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5">By using these automated scripts for each platform, the team ensured it would be possible to deploy the application on a wide variety of platforms without getting in the way of developing the application.</text:p>
      <text:p text:style-name="P65"/>
      <text:p text:style-name="P65"><text:soft-page-break/></text:p>
      <text:h text:style-name="P211" text:outline-level="1">Application Overview</text:h>
      <text:p text:style-name="P77"/>
      <text:h text:style-name="Heading_20_2" text:outline-level="2">P1-CONFIG </text:h>
      <text:p text:style-name="P88">Configuration – this package is responsible for:</text:p>
      <text:list xml:id="list32193072" text:style-name="L24">
        <text:list-item>
          <text:p text:style-name="P181">Validation of the other packages;</text:p>
        </text:list-item>
        <text:list-item>
          <text:p text:style-name="P181">User accounts and profiles;</text:p>
        </text:list-item>
        <text:list-item>
          <text:p text:style-name="P181">ErasmusLine home page and main menu.</text:p>
        </text:list-item>
      </text:list>
      <text:h text:style-name="Heading_20_2" text:outline-level="2">P2-INFOX </text:h>
      <text:p text:style-name="P63"><text:span text:style-name="T73">Information Exchange and Security</text:span><text:span text:style-name="T67"> </text:span><text:span text:style-name="T68">- This package allows exchanging documents and students’ processes between instances </text:span><text:span text:style-name="T73">of the ErasmusLine application. ErasmusLine server and database will be installed in every institution. This package provides a mechanism for securely exchange of the information. </text:span></text:p>
      <text:h text:style-name="Heading_20_2" text:outline-level="2">P3-ALERT </text:h>
      <text:p text:style-name="Text_20_body">Automatic Alerts - Automatic alerts system which is used to send messages for actions that are going to run out of date.</text:p>
      <text:h text:style-name="Heading_20_2" text:outline-level="2">P4-OUT </text:h>
      <text:p text:style-name="P63"><text:span text:style-name="T73">Outgoing Students</text:span><text:span text:style-name="T74"> – </text:span><text:span text:style-name="T73">this package helps OUT students, home coordinators and stuff to manage documents related to the entire process, assists in conversion from ESTC credits to a local scale.</text:span></text:p>
      <text:p text:style-name="P148">P5-IN </text:p>
      <text:p text:style-name="P63"><text:span text:style-name="T73">Incoming Students</text:span><text:span text:style-name="T74"> – </text:span><text:span text:style-name="T73">helps IN students, host coordinators and stuff to manage documents related to an entire exchange process, assists</text:span><text:span text:style-name="T74"> </text:span><text:span text:style-name="T73">processing</text:span><text:span text:style-name="T74"> </text:span><text:span text:style-name="T73">of transcript of records.</text:span></text:p>
      <text:h text:style-name="Heading_20_2" text:outline-level="2">P7-MATCH </text:h>
      <text:p text:style-name="Text_20_body">Automatic Course Matching – assists student to choose courses with requirements close to home institution`s courses. This package is based on comparing textual descriptions given from host institutions and student.</text:p>
      <text:h text:style-name="Heading_20_2" text:outline-level="2">P8-STATS </text:h>
      <text:p text:style-name="Text_20_body">Erasmus Statistics – this package aims to provide information that will help to improve <text:soft-page-break/>Erasmus processes and to evaluate Erasmus impact and progress in a separate institutions.</text:p>
      <text:h text:style-name="Heading_20_2" text:outline-level="2">Package Interaction</text:h>
      <text:p text:style-name="Text_20_body">The application is build by using the Plonk PHP library. The software architecture used by this library is Model – View – Controller. That means that the logic of the application is separated into three parts: </text:p>
      <text:list xml:id="list32183676" text:style-name="L25">
        <text:list-item>
          <text:p text:style-name="P263">Model - manages the behavior and data of the application domain, responds to requests for information about its state (usually from the view), and responds to instructions to change state. </text:p>
        </text:list-item>
        <text:list-item>
          <text:p text:style-name="P263">View - renders the model into a form suitable for interaction, typically a user interface element. </text:p>
        </text:list-item>
        <text:list-item>
          <text:p text:style-name="P263">Controller - receives user input and initiates a response by making calls on model objects.</text:p>
        </text:list-item>
      </text:list>
      <text:p text:style-name="Text_20_body">Every Package controller could load another desired package controller and communicate by the controller's interfaces. Remote interaction between packages would have to be made by the P2-INFOX package controller.</text:p>
      <text:h text:style-name="P213" text:outline-level="1">Technical Description</text:h>
      <text:p text:style-name="P76">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74"/>
      <text:p text:style-name="P74"/>
      <text:h text:style-name="P213" text:outline-level="1">P1-CONFIG</text:h>
      <text:p text:style-name="P49"/>
      <text:p text:style-name="P54">In this module the main configuration is set. It can actually split up to three parts: Data management, User management and page-layout.</text:p>
      <text:p text:style-name="P49"/>
      <text:p text:style-name="P55">Data Management</text:p>
      <text:p text:style-name="P54">In the data management part we first made a short overview of the data that will be needed for the normal user functionality such as login, selecting institutions and selecting courses.</text:p>
      <text:p text:style-name="P54">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49"/>
      <text:p text:style-name="P54">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54">Next figure shows the final database:</text:p>
      <text:p text:style-name="P49"/>
      <text:p text:style-name="P49"><draw:frame draw:style-name="fr2" draw:name="Frame2" text:anchor-type="paragraph" svg:width="17cm" draw:z-index="12"><draw:text-box fo:min-height="7.816cm"><text:p text:style-name="P128"><draw:frame draw:style-name="fr13" draw:name="graphics2" text:anchor-type="paragraph" svg:x="0.004cm" svg:y="0.002cm" svg:width="17cm" style:rel-width="100%" svg:height="7.816cm" style:rel-height="scale" draw:z-index="13"><draw:image xlink:href="Pictures/100002000000073B00000353D4CF0DE7.gif" xlink:type="simple" xlink:show="embed" xlink:actuate="onLoad"/></draw:frame>Main Database Schema EER Diagram</text:p></draw:text-box></draw:frame></text:p>
      <text:p text:style-name="P54">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49"/>
      <text:p text:style-name="P55">User Management</text:p>
      <text:p text:style-name="P54">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8"/>
      <table:table table:name="Table10" table:style-name="Table10">
        <table:table-column table:style-name="Table10.A"/>
        <table:table-column table:style-name="Table10.B"/>
        <table:table-row>
          <table:table-cell table:style-name="Table10.A1" office:value-type="string">
            <text:p text:style-name="P46">Role</text:p>
          </table:table-cell>
          <table:table-cell table:style-name="Table10.B1" office:value-type="string">
            <text:p text:style-name="P46">Description</text:p>
          </table:table-cell>
        </table:table-row>
        <table:table-row>
          <table:table-cell table:style-name="Table10.A2" office:value-type="string">
            <text:p text:style-name="P47">Student</text:p>
          </table:table-cell>
          <table:table-cell table:style-name="Table10.B2" office:value-type="string">
            <text:p text:style-name="P47">An erasmus student who want to participate in the erasmus program</text:p>
          </table:table-cell>
        </table:table-row>
        <table:table-row>
          <table:table-cell table:style-name="Table10.A2" office:value-type="string">
            <text:p text:style-name="P47">Teaching Staff</text:p>
          </table:table-cell>
          <table:table-cell table:style-name="Table10.B2" office:value-type="string">
            <text:p text:style-name="P47">Same level as International Relations Office Staff</text:p>
          </table:table-cell>
        </table:table-row>
        <table:table-row>
          <table:table-cell table:style-name="Table10.A2" office:value-type="string">
            <text:p text:style-name="P47">Erasmus Coordinator</text:p>
          </table:table-cell>
          <table:table-cell table:style-name="Table10.B2" office:value-type="string">
            <text:p text:style-name="P47">Same level as International Relations Office Staff</text:p>
          </table:table-cell>
        </table:table-row>
        <table:table-row>
          <table:table-cell table:style-name="Table10.A2" office:value-type="string">
            <text:p text:style-name="P47">Higher Education Institution</text:p>
          </table:table-cell>
          <table:table-cell table:style-name="Table10.B2" office:value-type="string">
            <text:p text:style-name="P47">Same level as International Relations Office Staff</text:p>
          </table:table-cell>
        </table:table-row>
        <table:table-row>
          <table:table-cell table:style-name="Table10.A2" office:value-type="string">
            <text:p text:style-name="P47">Industrial Institution</text:p>
          </table:table-cell>
          <table:table-cell table:style-name="Table10.B2" office:value-type="string">
            <text:p text:style-name="P47">Not used yet in our application</text:p>
          </table:table-cell>
        </table:table-row>
        <table:table-row>
          <table:table-cell table:style-name="Table10.A2" office:value-type="string">
            <text:p text:style-name="P47">International Relations Office Staff</text:p>
          </table:table-cell>
          <table:table-cell table:style-name="Table10.B2" office:value-type="string">
            <text:p text:style-name="P47">These users coordinate the whole erasmus process and handle the students events.</text:p>
          </table:table-cell>
        </table:table-row>
        <table:table-row>
          <table:table-cell table:style-name="Table10.A2" office:value-type="string">
            <text:p text:style-name="P47">Administrator</text:p>
          </table:table-cell>
          <table:table-cell table:style-name="Table10.B2" office:value-type="string">
            <text:p text:style-name="P47">Special user who can organize the International Relations Office Staff.</text:p>
          </table:table-cell>
        </table:table-row>
      </table:table>
      <text:p text:style-name="P128">User Roles</text:p>
      <text:p text:style-name="P54">We also decided to make a register mask public so that everybody can register and do not have to wait until an administrative will set up the account. Also we want to avoid any mistakes with names etc.</text:p>
      <text:p text:style-name="P55">Page Layout</text:p>
      <text:p text:style-name="P54">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49"/>
      <text:p text:style-name="P49"><draw:frame draw:style-name="fr14" draw:name="graphics3" text:anchor-type="paragraph" svg:width="17cm" svg:height="1.921cm" draw:z-index="9"><draw:image xlink:href="Pictures/10000000000003F000000072BD47C71C.png" xlink:type="simple" xlink:show="embed" xlink:actuate="onLoad"/></draw:frame></text:p>
      <text:p text:style-name="P54">We created an Erasmusline banner on the top left of the site which includes the typical colors of the Erasmus Project. On the right site are a few tabs for the main menu. These tabs have also a hover effect to make a small visual effect.</text:p>
      <text:p text:style-name="P73"><text:span text:style-name="T33">The main part of the application is in a box with 980 pixel with. This was very important for us that the content will not become wider because a lot of students use small netbooks </text:span><text:soft-page-break/><text:span text:style-name="T33">with a maximum width of 1024 pixel. So the screen will always have a small buffer for the scrollbars e.g.</text:span></text:p>
      <text:h text:style-name="Heading_20_1" text:outline-level="1">P2-INFOX</text:h>
      <text:p text:style-name="P51"/>
      <text:p text:style-name="P51">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1"/>
      <text:p text:style-name="P57">cURL</text:p>
      <text:p text:style-name="P67"><text:span text:style-name="T6">The cURL library was first released in 1997. It </text:span><text:span text:style-name="T8">is a computer software project providing a library and command-line tool for transferring data using various protocols.</text:span></text:p>
      <text:p text:style-name="P51">cURL includes a command line interface and the libcurl-library which supports several protocols including HTTP / HTTPS and file transfer. It offers also username and password authentication and is IPv6 compatible.</text:p>
      <text:p text:style-name="P51"/>
      <text:p text:style-name="P51">In the application we only use a small amount of the libcurl library. The table shows the options that are set and their meaning:</text:p>
      <text:p text:style-name="P51"/>
      <table:table table:name="Table3" table:style-name="Table3">
        <table:table-column table:style-name="Table3.A"/>
        <table:table-column table:style-name="Table3.B"/>
        <table:table-row>
          <table:table-cell table:style-name="Table3.A1" office:value-type="string">
            <text:p text:style-name="P44">CURLOPT_URL</text:p>
          </table:table-cell>
          <table:table-cell table:style-name="Table3.B1" office:value-type="string">
            <text:p text:style-name="P44">Sets the destination URL</text:p>
          </table:table-cell>
        </table:table-row>
        <table:table-row>
          <table:table-cell table:style-name="Table3.A2" office:value-type="string">
            <text:p text:style-name="P44">CURLOPT_POST</text:p>
          </table:table-cell>
          <table:table-cell table:style-name="Table3.B2" office:value-type="string">
            <text:p text:style-name="P44">If true it defines that post data is send</text:p>
          </table:table-cell>
        </table:table-row>
        <table:table-row>
          <table:table-cell table:style-name="Table3.A2" office:value-type="string">
            <text:p text:style-name="P44">CURLOPT_RETURNTRANSFER</text:p>
          </table:table-cell>
          <table:table-cell table:style-name="Table3.B2" office:value-type="string">
            <text:p text:style-name="P44">If true the transfer returns a string</text:p>
          </table:table-cell>
        </table:table-row>
        <table:table-row>
          <table:table-cell table:style-name="Table3.A2" office:value-type="string">
            <text:p text:style-name="P44">CURLOPT_SSL_VERIFYPEER</text:p>
          </table:table-cell>
          <table:table-cell table:style-name="Table3.B2" office:value-type="string">
            <text:p text:style-name="P44">If false cURL stops to verify the peers certificate</text:p>
          </table:table-cell>
        </table:table-row>
        <table:table-row>
          <table:table-cell table:style-name="Table3.A2" office:value-type="string">
            <text:p text:style-name="P44">CURLOPT_POSTFIELDS</text:p>
          </table:table-cell>
          <table:table-cell table:style-name="Table3.B2" office:value-type="string">
            <text:p text:style-name="P44">The full data to post in a HTTP post operation</text:p>
          </table:table-cell>
        </table:table-row>
      </table:table>
      <text:p text:style-name="P51"/>
      <text:p text:style-name="P57">JSON</text:p>
      <text:p text:style-name="P51">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1"/>
      <text:p text:style-name="P57">3DES encryption</text:p>
      <text:p text:style-name="P51">The Data Encryption Standard is a symmetric encryption algorithm. Even thou the DES is less save, encrypting it three times (Triple DES) makes it very safe and it is still the most used encryption method.</text:p>
      <text:p text:style-name="P51"/>
      <text:p text:style-name="P57">Implementation</text:p>
      <text:p text:style-name="P51">There are a few ways the start a transfer. First there is the data transfer. It needs the methods, the tables and the data for each method.</text:p>
      <text:p text:style-name="P60"><text:soft-page-break/>public function dataTransfer($method, $table, $data, $idInst) { }</text:p>
      <text:p text:style-name="P51"><text:s/>A JSON string is constructed with the tables and the data. In the next step another JSON string is constructed with the method to be called on the host server and the first JSON string as a parameter.</text:p>
      <text:p text:style-name="P61">Example of the JSON String:</text:p>
      <text:p text:style-name="P61">[</text:p>
      <text:p text:style-name="P61"><text:tab/>{</text:p>
      <text:p text:style-name="P61"><text:tab/><text:tab/>"method":"Method 1",</text:p>
      <text:p text:style-name="P61"><text:tab/><text:tab/>"params":{</text:p>
      <text:p text:style-name="P61"><text:tab/><text:tab/><text:tab/>"table":"Table 1",</text:p>
      <text:p text:style-name="P61"><text:tab/><text:tab/><text:tab/>"data":{</text:p>
      <text:p text:style-name="P61"><text:tab/><text:tab/><text:tab/><text:tab/>"Data 1.1":"Value 1.1",</text:p>
      <text:p text:style-name="P61"><text:tab/><text:tab/><text:tab/><text:tab/>"Data 1.2":"Value 1.2"</text:p>
      <text:p text:style-name="P61"><text:tab/><text:tab/><text:tab/>}</text:p>
      <text:p text:style-name="P61"><text:tab/><text:tab/>}</text:p>
      <text:p text:style-name="P61"><text:tab/>},</text:p>
      <text:p text:style-name="P61"><text:tab/>{</text:p>
      <text:p text:style-name="P61"><text:tab/><text:tab/>"method":"Method 2",</text:p>
      <text:p text:style-name="P61"><text:tab/><text:tab/>"params":{</text:p>
      <text:p text:style-name="P61"><text:tab/><text:tab/><text:tab/>"table":"Table 2",</text:p>
      <text:p text:style-name="P61"><text:tab/><text:tab/><text:tab/>"data":{</text:p>
      <text:p text:style-name="P61"><text:tab/><text:tab/><text:tab/><text:tab/>"Data 2.1":"Value 2.1",</text:p>
      <text:p text:style-name="P61"><text:tab/><text:tab/><text:tab/><text:tab/>"Data 2.2":"Value 2.2"</text:p>
      <text:p text:style-name="P61"><text:tab/><text:tab/><text:tab/>}</text:p>
      <text:p text:style-name="P61"><text:tab/><text:tab/>}</text:p>
      <text:p text:style-name="P61"><text:tab/>}</text:p>
      <text:p text:style-name="P61">]</text:p>
      <text:p text:style-name="P61"/>
      <text:p text:style-name="P62">In the next step the string is encoded with 3DES encryption so that no plain text will be send over the WWW.</text:p>
      <text:p text:style-name="P51"><text:span text:style-name="T28">On the host server, the encrypted String is decoded into Plain text and </text:span>the JSON string is decoded into an object. The method will be loaded (if it exists) and finally called. </text:p>
      <text:p text:style-name="P51"/>
      <text:p text:style-name="P51">The other way to make a transfer is for files. This method requires the filename, the specified host institution, the user-id and finally the method to load on the host server.</text:p>
      <text:p text:style-name="P60">public function fileTransfer($method, $file, $idInst, $userid) { }</text:p>
      <text:p text:style-name="P51"><text:s/>Again a JSON string is constructed with the method and the user-id as folder-<text:soft-page-break/>parameter. This string is also encoded with 3DES algorithm to avoid sending plain text. </text:p>
      <text:p text:style-name="P75"><text:span text:style-name="T17">On the host server the encrypted string is decoded to plain text and the JSON string is again decoded into an object and the given method from the corresponding module is </text:span><text:span text:style-name="T17">called.</text:span></text:p>
      <text:h text:style-name="P219" text:outline-level="2"/>
      <text:h text:style-name="P211" text:outline-level="1">P3-ALERT</text:h>
      <text:p text:style-name="P30">The ALERTS – This package generates automatic alerts for pending tasks. These alerts are triggered by timeouts associated to requests that are not answered in due time.</text:p>
      <text:p text:style-name="P149">Module logic</text:p>
      <text:p text:style-name="P32">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2"/>
      <text:p text:style-name="P33">Achieved Goals</text:p>
      <text:list xml:id="list32179078" text:style-name="L26">
        <text:list-item>
          <text:p text:style-name="P168">The logic of the daemon is implemented</text:p>
        </text:list-item>
        <text:list-item>
          <text:p text:style-name="P168">Daily checks the database for deadlines</text:p>
        </text:list-item>
        <text:list-item>
          <text:p text:style-name="P168">Finds the students that are close to the deadline for fill in documents</text:p>
        </text:list-item>
      </text:list>
      <text:p text:style-name="P151"/>
      <text:p text:style-name="P33">Further Improvements</text:p>
      <text:list xml:id="list32175130" text:style-name="L27">
        <text:list-item>
          <text:p text:style-name="P169">Send an email to remind the students</text:p>
        </text:list-item>
        <text:list-item>
          <text:p text:style-name="P169">Improving the performance of the demon</text:p>
        </text:list-item>
        <text:list-item>
          <text:p text:style-name="P169">Testing the alert system</text:p>
        </text:list-item>
      </text:list>
      <text:p text:style-name="P150">Technical Decisions</text:p>
      <text:p text:style-name="P89">PHP</text:p>
      <text:p text:style-name="P21"><text:span text:style-name="T75">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75">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6"> </text:span></text:p>
      <text:p text:style-name="P91"/>
      <text:p text:style-name="P89">MySQL</text:p>
      <text:p text:style-name="P90">For the management of the database queries is used MySQL. MySQL is a relational database management system (RDBMS) that runs as a server providing multi-user access to a number of databases. The SQL phrase stands for Structured Query Language.</text:p>
      <text:h text:style-name="P212" text:outline-level="1"/>
      <text:h text:style-name="P214" text:outline-level="1">P4-OUT</text:h>
      <text:h text:style-name="P220" text:outline-level="2">Register</text:h>
      <text:p text:style-name="Standaard"><text:span text:style-name="Standaardalinea-lettertype"><text:span text:style-name="T35">The first thing students need to do when they arrive at the application is sign up to be able the login and fill in their pre-candidate form. </text:span></text:span></text:p>
      <text:p text:style-name="P129"><draw:frame draw:style-name="fr3" draw:name="Frame3" text:anchor-type="paragraph" svg:y="0cm" svg:width="13.626cm" draw:z-index="22"><draw:text-box fo:min-height="15.51cm"><text:p text:style-name="P128"><draw:frame draw:style-name="fr13" draw:name="graphics4" text:anchor-type="paragraph" svg:x="0.004cm" svg:y="0.002cm" svg:width="13.626cm" style:rel-width="100%" svg:height="15.51cm" style:rel-height="scale" draw:z-index="23"><draw:image xlink:href="Pictures/1000000000000203000002698B40D56A.png" xlink:type="simple" xlink:show="embed" xlink:actuate="onLoad"/></draw:frame>Registration Form</text:p></draw:text-box></draw:frame></text:p>
      <text:p text:style-name="P129"/>
      <text:p text:style-name="Text_20_body">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Heading_20_2" text:outline-level="2"><text:bookmark-start text:name="_Toc295302342"/><text:soft-page-break/>Login Functionality<text:bookmark-end text:name="_Toc295302342"/></text:h>
      <text:p text:style-name="P129"/>
      <text:p text:style-name="Text_20_body">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Heading_20_2" text:outline-level="2"><text:bookmark-start text:name="_Toc295302343"/>Collecting the different forms<text:bookmark-end text:name="_Toc295302343"/></text:h>
      <text:p text:style-name="P129"/>
      <text:p text:style-name="Text_20_body">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32178952" text:style-name="L28">
        <text:list-header>
          <text:p text:style-name="P264">There are 3 different types of forms:</text:p>
        </text:list-header>
        <text:list-item>
          <text:p text:style-name="P264">ECTS-forms: These are official forms which are used by all the institutions.</text:p>
        </text:list-item>
        <text:list-item>
          <text:p text:style-name="P264">Common-forms: These forms are the same in all institutions.</text:p>
        </text:list-item>
        <text:list-item>
          <text:p text:style-name="P264">Non-Common forms: These forms are not the same in all the institutions, so we had to try to make a common form for all these forms, or make a form per institute.</text:p>
        </text:list-item>
      </text:list>
      <text:p text:style-name="Text_20_body">Once we had all the forms, which took a bit longer than expected, we could start implementing all the forms.</text:p>
      <text:h text:style-name="Heading_20_2"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Text_20_body">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Heading_20_3" text:outline-level="3">J<text:bookmark-start text:name="_Toc295302346"/>avaScript form-checking<text:bookmark-end text:name="_Toc295302346"/></text:h>
      <text:p text:style-name="Text_20_body"><text:span text:style-name="T35"><text:line-break/> <text:s text:c="3"/></text:span><text:span text:style-name="T17">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text:span text:style-name="T35"> <text:line-break/><text:line-break/> <text:s text:c="3"/>Another advantage of this library is that it’s very easy to implement it in your code. Also there’s the possibility to add extra rules to the library.</text:span></text:p>
      <text:p text:style-name="P133"><text:bookmark-start text:name="_Toc293925630"/><text:bookmark-start text:name="_Toc293926201"/><text:bookmark-start text:name="_Toc293926586"/><text:bookmark-start text:name="_Toc293932499"/><text:span text:style-name="Standaardalinea-lettertype"><text:span text:style-name="T35">&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5"><text:line-break/></text:span></text:span></text:p>
      <text:p text:style-name="P134"/>
      <text:p text:style-name="Standaard"><draw:frame draw:style-name="fr15" draw:name="graphics5" text:anchor-type="paragraph" svg:y="0cm" svg:width="13.335cm" svg:height="2.037cm" draw:z-index="18"><draw:image xlink:href="Pictures/10000000000001F80000004D572CE241.png" xlink:type="simple" xlink:show="embed" xlink:actuate="onLoad"/></draw:frame><text:soft-page-break/><text:span text:style-name="Standaardalinea-lettertype"><text:span text:style-name="T35"/></text:span></text:p>
      <text:h text:style-name="Heading_20_3" text:outline-level="3"><text:bookmark-start text:name="_Toc295302347"/>PHP form-checking<text:bookmark-end text:name="_Toc295302347"/></text:h>
      <text:p text:style-name="P129"><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37">$rules[] = “required,email, Please enter your email address.”;<text:line-break/>$rules[] = “valid_email,email,Please enter a valid email address.”;<text:line-break/></text:p>
      <text:h text:style-name="Heading_20_3" text:outline-level="3"><text:bookmark-start text:name="_Toc295302348"/>Store the forms in the database<text:bookmark-end text:name="_Toc295302348"/></text:h>
      <text:p text:style-name="P129"><text:line-break/>To store the different forms in the database, we had several solutions.</text:p>
      <text:list xml:id="list32195118" text:style-name="L29">
        <text:list-item>
          <text:list>
            <text:list-item>
              <text:list>
                <text:list-header>
                  <text:p text:style-name="P246"><text:bookmark-start text:name="_Toc295302349"/>One table for each form<text:bookmark-end text:name="_Toc295302349"/></text:p>
                </text:list-header>
              </text:list>
            </text:list-item>
          </text:list>
        </text:list-item>
      </text:list>
      <text:p text:style-name="P129"><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32216687" text:continue-numbering="true" text:style-name="L29">
        <text:list-item>
          <text:list>
            <text:list-item>
              <text:list>
                <text:list-item>
                  <text:list>
                    <text:list-header>
                      <text:p text:style-name="P246"><text:bookmark-start text:name="_Toc295302350"/>One table for all the forms<text:bookmark-end text:name="_Toc295302350"/></text:p>
                    </text:list-header>
                  </text:list>
                </text:list-item>
              </text:list>
            </text:list-item>
          </text:list>
        </text:list-item>
      </text:list>
      <text:p text:style-name="P132"><draw:frame draw:style-name="fr4" draw:name="Frame4" text:anchor-type="as-char" svg:y="0.469cm" svg:width="3.833cm" style:rel-width="scale" svg:height="4.902cm" style:rel-height="scale-min" draw:z-index="1"><draw:text-box><text:p text:style-name="P128"><draw:frame draw:style-name="fr16" draw:name="Afbeelding 311" text:anchor-type="paragraph" svg:x="0.004cm" svg:y="0.002cm" svg:width="3.833cm" style:rel-width="100%" svg:height="4.902cm" style:rel-height="scale" draw:z-index="2"><draw:image xlink:href="Pictures/1000000000000081000000A5AC095B13.png" xlink:type="simple" xlink:show="embed" xlink:actuate="onLoad"/></draw:frame>Forms table</text:p></draw:text-box></draw:frame></text:p>
      <text:p text:style-name="P122"><text:span text:style-name="Standaardalinea-lettertype"><text:span text:style-name="T35"><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22"><text:span text:style-name="Standaardalinea-lettertype"><text:span text:style-name="T35"/></text:span></text:p>
      <text:p text:style-name="P122"><text:span text:style-name="Standaardalinea-lettertype"><text:span text:style-name="T35"/></text:span></text:p>
      <text:h text:style-name="Heading_20_3" text:outline-level="3"><text:bookmark-start text:name="_Toc295302351"/><text:soft-page-break/>Signatures<text:bookmark-end text:name="_Toc295302351"/></text:h>
      <text:p text:style-name="P138"/>
      <text:list xml:id="list32193816" text:continue-numbering="true" text:style-name="L29">
        <text:list-item>
          <text:list>
            <text:list-item>
              <text:list>
                <text:list-header>
                  <text:p text:style-name="P246"><text:bookmark-start text:name="_Toc295302352"/>Digital signatures<text:bookmark-end text:name="_Toc295302352"/></text:p>
                </text:list-header>
              </text:list>
            </text:list-item>
          </text:list>
        </text:list-item>
      </text:list>
      <text:p text:style-name="Standard"><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83">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32205228" text:continue-numbering="true" text:style-name="L29">
        <text:list-item>
          <text:list>
            <text:list-item>
              <text:list>
                <text:list-header>
                  <text:p text:style-name="P246"><text:bookmark-start text:name="_Toc295302353"/>Printing and scanning<text:bookmark-end text:name="_Toc295302353"/></text:p>
                </text:list-header>
              </text:list>
            </text:list-item>
          </text:list>
        </text:list-item>
      </text:list>
      <text:p text:style-name="Standard"><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Heading_20_3" text:outline-level="3"><text:bookmark-start text:name="_Toc295302354"/>Flow<text:bookmark-end text:name="_Toc295302354"/></text:h>
      <text:list xml:id="list32215802" text:continue-numbering="true" text:style-name="L29">
        <text:list-item>
          <text:list>
            <text:list-item>
              <text:list>
                <text:list-header>
                  <text:p text:style-name="P246"><text:bookmark-start text:name="_Toc295302355"/>Register – Precandidate<text:bookmark-end text:name="_Toc295302355"/></text:p>
                </text:list-header>
              </text:list>
            </text:list-item>
          </text:list>
        </text:list-item>
      </text:list>
      <text:p text:style-name="P129"><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32184289" text:continue-numbering="true" text:style-name="L29">
        <text:list-item>
          <text:list>
            <text:list-item>
              <text:list>
                <text:list-header>
                  <text:p text:style-name="P246"><text:bookmark-start text:name="_Toc295302356"/>Student-Application Form <text:s/>- Learning Agreement<text:bookmark-end text:name="_Toc295302356"/></text:p>
                </text:list-header>
              </text:list>
            </text:list-item>
          </text:list>
        </text:list-item>
      </text:list>
      <text:p text:style-name="P129"><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39"><text:line-break/><text:line-break/>30) Student-Application filled in, Learning Agreement not filled in yet.</text:p>
      <text:p text:style-name="P139">00) Student-Application rejected, Learning Agreement rejected<text:line-break/>01) Student-Application rejected, Learning Agreement approved</text:p>
      <text:p text:style-name="P139">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9"><text:line-break/>20) Student-Application pending, Learning Agreement rejected<text:line-break/>21) Student-Application pending, Learning Agreement approved<text:line-break/>22) Student-Application pending, Learning Agreement pending</text:p>
      <text:p text:style-name="P130"><text:line-break/>These codes are used to show/hide the forms on the home page or to be able to decide what the next step in the Erasmus process is for this student. </text:p>
      <text:p text:style-name="P130"/>
      <text:h text:style-name="Heading_20_3" text:outline-level="3"><text:bookmark-start text:name="_Toc295302357"/>Coordinators<text:bookmark-end text:name="_Toc295302357"/></text:h>
      <text:p text:style-name="Standaard"><draw:frame draw:style-name="fr5" draw:name="Tekstvak 23" text:anchor-type="paragraph" svg:x="8.371cm" svg:y="0.37cm" svg:width="8.227cm" style:rel-width="scale" svg:height="3.096cm" style:rel-height="scale" draw:z-index="19"><draw:text-box><text:p text:style-name="Standaard"><text:span text:style-name="Standaardalinea-lettertype"><text:span text:style-name="T77"><draw:frame draw:style-name="fr17" draw:name="Afbeelding 7" text:anchor-type="as-char" svg:y="-2cm" svg:width="7.862cm" style:rel-width="scale" svg:height="2.97cm" style:rel-height="scale" draw:z-index="65"><draw:image xlink:href="Pictures/100000000000011600000069EDDDC3B3.png" xlink:type="simple" xlink:show="embed" xlink:actuate="onLoad"/></draw:frame></text:span></text:span></text:p></draw:text-box></draw:frame><text:span text:style-name="Standaardalinea-lettertype"><text:span text:style-name="T36"><text:line-break/>If a coordinator logs in to the application<text:line-break/>he is redirected to a different home page </text:span></text:span></text:p>
      <text:p text:style-name="Standaard"><text:span text:style-name="Standaardalinea-lettertype"><text:span text:style-name="T36">than if a student logs in. <text:line-break/>At this home page, the coordinator can view <text:line-break/>all the forms that are currently pending <text:line-break/>for his conformation. </text:span></text:span></text:p>
      <text:p text:style-name="P129">If he for example clicks on “show pre-candidate forms” (for a home coordinator) he can view all the pre-candidate forms that still need to be approved/denied. From here on he is able to read the forms, give his motivation about the form and approve/deny it.</text:p>
      <text:h text:style-name="Heading_20_3" text:outline-level="3"><text:bookmark-start text:name="_Toc295302358"/><text:soft-page-break/>Residences<text:bookmark-end text:name="_Toc295302358"/></text:h>
      <text:p text:style-name="P147"><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7"/>
      <text:h text:style-name="Heading_20_3" text:outline-level="3">Information Exchange</text:h>
      <text:p text:style-name="P131"/>
      <text:p text:style-name="Standard"><text:span text:style-name="Standaardalinea-lettertype"><text:span text:style-name="T37">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41"><text:line-break/></text:span></text:span><text:span text:style-name="Standaardalinea-lettertype"><text:span text:style-name="T35">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13" text:outline-level="1"><text:span text:style-name="Standaardalinea-lettertype"><text:span text:style-name="T17">P5-IN</text:span></text:span></text:h>
      <text:p text:style-name="P56">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5"/>
      <text:p text:style-name="P5"><text:s text:c="2"/><text:span text:style-name="T30">Forms to be filled</text:span></text:p>
      <text:p text:style-name="P5"/>
      <text:p text:style-name="Text_20_body">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5"/>
      <text:p text:style-name="P5"><text:s text:c="2"/><text:span text:style-name="T30">Process / Workflow</text:span></text:p>
      <text:p text:style-name="P5"/>
      <text:p text:style-name="Text_20_body">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5"/>
      <text:p text:style-name="P5"/>
      <text:p text:style-name="P5"><text:s text:c="2"/><text:span text:style-name="T30">Design of the forms</text:span></text:p>
      <text:p text:style-name="P5"/>
      <text:p text:style-name="Text_20_body"><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Text_20_body"><text:s text:c="2"/>We collected all the corresponding forms that are now used for the Erasmus program from our University because we had to make sure that all the necessary data will be enclosed in our electronic forms.</text:p>
      <text:p text:style-name="P5"/>
      <text:p text:style-name="P5"><text:soft-page-break/></text:p>
      <text:p text:style-name="P5"/>
      <text:p text:style-name="P5"/>
      <text:p text:style-name="P5"><text:s text:c="2"/><text:span text:style-name="T30">Functionality of the forms</text:span></text:p>
      <text:p text:style-name="P5"/>
      <text:p text:style-name="Text_20_body"><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Text_20_body"><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Text_20_body"><text:s text:c="2"/>Despite that facts, we managed to make the forms functional and appealing. Continuing, we present the languages we used and the results of our work.</text:p>
      <text:p text:style-name="P5"/>
      <text:p text:style-name="P5"><text:s text:c="2"/><text:span text:style-name="T30">Javascript – PHP for checking</text:span></text:p>
      <text:p text:style-name="P5"/>
      <text:p text:style-name="Text_20_body"><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5"/>
      <text:p text:style-name="P5"><draw:frame draw:style-name="fr6" draw:name="Frame11" text:anchor-type="paragraph" svg:y="0.185cm" svg:width="15.259cm" draw:z-index="36"><draw:text-box fo:min-height="7.664cm"><text:p text:style-name="P128"><draw:frame draw:style-name="fr13" draw:name="graphics9" text:anchor-type="paragraph" svg:x="0.004cm" svg:y="0.002cm" svg:width="15.259cm" style:rel-width="100%" svg:height="7.664cm" style:rel-height="scale" draw:z-index="37"><draw:image xlink:href="Pictures/10000000000002D200000198FC71B2EE.jpg" xlink:type="simple" xlink:show="embed" xlink:actuate="onLoad"/></draw:frame>Accommodation and Payment option</text:p></draw:text-box></draw:frame></text:p>
      <text:p text:style-name="P5"><text:soft-page-break/></text:p>
      <text:p text:style-name="P6"><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5"/>
      <text:p text:style-name="P5"><draw:frame draw:style-name="fr12" draw:name="γραφικά2" text:anchor-type="paragraph" svg:x="0.101cm" svg:y="0.194cm" svg:width="16.999cm" svg:height="1.219cm" draw:z-index="30"><draw:image xlink:href="Pictures/10000000000002AB00000031E05D69F6.jpg" xlink:type="simple" xlink:show="embed" xlink:actuate="onLoad"/></draw:frame></text:p>
      <text:p text:style-name="P5"/>
      <text:p text:style-name="P5"><text:s text:c="2"/><text:span text:style-name="T30">PHP for validation</text:span></text:p>
      <text:p text:style-name="P5"/>
      <text:p text:style-name="Text_20_body"><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Text_20_body"/>
      <text:p text:style-name="P5"/>
      <text:p text:style-name="P5"><text:s text:c="2"/><text:span text:style-name="T30">Store – Pull Data</text:span> </text:p>
      <text:p text:style-name="P5"/>
      <text:p text:style-name="Text_20_body"><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Text_20_body"><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5"><draw:frame draw:style-name="fr7" draw:name="Frame12" text:anchor-type="paragraph" svg:x="1.346cm" svg:y="1.349cm" svg:width="14.259cm" draw:z-index="38"><draw:text-box fo:min-height="12.843cm"><text:p text:style-name="P128"><draw:frame draw:style-name="fr13" draw:name="γραφικά3" text:anchor-type="paragraph" svg:x="0.004cm" svg:y="0.002cm" svg:width="14.259cm" style:rel-width="100%" svg:height="12.843cm" style:rel-height="scale" draw:z-index="39"><draw:image xlink:href="Pictures/10000000000002AA0000031D5270A4B7.jpg" xlink:type="simple" xlink:show="embed" xlink:actuate="onLoad"/></draw:frame>Transcript of Records</text:p></draw:text-box></draw:frame><text:soft-page-break/></text:p>
      <text:p text:style-name="P5"/>
      <text:p text:style-name="P5"/>
      <text:p text:style-name="P5"/>
      <text:p text:style-name="P5"/>
      <text:p text:style-name="P5"><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5"><draw:frame draw:style-name="fr12" draw:name="γραφικά4" text:anchor-type="paragraph" svg:x="0.556cm" svg:y="1.72cm" svg:width="15.658cm" svg:height="4.117cm" draw:z-index="31"><draw:image xlink:href="Pictures/10000000000002A1000000A308D284C2.jpg" xlink:type="simple" xlink:show="embed" xlink:actuate="onLoad"/></draw:frame></text:p>
      <text:p text:style-name="P5"/>
      <text:p text:style-name="P5"/>
      <text:p text:style-name="P5"/>
      <text:p text:style-name="P5"><text:soft-page-break/></text:p>
      <text:p text:style-name="P5"/>
      <text:p text:style-name="P5"/>
      <text:p text:style-name="P5"/>
      <text:p text:style-name="P5"><text:s text:c="2"/>When the coordinator finds the correct student, there is a button next to the name which takes you to the certificates.</text:p>
      <text:p text:style-name="P5"><draw:frame draw:style-name="fr12" draw:name="γραφικά5" text:anchor-type="paragraph" svg:x="2.549cm" svg:y="0.714cm" svg:width="11.901cm" svg:height="7.287cm" draw:z-index="32"><draw:image xlink:href="Pictures/10000000000002B4000001CADC57B84E.jpg" xlink:type="simple" xlink:show="embed" xlink:actuate="onLoad"/></draw:frame></text:p>
      <text:p text:style-name="P5"/>
      <text:p text:style-name="P5"/>
      <text:p text:style-name="P5"><text:s text:c="2"/>And when both are filled and sent, the certificate of stay is also automatically completed, as it pulls the data from the other two certifications.</text:p>
      <text:p text:style-name="P5"><draw:frame draw:style-name="fr12" draw:name="γραφικά6" text:anchor-type="paragraph" svg:x="1.543cm" svg:y="1.667cm" svg:width="13.912cm" svg:height="7.419cm" draw:z-index="33"><draw:image xlink:href="Pictures/10000000000002B2000001B695626ABF.jpg" xlink:type="simple" xlink:show="embed" xlink:actuate="onLoad"/></draw:frame></text:p>
      <text:p text:style-name="P5"/>
      <text:p text:style-name="P5"/>
      <text:p text:style-name="P5"/>
      <text:p text:style-name="P5"/>
      <text:p text:style-name="P5"><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5"/>
      <text:p text:style-name="P5"/>
      <text:p text:style-name="P5"/>
      <text:p text:style-name="P5"><draw:frame draw:style-name="fr18" draw:name="γραφικά7" text:anchor-type="paragraph" svg:y="0.661cm" svg:width="11.026cm" svg:height="4.233cm" draw:z-index="34"><draw:image xlink:href="Pictures/10000000000002A800000106A4078CAE.jpg" xlink:type="simple" xlink:show="embed" xlink:actuate="onLoad"/></draw:frame><draw:frame draw:style-name="fr18" draw:name="γραφικά8" text:anchor-type="paragraph" svg:y="5.689cm" svg:width="11.105cm" svg:height="6.57cm" draw:z-index="35"><draw:image xlink:href="Pictures/10000000000002AF000001B201596DF4.jpg" xlink:type="simple" xlink:show="embed" xlink:actuate="onLoad"/></draw:frame></text:p>
      <text:p text:style-name="P5"/>
      <text:p text:style-name="P5"/>
      <text:p text:style-name="P5"/>
      <text:p text:style-name="P5"/>
      <text:p text:style-name="P5"><text:s text:c="2"/><text:span text:style-name="T30">Exchanging Information</text:span></text:p>
      <text:p text:style-name="P5"/>
      <text:p text:style-name="P5"><text:s text:c="2"/>The last part of the package is the exchanging information part. The data that are filled in any institution which uses this website must be accessible from the other Universities. That was a mixture of the package P2 and the database we used. </text:p>
      <text:p text:style-name="P5"><text:span text:style-name="Standaardalinea-lettertype"><text:span text:style-name="T12"><text:s text:c="3"/>Technically, the forms of this package are ready for use. </text:span></text:span></text:p>
      <text:h text:style-name="Heading_20_1" text:outline-level="1">P6-EXAMS (Bulgaria)</text:h>
      <text:p text:style-name="P20">Introduction</text:p>
      <text:p text:style-name="P20"/>
      <text:p text:style-name="P67"><text:span text:style-name="T8">The EXAMS – Module is supposed to be used w</text:span><text:span text:style-name="T13">henever Erasmus students have courses in arrears, for which there are no interchange options in the host institution, they can request to take the exam on that course at the host institution.</text:span></text:p>
      <text:h text:style-name="Heading_20_2" text:outline-level="2"><text:soft-page-break/><text:span text:style-name="Default_20_Paragraph_20_Font"><text:span text:style-name="T42"/></text:span></text:h>
      <text:h text:style-name="Heading_20_2" text:outline-level="2"><text:bookmark-start text:name="h.vn4l0ignul7z"/><text:bookmark-start text:name="h.omeg1idh6a1w"/><text:span text:style-name="Default_20_Paragraph_20_Font"><text:span text:style-name="T42">Technical</text:span></text:span><text:bookmark-end text:name="h.vn4l0ignul7z"/><text:bookmark-end text:name="h.omeg1idh6a1w"/><text:span text:style-name="Default_20_Paragraph_20_Font"><text:span text:style-name="T42"> Decisions</text:span></text:span></text:h>
      <text:p text:style-name="P59"/>
      <text:p text:style-name="P59">PHP</text:p>
      <text:p text:style-name="P19"><text:span text:style-name="T7">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7">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4"> </text:span><text:span text:style-name="T7"><text:note text:id="ftn22" text:note-class="footnote"><text:note-citation>22</text:note-citation><text:note-body><text:p text:style-name="Footnote">http://en.wikipedia.org/wiki/PHP</text:p></text:note-body></text:note></text:span></text:p>
      <text:p text:style-name="P59"/>
      <text:p text:style-name="P59">MySQL</text:p>
      <text:p text:style-name="P67"><text:span text:style-name="T7">MySQL is a relational database management system (RDBMS) that runs as a server providing multi-user access to a number of databases. The SQL phrase stands for Structured Query Language.</text:span><text:span text:style-name="T7"><text:note text:id="ftn23" text:note-class="footnote"><text:note-citation>23</text:note-citation><text:note-body><text:p text:style-name="P123"><text:s text:c="4"/>http://en.wikipedia.org/wiki/MySQL</text:p></text:note-body></text:note></text:span></text:p>
      <text:p text:style-name="P53"/>
      <text:p text:style-name="P59">Plonk library</text:p>
      <text:p text:style-name="P72"><text:span text:style-name="T13">For basic application workflow, the application uses the Plonk library - a subset of the Spoon library.</text:span><text:span text:style-name="T13"><text:note text:id="ftn24" text:note-class="footnote"><text:note-citation>24</text:note-citation><text:note-body><text:p text:style-name="P123"><text:s text:c="4"/>http://www.spoon-library.com/</text:p></text:note-body></text:note></text:span><text:span text:style-name="T13"> - that automates functionalities like page routing, session handling and page templating.</text:span></text:p>
      <text:p text:style-name="P58"/>
      <text:h text:style-name="P222" text:outline-level="2">Interfaces</text:h>
      <text:p text:style-name="P52">There are the interfaces list on the screens below:</text:p>
      <text:p text:style-name="P52">Student interface:</text:p>
      <text:p text:style-name="P52"/>
      <text:p text:style-name="P52"><draw:frame draw:style-name="fr19" draw:name="графики1" text:anchor-type="paragraph" svg:width="16.113cm" svg:height="2.249cm" draw:z-index="24"><draw:image xlink:href="Pictures/100000000000026100000055E6EEB871.jpg" xlink:type="simple" xlink:show="embed" xlink:actuate="onLoad"/></draw:frame></text:p>
      <text:p text:style-name="P52">Coordinators view:</text:p>
      <text:p text:style-name="P52"/>
      <text:p text:style-name="P52"><draw:frame draw:style-name="fr19" draw:name="графики2" text:anchor-type="paragraph" svg:width="16.245cm" svg:height="4.26cm" draw:z-index="25"><draw:image xlink:href="Pictures/1000000000000266000000A1821A8D78.jpg" xlink:type="simple" xlink:show="embed" xlink:actuate="onLoad"/></draw:frame><text:soft-page-break/></text:p>
      <text:p text:style-name="P52">Students have possibility to manage their exams. Here are the steps that one student must pass to declare that wants to take an exam:</text:p>
      <text:p text:style-name="P52"><draw:frame draw:style-name="fr12" draw:name="графики4" text:anchor-type="paragraph" svg:x="0.053cm" svg:y="0cm" svg:width="17cm" svg:height="7.678cm" draw:z-index="26"><draw:image xlink:href="Pictures/100002010000050400000244A4ABC63D.png" xlink:type="simple" xlink:show="embed" xlink:actuate="onLoad"/></draw:frame></text:p>
      <text:p text:style-name="Text_20_body"><text:span text:style-name="T7">And the steps </text:span><text:span text:style-name="T15">for approving of the exam</text:span><text:span text:style-name="T3"> by the coordinator:</text:span></text:p>
      <text:p text:style-name="P52"><draw:frame draw:style-name="fr20" draw:name="графики3" text:anchor-type="paragraph" svg:width="17cm" svg:height="6.865cm" draw:z-index="27"><draw:image xlink:href="Pictures/100002010000059C000002444CB8FDDF.png" xlink:type="simple" xlink:show="embed" xlink:actuate="onLoad"/></draw:frame><text:span text:style-name="Standaardalinea-lettertype"><text:span text:style-name="T38"/></text:span></text:p>
      <text:h text:style-name="Heading_20_1" text:outline-level="1"><text:soft-page-break/><text:span text:style-name="Standaardalinea-lettertype"><text:span text:style-name="T40"/></text:span></text:h>
      <text:h text:style-name="Heading_20_1" text:outline-level="1"><text:span text:style-name="Standaardalinea-lettertype"><text:span text:style-name="T40">P7-MATCH</text:span></text:span></text:h>
      <text:p text:style-name="Text_20_body"><text:span text:style-name="Standaardalinea-lettertype"><text:span text:style-name="T40">The P7-MATCH module was developed but couldn't be integrated with the Erasmusline application given to technical issues.</text:span></text:span></text:p>
      <text:p text:style-name="Text_20_body"><text:span text:style-name="Standaardalinea-lettertype"><text:span text:style-name="T40">Although for future development, the P7-MATCH module documentation is included in the Annexes.</text:span></text:span></text:p>
      <text:p text:style-name="Text_20_body"><text:span text:style-name="Standaardalinea-lettertype"><text:span text:style-name="T40"/></text:span></text:p>
      <text:p text:style-name="Text_20_body"><text:span text:style-name="Standaardalinea-lettertype"><text:span text:style-name="T40"/></text:span></text:p>
      <text:h text:style-name="P213" text:outline-level="1">P8-STATS (Portugal)</text:h>
      <text:p text:style-name="Text_20_body">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Text_20_body"><text:span text:style-name="Default_20_Paragraph_20_Font"><text:span text:style-name="T44">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4">These mediums permit the executive managers to highlight patterns in the business process by analyzing, comparing and determining trends in the provided mediums - spreadsheets, graphic charts, pivot tables, reports, etc.</text:span></text:span></text:p>
      <text:p text:style-name="Text_20_body"/>
      <text:p text:style-name="Text_20_body"><text:span text:style-name="Default_20_Paragraph_20_Font"><text:span text:style-name="T44">As an example of EIS use, consider the following scenario:</text:span></text:span></text:p>
      <text:p text:style-name="Text_20_body"><text:span text:style-name="Default_20_Paragraph_20_Font"><text:span text:style-name="T44">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Text_20_body"/>
      <text:p text:style-name="Text_20_body"><text:span text:style-name="Default_20_Paragraph_20_Font"><text:span text:style-name="T44">Since executive users are not necessarily data analysts, the EIS user interface must be as simple as possible, but without sacrificing presentation dynamics.</text:span></text:span></text:p>
      <text:p text:style-name="Text_20_body"/>
      <text:p text:style-name="Text_20_body"><text:span text:style-name="Default_20_Paragraph_20_Font"><text:span text:style-name="T44">With these criteria in mind, the following key requirements for an EIS where identified:</text:span></text:span></text:p>
      <text:p text:style-name="P92"/>
      <text:list xml:id="list32179520" text:style-name="LS1">
        <text:list-item>
          <text:p text:style-name="P182"><text:span text:style-name="Default_20_Paragraph_20_Font">Cross Platform </text:span></text:p>
        </text:list-item>
        <text:list-item>
          <text:p text:style-name="P182"><text:span text:style-name="Default_20_Paragraph_20_Font">Ease of Use </text:span></text:p>
        </text:list-item>
        <text:list-item>
          <text:p text:style-name="P182"><text:span text:style-name="Default_20_Paragraph_20_Font">Limited Training </text:span></text:p>
        </text:list-item>
        <text:list-item>
          <text:p text:style-name="P182"><text:span text:style-name="Default_20_Paragraph_20_Font">Quick Response </text:span></text:p>
        </text:list-item>
        <text:list-item>
          <text:p text:style-name="P182"><text:span text:style-name="Default_20_Paragraph_20_Font">Process Large Volumes of Data </text:span></text:p>
        </text:list-item>
        <text:list-item>
          <text:p text:style-name="P182"><text:span text:style-name="Default_20_Paragraph_20_Font">Deployment Through the Web </text:span></text:p>
        </text:list-item>
        <text:list-item>
          <text:p text:style-name="P182"><text:span text:style-name="Default_20_Paragraph_20_Font">Easy Graphical Presentation Options </text:span></text:p>
        </text:list-item>
        <text:list-item>
          <text:p text:style-name="P182"><text:span text:style-name="Default_20_Paragraph_20_Font">Ability to Access Subsets of Data (Drill Down)</text:span></text:p>
        </text:list-item>
      </text:list>
      <text:p text:style-name="P104"/>
      <text:h text:style-name="P226" text:outline-level="2"><text:bookmark-start text:name="h.4xa3j23nc92y"/><text:span text:style-name="Default_20_Paragraph_20_Font">Architecture</text:span><text:bookmark-end text:name="h.4xa3j23nc92y"/></text:h>
      <text:p text:style-name="P92"/>
      <text:p text:style-name="Text_20_body"><text:span text:style-name="Default_20_Paragraph_20_Font"><text:span text:style-name="T44">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2"/>
      <text:list xml:id="list32166779" text:style-name="LS2">
        <text:list-item>
          <text:p text:style-name="P183"><text:span text:style-name="Default_20_Paragraph_20_Font">Data Management</text:span></text:p>
        </text:list-item>
        <text:list-item>
          <text:p text:style-name="P183"><text:span text:style-name="Default_20_Paragraph_20_Font">Model Management</text:span></text:p>
        </text:list-item>
        <text:list-item>
          <text:p text:style-name="P183"><text:span text:style-name="Default_20_Paragraph_20_Font">Data Visualization</text:span></text:p>
        </text:list-item>
      </text:list>
      <text:p text:style-name="P92"/>
      <text:p text:style-name="P106"><text:span text:style-name="Default_20_Paragraph_20_Font"><text:span text:style-name="T44">The architectural levels will be explained in the following sections.</text:span></text:span></text:p>
      <text:p text:style-name="P92"/>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92"/>
      <text:p text:style-name="Text_20_body"><text:span text:style-name="Default_20_Paragraph_20_Font"><text:span text:style-name="T44">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ETL</text:span><text:bookmark-end text:name="h.2nenua56i6ah"/></text:h>
      <text:p text:style-name="P92"/>
      <text:p text:style-name="P106"><text:span text:style-name="Default_20_Paragraph_20_Font"><text:span text:style-name="T44">The ETL process parses the data and performs these possible operations:</text:span></text:span></text:p>
      <text:p text:style-name="P92"/>
      <text:list xml:id="list32187793" text:style-name="LS3">
        <text:list-item>
          <text:p text:style-name="P184"><text:span text:style-name="Default_20_Paragraph_20_Font">Translation into database compatible rows / columns</text:span></text:p>
        </text:list-item>
        <text:list-item>
          <text:p text:style-name="P184"><text:span text:style-name="Default_20_Paragraph_20_Font">Translate code values</text:span></text:p>
        </text:list-item>
        <text:list-item>
          <text:p text:style-name="P184"><text:span text:style-name="Default_20_Paragraph_20_Font">Remove / Add / Translate code values</text:span></text:p>
        </text:list-item>
        <text:list-item>
          <text:p text:style-name="P184"><text:span text:style-name="Default_20_Paragraph_20_Font">Change data encoding</text:span></text:p>
        </text:list-item>
        <text:list-item>
          <text:p text:style-name="P184"><text:span text:style-name="Default_20_Paragraph_20_Font">Sorting</text:span></text:p>
        </text:list-item>
        <text:list-item>
          <text:p text:style-name="P184"><text:span text:style-name="Default_20_Paragraph_20_Font">Data validation</text:span></text:p>
        </text:list-item>
        <text:list-item>
          <text:p text:style-name="P184"><text:span text:style-name="Default_20_Paragraph_20_Font">Summarize data</text:span></text:p>
        </text:list-item>
        <text:list-item>
          <text:p text:style-name="P184"><text:span text:style-name="Default_20_Paragraph_20_Font">Join data from various sources</text:span></text:p>
        </text:list-item>
        <text:list-item>
          <text:p text:style-name="P184"><text:span text:style-name="Default_20_Paragraph_20_Font">Generating surrogate keys</text:span></text:p>
        </text:list-item>
      </text:list>
      <text:p text:style-name="P92"/>
      <text:p text:style-name="Text_20_body"><text:span text:style-name="Default_20_Paragraph_20_Font"><text:span text:style-name="T44">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4">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4"/></text:span></text:p>
      <text:h text:style-name="Heading_20_3" text:outline-level="3"><text:bookmark-start text:name="h.vyazd4o4w3ff"/><text:soft-page-break/><text:span text:style-name="Default_20_Paragraph_20_Font">Data</text:span><text:bookmark-end text:name="h.vyazd4o4w3ff"/><text:span text:style-name="Default_20_Paragraph_20_Font"> Refreshment</text:span></text:h>
      <text:p text:style-name="P96"/>
      <text:p text:style-name="Text_20_body"><text:span text:style-name="Default_20_Paragraph_20_Font"><text:span text:style-name="T44">This phase of the ETL process is comprised of design choices, like data structures, techniques to update and optimize the flow of information from the data sources to the Data Warehouse and update cycle.</text:span></text:span></text:p>
      <text:p text:style-name="Standard">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Standard"/>
      <text:p text:style-name="Text_20_body"><text:span text:style-name="Default_20_Paragraph_20_Font"><text:span text:style-name="T44">The process begins with the loading of information from the Operational Data Stores.</text:span></text:span></text:p>
      <text:p text:style-name="P93"/>
      <text:p text:style-name="P107"><text:span text:style-name="Default_20_Paragraph_20_Font"><text:span text:style-name="T47">Loading</text:span></text:span></text:p>
      <text:p text:style-name="P93"/>
      <text:p text:style-name="Text_20_body"><text:span text:style-name="Default_20_Paragraph_20_Font"><text:span text:style-name="T44">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
      <text:p text:style-name="Text_20_body"/>
      <text:p text:style-name="Text_20_body"><text:span text:style-name="Default_20_Paragraph_20_Font"><text:span text:style-name="T44">To aggregate and integrate data to be viewed in the EIS, we must determine an update cycle for the Data Warehouse. The information models that need to be gathered over time are noted in the following table:</text:span></text:span></text:p>
      <text:p text:style-name="P92"/>
      <table:table table:name="Table4" table:style-name="Table4">
        <table:table-column table:style-name="Table4.A"/>
        <table:table-column table:style-name="Table4.B"/>
        <table:table-row table:style-name="Table4.1">
          <table:table-cell table:style-name="Table4.A1" office:value-type="string">
            <text:p text:style-name="P109"><text:span text:style-name="Default_20_Paragraph_20_Font"><text:span text:style-name="T47">Model</text:span></text:span></text:p>
          </table:table-cell>
          <table:table-cell table:style-name="Table4.A1" office:value-type="string">
            <text:p text:style-name="P109"><text:span text:style-name="Default_20_Paragraph_20_Font"><text:span text:style-name="T47">Update cycle</text:span></text:span></text:p>
          </table:table-cell>
        </table:table-row>
        <table:table-row table:style-name="Table4.1">
          <table:table-cell table:style-name="Table4.A1" office:value-type="string">
            <text:p text:style-name="P109"><text:span text:style-name="Default_20_Paragraph_20_Font"><text:span text:style-name="T44">Erasmus Process Efficiency</text:span></text:span></text:p>
          </table:table-cell>
          <table:table-cell table:style-name="Table4.A1" office:value-type="string">
            <text:p text:style-name="P109"><text:span text:style-name="Default_20_Paragraph_20_Font"><text:span text:style-name="T44">Every Semester</text:span></text:span></text:p>
          </table:table-cell>
        </table:table-row>
        <table:table-row table:style-name="Table4.1">
          <table:table-cell table:style-name="Table4.A1" office:value-type="string">
            <text:p text:style-name="P109"><text:span text:style-name="Default_20_Paragraph_20_Font"><text:span text:style-name="T44">Erasmus Process Efficacy</text:span></text:span></text:p>
          </table:table-cell>
          <table:table-cell table:style-name="Table4.A1" office:value-type="string">
            <text:p text:style-name="P109"><text:span text:style-name="Default_20_Paragraph_20_Font"><text:span text:style-name="T44">Every Semester (after Efficiency process)</text:span></text:span></text:p>
          </table:table-cell>
        </table:table-row>
      </table:table>
      <text:p text:style-name="P140">Table <text:sequence text:ref-name="refTable0" text:name="Table" text:formula="ooow:Table+1" style:num-format="1">1</text:sequence>: EIS update cycle for the Data Refreshment phase</text:p>
      <text:p text:style-name="P107"/>
      <text:p text:style-name="P95"/>
      <text:p text:style-name="Text_20_body"><text:span text:style-name="Default_20_Paragraph_20_Font"><text:span text:style-name="T44">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4">More on this discussion in the Deployment sections of this report.</text:span></text:span></text:p>
      <text:p text:style-name="P93"/>
      <text:p text:style-name="P93"/>
      <text:p text:style-name="P107"><text:span text:style-name="Default_20_Paragraph_20_Font"><text:span text:style-name="T47">Aggregation</text:span></text:span></text:p>
      <text:p text:style-name="P94"/>
      <text:p text:style-name="Text_20_body"><text:span text:style-name="Default_20_Paragraph_20_Font"><text:span text:style-name="T44">The aggregation process of Student Application data fetches the information from the </text:span></text:span><text:soft-page-break/><text:span text:style-name="Default_20_Paragraph_20_Font"><text:span text:style-name="T44">ODS database and integrates those values in the Data Warehouse database.</text:span></text:span></text:p>
      <text:p text:style-name="P93"/>
      <text:p text:style-name="P107"><text:span text:style-name="Default_20_Paragraph_20_Font"><text:span text:style-name="T44">Some technical aspects have to be considered in the loading and aggregation of data sources:</text:span></text:span></text:p>
      <text:list xml:id="list32180526" text:style-name="LS4">
        <text:list-item>
          <text:p text:style-name="P190"><text:span text:style-name="Default_20_Paragraph_20_Font">Keep an historical record of information already loaded, so as not to fetch the same data twice. This is a achieved with a caching mechanism, to prevent </text:span><text:span text:style-name="Default_20_Paragraph_20_Font">repetitive DB queries for example.</text:span></text:p>
        </text:list-item>
        <text:list-item>
          <text:p text:style-name="P190"><text:span text:style-name="Default_20_Paragraph_20_Font">The Data Warehouse Database Schema must be optimized for query performance, that includes</text:span></text:p>
          <text:list>
            <text:list-item>
              <text:p text:style-name="P195"><text:span text:style-name="Default_20_Paragraph_20_Font">Which indices are needed</text:span></text:p>
            </text:list-item>
            <text:list-item>
              <text:p text:style-name="P195"><text:span text:style-name="Default_20_Paragraph_20_Font">Index type vs Data type</text:span></text:p>
            </text:list-item>
            <text:list-item>
              <text:p text:style-name="P195"><text:span text:style-name="Default_20_Paragraph_20_Font">Database/Table engine</text:span></text:p>
            </text:list-item>
          </text:list>
        </text:list-item>
      </text:list>
      <text:p text:style-name="P98"/>
      <text:p text:style-name="P107"><text:span text:style-name="Default_20_Paragraph_20_Font"><text:span text:style-name="T44">The technical considerations and decision are explained in detail the next sections.</text:span></text:span></text:p>
      <text:p text:style-name="P93"/>
      <text:p text:style-name="P99"><draw:frame draw:style-name="fr8" draw:name="Frame5" text:anchor-type="as-char" svg:width="14.235cm" draw:z-index="6"><draw:text-box fo:min-height="7.435cm"><text:p text:style-name="P141"><draw:frame draw:style-name="fr21" draw:name="graphics6" text:anchor-type="paragraph" svg:x="0.004cm" svg:y="0.002cm" svg:width="14.235cm" style:rel-width="100%" svg:height="7.435cm" style:rel-height="scale" draw:z-index="7"><draw:image xlink:href="Pictures/100002010000021A000001194461C658.png" xlink:type="simple" xlink:show="embed" xlink:actuate="onLoad"/></draw:frame>ETL Process Workflow</text:p></draw:text-box></draw:frame></text:p>
      <text:p text:style-name="P108"><text:span text:style-name="Default_20_Paragraph_20_Font"><text:span text:style-name="T78"/></text:span></text:p>
      <text:p text:style-name="P98"><text:span text:style-name="Default_20_Paragraph_20_Font"><text:span text:style-name="T79"/></text:span></text:p>
      <text:p text:style-name="P97"/>
      <text:p text:style-name="P97"/>
      <text:p text:style-name="P105"><text:soft-page-break/><draw:frame draw:style-name="fr8" draw:name="Frame6" text:anchor-type="as-char" svg:width="13.467cm" draw:z-index="10"><draw:text-box fo:min-height="9.869cm"><text:p text:style-name="P141"><draw:frame draw:style-name="fr21" draw:name="1" text:anchor-type="paragraph" svg:x="0.004cm" svg:y="0.002cm" svg:width="13.467cm" style:rel-width="100%" svg:height="9.869cm" style:rel-height="scale" draw:z-index="11"><draw:image xlink:href="Pictures/10000000000001FD000001757CB12CB5.png" xlink:type="simple" xlink:show="embed" xlink:actuate="onLoad"/></draw:frame>ODS and Metadata DB Schema</text:p></draw:text-box></draw:frame></text:p>
      <text:p text:style-name="P108"><text:span text:style-name="Default_20_Paragraph_20_Font"><text:span text:style-name="T44"/></text:span></text:p>
      <text:p text:style-name="P117"/>
      <text:h text:style-name="P240" text:outline-level="1"><text:bookmark-start text:name="h.q9pr84hg1b7k"/><text:span text:style-name="Default_20_Paragraph_20_Font"><text:span text:style-name="T16">Data</text:span></text:span><text:bookmark-end text:name="h.q9pr84hg1b7k"/><text:span text:style-name="Default_20_Paragraph_20_Font"><text:span text:style-name="T16"> Warehousing</text:span></text:span></text:h>
      <text:p text:style-name="P92"/>
      <text:p text:style-name="Text_20_body"><text:span text:style-name="Default_20_Paragraph_20_Font"><text:span text:style-name="T44">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4">A fact table holds facts - an aggregation of contextualized fields and numerical values for measurement.</text:span></text:span></text:p>
      <text:p text:style-name="Text_20_body"><text:span text:style-name="Default_20_Paragraph_20_Font"><text:span text:style-name="T44">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Text_20_body">The following analysis breakdown describes which data can be mined given the project Specifications and the Erasmusline business information, and what Key Performance Indicators can be obtained, <text:s/>measured and stored in the Data Warehouse.</text:p>
      <text:p text:style-name="P110"/>
      <text:p text:style-name="P106"><text:span text:style-name="Default_20_Paragraph_20_Font"><text:span text:style-name="T48">Data Warehouse Statistical Specifications</text:span></text:span></text:p>
      <text:p text:style-name="P106"><text:span text:style-name="Default_20_Paragraph_20_Font"><text:span text:style-name="T51"><text:s/></text:span></text:span></text:p>
      <text:p text:style-name="P106"><text:span text:style-name="Default_20_Paragraph_20_Font"><text:span text:style-name="T47">Objectives:</text:span></text:span></text:p>
      <text:p text:style-name="P106"><text:span text:style-name="Default_20_Paragraph_20_Font"><text:span text:style-name="T44"><text:s/></text:span></text:span></text:p>
      <text:list xml:id="list32170030" text:style-name="LS5">
        <text:list-item>
          <text:p text:style-name="P185"><text:span text:style-name="Default_20_Paragraph_20_Font">Efficacy</text:span></text:p>
        </text:list-item>
      </text:list>
      <text:list xml:id="list32171859" text:style-name="LS6">
        <text:list-item>
          <text:p text:style-name="P186"><text:span text:style-name="Default_20_Paragraph_20_Font">Efficiency</text:span></text:p>
        </text:list-item>
      </text:list>
      <text:p text:style-name="P106"><text:span text:style-name="Default_20_Paragraph_20_Font"><text:span text:style-name="T47"><text:s/></text:span></text:span></text:p>
      <text:p text:style-name="P106"><text:span text:style-name="Default_20_Paragraph_20_Font"><text:span text:style-name="T47">Key Performance Indicators (KPI):</text:span></text:span></text:p>
      <text:p text:style-name="P92"/>
      <text:list xml:id="list32192611" text:style-name="LS7">
        <text:list-item>
          <text:p text:style-name="P187"><text:span text:style-name="Default_20_Paragraph_20_Font">Efficiency:</text:span></text:p>
          <text:list>
            <text:list-item>
              <text:p text:style-name="P197"><text:span text:style-name="Default_20_Paragraph_20_Font">Response time between Process phases</text:span></text:p>
            </text:list-item>
            <text:list-item>
              <text:p text:style-name="P197"><text:span text:style-name="Default_20_Paragraph_20_Font">Student participation</text:span></text:p>
            </text:list-item>
            <text:list-item>
              <text:p text:style-name="P197"><text:span text:style-name="Default_20_Paragraph_20_Font">Lodging availability</text:span></text:p>
            </text:list-item>
          </text:list>
        </text:list-item>
      </text:list>
      <text:p text:style-name="P92"/>
      <text:list xml:id="list32190696" text:style-name="LS8">
        <text:list-item>
          <text:p text:style-name="P188"><text:span text:style-name="Default_20_Paragraph_20_Font">Efficacy:</text:span></text:p>
          <text:list>
            <text:list-item>
              <text:p text:style-name="P198"><text:span text:style-name="Default_20_Paragraph_20_Font">Applications</text:span></text:p>
            </text:list-item>
            <text:list-item>
              <text:p text:style-name="P198"><text:span text:style-name="Default_20_Paragraph_20_Font">Student credits</text:span></text:p>
            </text:list-item>
            <text:list-item>
              <text:p text:style-name="P198"><text:span text:style-name="Default_20_Paragraph_20_Font">Student grades</text:span></text:p>
            </text:list-item>
          </text:list>
        </text:list-item>
      </text:list>
      <text:p text:style-name="P92"/>
      <text:p text:style-name="P102"/>
      <text:p text:style-name="P121"/>
      <text:p text:style-name="P106"><text:span text:style-name="Default_20_Paragraph_20_Font"><text:span text:style-name="T48">Measure Table</text:span></text:span></text:p>
      <text:p text:style-name="P100"/>
      <text:p text:style-name="P10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9"><text:span text:style-name="Default_20_Paragraph_20_Font"><text:span text:style-name="T51">Ref / Measure</text:span></text:span></text:p>
          </table:table-cell>
          <table:table-cell table:style-name="Table5.A1" office:value-type="string">
            <text:p text:style-name="P109"><text:span text:style-name="Default_20_Paragraph_20_Font"><text:span text:style-name="T51">Description</text:span></text:span></text:p>
          </table:table-cell>
          <table:table-cell table:style-name="Table5.A1" office:value-type="string">
            <text:p text:style-name="P109"><text:span text:style-name="Default_20_Paragraph_20_Font"><text:span text:style-name="T51">Example</text:span></text:span></text:p>
          </table:table-cell>
        </table:table-row>
        <table:table-row table:style-name="Table5.1">
          <table:table-cell table:style-name="Table5.A1" office:value-type="string">
            <text:p text:style-name="P109"><text:span text:style-name="Default_20_Paragraph_20_Font"><text:span text:style-name="T52">M1: Real Value</text:span></text:span></text:p>
          </table:table-cell>
          <table:table-cell table:style-name="Table5.A1" office:value-type="string">
            <text:p text:style-name="P109"><text:span text:style-name="Default_20_Paragraph_20_Font"><text:span text:style-name="T52">The current value</text:span></text:span></text:p>
          </table:table-cell>
          <table:table-cell table:style-name="Table5.A1" office:value-type="string">
            <text:p text:style-name="P109"><text:span text:style-name="Default_20_Paragraph_20_Font"><text:span text:style-name="T52"># Applications current month; </text:span></text:span></text:p>
            <text:p text:style-name="P109"><text:span text:style-name="Default_20_Paragraph_20_Font"><text:span text:style-name="T52"># Declined applications current month</text:span></text:span></text:p>
          </table:table-cell>
        </table:table-row>
        <table:table-row table:style-name="Table5.1">
          <table:table-cell table:style-name="Table5.A1" office:value-type="string">
            <text:p text:style-name="P106"><text:span text:style-name="Default_20_Paragraph_20_Font"><text:span text:style-name="T52">M2: Accumulated</text:span></text:span></text:p>
          </table:table-cell>
          <table:table-cell table:style-name="Table5.A1" office:value-type="string">
            <text:p text:style-name="P109"><text:span text:style-name="Default_20_Paragraph_20_Font"><text:span text:style-name="T52">Accumulated value</text:span></text:span></text:p>
          </table:table-cell>
          <table:table-cell table:style-name="Table5.A1" office:value-type="string">
            <text:p text:style-name="P109"><text:span text:style-name="Default_20_Paragraph_20_Font"><text:span text:style-name="T52"># Applications in a year; </text:span></text:span></text:p>
            <text:p text:style-name="P109"><text:span text:style-name="Default_20_Paragraph_20_Font"><text:span text:style-name="T52"># Applications in a semester</text:span></text:span></text:p>
          </table:table-cell>
        </table:table-row>
        <table:table-row table:style-name="Table5.1">
          <table:table-cell table:style-name="Table5.A1" office:value-type="string">
            <text:p text:style-name="P106"><text:span text:style-name="Default_20_Paragraph_20_Font"><text:span text:style-name="T52">M3: Homologous</text:span></text:span></text:p>
          </table:table-cell>
          <table:table-cell table:style-name="Table5.A1" office:value-type="string">
            <text:p text:style-name="P109"><text:span text:style-name="Default_20_Paragraph_20_Font"><text:span text:style-name="T52">Current value comparison with previous value</text:span></text:span></text:p>
          </table:table-cell>
          <table:table-cell table:style-name="Table5.A1" office:value-type="string">
            <text:p text:style-name="P106"><text:span text:style-name="Default_20_Paragraph_20_Font"><text:span text:style-name="T52"># Applicants in the previous year</text:span></text:span></text:p>
          </table:table-cell>
        </table:table-row>
        <table:table-row table:style-name="Table5.1">
          <table:table-cell table:style-name="Table5.A1" office:value-type="string">
            <text:p text:style-name="P106"><text:span text:style-name="Default_20_Paragraph_20_Font"><text:span text:style-name="T52">M4: Relative</text:span></text:span></text:p>
          </table:table-cell>
          <table:table-cell table:style-name="Table5.A1" office:value-type="string">
            <text:p text:style-name="P109"><text:span text:style-name="Default_20_Paragraph_20_Font"><text:span text:style-name="T52">Real value compared to accumulated value %</text:span></text:span></text:p>
          </table:table-cell>
          <table:table-cell table:style-name="Table5.A1" office:value-type="string">
            <text:p text:style-name="P109"><text:span text:style-name="Default_20_Paragraph_20_Font"><text:span text:style-name="T52">Percentage of <text:s/>applicants in January</text:span></text:span></text:p>
          </table:table-cell>
        </table:table-row>
        <table:table-row table:style-name="Table5.1">
          <table:table-cell table:style-name="Table5.A1" office:value-type="string">
            <text:p text:style-name="P109"><text:span text:style-name="Default_20_Paragraph_20_Font"><text:span text:style-name="T52">M5: Average</text:span></text:span></text:p>
          </table:table-cell>
          <table:table-cell table:style-name="Table5.A1" office:value-type="string">
            <text:p text:style-name="P109"><text:span text:style-name="Default_20_Paragraph_20_Font"><text:span text:style-name="T52">Average of the accumulated value</text:span></text:span></text:p>
          </table:table-cell>
          <table:table-cell table:style-name="Table5.A1" office:value-type="string">
            <text:p text:style-name="P106"><text:span text:style-name="Default_20_Paragraph_20_Font"><text:span text:style-name="T52">Average of applicants in January</text:span></text:span></text:p>
          </table:table-cell>
        </table:table-row>
        <table:table-row table:style-name="Table5.1">
          <table:table-cell table:style-name="Table5.A1" office:value-type="string">
            <text:p text:style-name="P109"><text:span text:style-name="Default_20_Paragraph_20_Font"><text:span text:style-name="T52">M6: Maximum</text:span></text:span></text:p>
          </table:table-cell>
          <table:table-cell table:style-name="Table5.A1" office:value-type="string">
            <text:p text:style-name="P109"><text:span text:style-name="Default_20_Paragraph_20_Font"><text:span text:style-name="T52">Maximum pick of the accumulated value</text:span></text:span></text:p>
          </table:table-cell>
          <table:table-cell table:style-name="Table5.A1" office:value-type="string">
            <text:p text:style-name="P106"><text:span text:style-name="Default_20_Paragraph_20_Font"><text:span text:style-name="T52">Maximum # of applicants in January</text:span></text:span></text:p>
          </table:table-cell>
        </table:table-row>
        <table:table-row table:style-name="Table5.1">
          <table:table-cell table:style-name="Table5.A1" office:value-type="string">
            <text:p text:style-name="P109"><text:span text:style-name="Default_20_Paragraph_20_Font"><text:span text:style-name="T52">M7: Minimum</text:span></text:span></text:p>
          </table:table-cell>
          <table:table-cell table:style-name="Table5.A1" office:value-type="string">
            <text:p text:style-name="P109"><text:span text:style-name="Default_20_Paragraph_20_Font"><text:span text:style-name="T52">Minimum pick of the accumulated value</text:span></text:span></text:p>
          </table:table-cell>
          <table:table-cell table:style-name="Table5.A1" office:value-type="string">
            <text:p text:style-name="P106"><text:span text:style-name="Default_20_Paragraph_20_Font"><text:span text:style-name="T52">Minimum # of applicants in January</text:span></text:span></text:p>
          </table:table-cell>
        </table:table-row>
        <table:table-row table:style-name="Table5.1">
          <table:table-cell table:style-name="Table5.A1" office:value-type="string">
            <text:p text:style-name="P109"><text:span text:style-name="Default_20_Paragraph_20_Font"><text:span text:style-name="T52">M8: Relative HEI</text:span></text:span></text:p>
          </table:table-cell>
          <table:table-cell table:style-name="Table5.A1" office:value-type="string">
            <text:p text:style-name="P106"><text:span text:style-name="Default_20_Paragraph_20_Font"><text:span text:style-name="T52">Relative percentage against the total number of students in the HEI</text:span></text:span></text:p>
          </table:table-cell>
          <table:table-cell table:style-name="Table5.A1" office:value-type="string">
            <text:p text:style-name="P106"><text:span text:style-name="Default_20_Paragraph_20_Font"><text:span text:style-name="T52">Percentage of applicants against the total number of students</text:span></text:span></text:p>
          </table:table-cell>
        </table:table-row>
      </table:table>
      <text:p text:style-name="P140">Table <text:sequence text:ref-name="refTable1" text:name="Table" text:formula="ooow:Table+1" style:num-format="1">2</text:sequence>: Defined Measures for the Data Warehouse</text:p>
      <text:p text:style-name="P106"/>
      <text:p text:style-name="P102"/>
      <text:p text:style-name="P106"><text:span text:style-name="Default_20_Paragraph_20_Font"><text:span text:style-name="T48">KPI vs Measure Table</text:span></text:span></text:p>
      <text:p text:style-name="P101"/>
      <text:p text:style-name="P101"/>
      <table:table table:name="Table6" table:style-name="Table6">
        <table:table-column table:style-name="Table6.A"/>
        <table:table-column table:style-name="Table6.B"/>
        <table:table-row table:style-name="Table6.1">
          <table:table-cell table:style-name="Table6.A1" office:value-type="string">
            <text:p text:style-name="P109"><text:span text:style-name="Default_20_Paragraph_20_Font"><text:span text:style-name="T51">Ref / Indicator</text:span></text:span></text:p>
          </table:table-cell>
          <table:table-cell table:style-name="Table6.A1" office:value-type="string">
            <text:p text:style-name="P109"><text:span text:style-name="Default_20_Paragraph_20_Font"><text:span text:style-name="T51">Ref / Measure</text:span></text:span></text:p>
          </table:table-cell>
        </table:table-row>
        <table:table-row table:style-name="Table6.1">
          <table:table-cell table:style-name="Table6.A1" office:value-type="string">
            <text:p text:style-name="P109"><text:span text:style-name="Default_20_Paragraph_20_Font"><text:span text:style-name="T52">I1: Response time</text:span></text:span></text:p>
          </table:table-cell>
          <table:table-cell table:style-name="Table6.A1" office:value-type="string">
            <text:p text:style-name="P109"><text:span text:style-name="Default_20_Paragraph_20_Font"><text:span text:style-name="T52">M5 / M6 / M7</text:span></text:span></text:p>
          </table:table-cell>
        </table:table-row>
        <table:table-row table:style-name="Table6.1">
          <table:table-cell table:style-name="Table6.A1" office:value-type="string">
            <text:p text:style-name="P109"><text:span text:style-name="Default_20_Paragraph_20_Font"><text:span text:style-name="T52">I2: Participation</text:span></text:span></text:p>
          </table:table-cell>
          <table:table-cell table:style-name="Table6.A1" office:value-type="string">
            <text:p text:style-name="P109"><text:span text:style-name="Default_20_Paragraph_20_Font"><text:span text:style-name="T52">M2 / M4 / M8</text:span></text:span></text:p>
          </table:table-cell>
        </table:table-row>
        <table:table-row table:style-name="Table6.1">
          <table:table-cell table:style-name="Table6.A1" office:value-type="string">
            <text:p text:style-name="P109"><text:span text:style-name="Default_20_Paragraph_20_Font"><text:span text:style-name="T52">I3: Lodging Availability</text:span></text:span></text:p>
          </table:table-cell>
          <table:table-cell table:style-name="Table6.A1" office:value-type="string">
            <text:p text:style-name="P109"><text:span text:style-name="Default_20_Paragraph_20_Font"><text:span text:style-name="T52">M2 / M4</text:span></text:span></text:p>
          </table:table-cell>
        </table:table-row>
        <table:table-row table:style-name="Table6.1">
          <table:table-cell table:style-name="Table6.A1" office:value-type="string">
            <text:p text:style-name="P109"/>
          </table:table-cell>
          <table:table-cell table:style-name="Table6.A1" office:value-type="string">
            <text:p text:style-name="P109"/>
          </table:table-cell>
        </table:table-row>
        <table:table-row table:style-name="Table6.1">
          <table:table-cell table:style-name="Table6.A1" office:value-type="string">
            <text:p text:style-name="P109"><text:span text:style-name="Default_20_Paragraph_20_Font"><text:span text:style-name="T52">I4: Applications</text:span></text:span></text:p>
          </table:table-cell>
          <table:table-cell table:style-name="Table6.A1" office:value-type="string">
            <text:p text:style-name="P109"><text:span text:style-name="Default_20_Paragraph_20_Font"><text:span text:style-name="T52">M1 / M2 / M3 / M4 / ...</text:span></text:span></text:p>
          </table:table-cell>
        </table:table-row>
        <table:table-row table:style-name="Table6.1">
          <table:table-cell table:style-name="Table6.A1" office:value-type="string">
            <text:p text:style-name="P109"><text:span text:style-name="Default_20_Paragraph_20_Font"><text:span text:style-name="T52">I5: Student credits</text:span></text:span></text:p>
          </table:table-cell>
          <table:table-cell table:style-name="Table6.A1" office:value-type="string">
            <text:p text:style-name="P109"><text:span text:style-name="Default_20_Paragraph_20_Font"><text:span text:style-name="T52">M5 / M6 / M7 / M3,5</text:span></text:span></text:p>
          </table:table-cell>
        </table:table-row>
        <table:table-row table:style-name="Table6.1">
          <table:table-cell table:style-name="Table6.A1" office:value-type="string">
            <text:p text:style-name="P109"><text:span text:style-name="Default_20_Paragraph_20_Font"><text:span text:style-name="T52">I6: Student grades</text:span></text:span></text:p>
          </table:table-cell>
          <table:table-cell table:style-name="Table6.A1" office:value-type="string">
            <text:p text:style-name="P109"><text:span text:style-name="Default_20_Paragraph_20_Font"><text:span text:style-name="T52">M5 / M6 / M7 / M3,5</text:span></text:span></text:p>
          </table:table-cell>
        </table:table-row>
      </table:table>
      <text:p text:style-name="P140">Table <text:sequence text:ref-name="refTable2" text:name="Table" text:formula="ooow:Table+1" style:num-format="1">3</text:sequence>: Cross referencing KPI's with Measures</text:p>
      <text:p text:style-name="P106"/>
      <text:p text:style-name="P97"/>
      <text:p text:style-name="P97"/>
      <text:p text:style-name="P97"/>
      <text:p text:style-name="P97"/>
      <text:p text:style-name="P97"/>
      <text:p text:style-name="P97"><text:soft-page-break/></text:p>
      <text:p text:style-name="P115"/>
      <text:p text:style-name="P106"><text:span text:style-name="Default_20_Paragraph_20_Font"><text:span text:style-name="T48">Dimensions Table</text:span></text:span></text:p>
      <text:p text:style-name="P101"/>
      <text:p text:style-name="P10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9"><text:span text:style-name="Default_20_Paragraph_20_Font"><text:span text:style-name="T51">Ref / Dimension</text:span></text:span></text:p>
          </table:table-cell>
          <table:table-cell table:style-name="Table7.A1" office:value-type="string">
            <text:p text:style-name="P109"><text:span text:style-name="Default_20_Paragraph_20_Font"><text:span text:style-name="T51">Ref / Hierarchy</text:span></text:span></text:p>
          </table:table-cell>
          <table:table-cell table:style-name="Table7.A1" office:value-type="string">
            <text:p text:style-name="P109"><text:span text:style-name="Default_20_Paragraph_20_Font"><text:span text:style-name="T51">Ref / Example</text:span></text:span></text:p>
          </table:table-cell>
        </table:table-row>
        <table:table-row table:style-name="Table7.1">
          <table:table-cell table:style-name="Table7.A1" office:value-type="string">
            <text:p text:style-name="P109"><text:span text:style-name="Default_20_Paragraph_20_Font"><text:span text:style-name="T52">D1: Gender</text:span></text:span></text:p>
          </table:table-cell>
          <table:table-cell table:style-name="Table7.A1" office:value-type="string">
            <text:p text:style-name="P109"><text:span text:style-name="Default_20_Paragraph_20_Font"><text:span text:style-name="T52">H1: Gender</text:span></text:span></text:p>
          </table:table-cell>
          <table:table-cell table:style-name="Table7.A1" office:value-type="string">
            <text:p text:style-name="P109"><text:span text:style-name="Default_20_Paragraph_20_Font"><text:span text:style-name="T52">E1: Male | Female</text:span></text:span></text:p>
          </table:table-cell>
        </table:table-row>
        <table:table-row table:style-name="Table7.1">
          <table:table-cell table:style-name="Table7.A1" office:value-type="string">
            <text:p text:style-name="P109"><text:span text:style-name="Default_20_Paragraph_20_Font"><text:span text:style-name="T52">D2: Lodging</text:span></text:span></text:p>
          </table:table-cell>
          <table:table-cell table:style-name="Table7.A1" office:value-type="string">
            <text:p text:style-name="P109"><text:span text:style-name="Default_20_Paragraph_20_Font"><text:span text:style-name="T52">H2: Residence Type</text:span></text:span></text:p>
          </table:table-cell>
          <table:table-cell table:style-name="Table7.A1" office:value-type="string">
            <text:p text:style-name="P109"><text:span text:style-name="Default_20_Paragraph_20_Font"><text:span text:style-name="T52">E2: Campus</text:span></text:span></text:p>
          </table:table-cell>
        </table:table-row>
        <table:table-row table:style-name="Table7.1">
          <table:table-cell table:style-name="Table7.A1" office:value-type="string">
            <text:p text:style-name="P109"><text:span text:style-name="Default_20_Paragraph_20_Font"><text:span text:style-name="T52">D3: Mobility</text:span></text:span></text:p>
          </table:table-cell>
          <table:table-cell table:style-name="Table7.A1" office:value-type="string">
            <text:p text:style-name="P109"><text:span text:style-name="Default_20_Paragraph_20_Font"><text:span text:style-name="T52">H3: Mobility Type</text:span></text:span></text:p>
          </table:table-cell>
          <table:table-cell table:style-name="Table7.A1" office:value-type="string">
            <text:p text:style-name="P109"><text:span text:style-name="Default_20_Paragraph_20_Font"><text:span text:style-name="T52">E3: Internship | Exchange | Both </text:span></text:span></text:p>
          </table:table-cell>
        </table:table-row>
        <table:table-row table:style-name="Table7.1">
          <table:table-cell table:style-name="Table7.A1" office:value-type="string">
            <text:p text:style-name="P109"><text:span text:style-name="Default_20_Paragraph_20_Font"><text:span text:style-name="T52">D4: Academic Date</text:span></text:span></text:p>
          </table:table-cell>
          <table:table-cell table:style-name="Table7.A1" office:value-type="string">
            <text:p text:style-name="P109"><text:span text:style-name="Default_20_Paragraph_20_Font"><text:span text:style-name="T52">H4: Year / Semester</text:span></text:span></text:p>
          </table:table-cell>
          <table:table-cell table:style-name="Table7.A1" office:value-type="string">
            <text:p text:style-name="P109"><text:span text:style-name="Default_20_Paragraph_20_Font"><text:span text:style-name="T52">E4: 2011; 2nd</text:span></text:span></text:p>
          </table:table-cell>
        </table:table-row>
        <table:table-row table:style-name="Table7.1">
          <table:table-cell table:style-name="Table7.A1" office:value-type="string">
            <text:p text:style-name="P109"><text:span text:style-name="Default_20_Paragraph_20_Font"><text:span text:style-name="T52">D5: Institution</text:span></text:span></text:p>
          </table:table-cell>
          <table:table-cell table:style-name="Table7.A1" office:value-type="string">
            <text:p text:style-name="P109"><text:span text:style-name="Default_20_Paragraph_20_Font"><text:span text:style-name="T52">H5: Country / Institution</text:span></text:span></text:p>
          </table:table-cell>
          <table:table-cell table:style-name="Table7.A1" office:value-type="string">
            <text:p text:style-name="P109"><text:span text:style-name="Default_20_Paragraph_20_Font"><text:span text:style-name="T52">E5: Portugal; ISEP</text:span></text:span></text:p>
          </table:table-cell>
        </table:table-row>
        <table:table-row table:style-name="Table7.1">
          <table:table-cell table:style-name="Table7.A1" office:value-type="string">
            <text:p text:style-name="P109"><text:span text:style-name="Default_20_Paragraph_20_Font"><text:span text:style-name="T52">D6: Study</text:span></text:span></text:p>
          </table:table-cell>
          <table:table-cell table:style-name="Table7.A1" office:value-type="string">
            <text:p text:style-name="P109"><text:span text:style-name="Default_20_Paragraph_20_Font"><text:span text:style-name="T52">H6: Area / Degree / Course</text:span></text:span></text:p>
          </table:table-cell>
          <table:table-cell table:style-name="Table7.A1" office:value-type="string">
            <text:p text:style-name="P109"><text:span text:style-name="Default_20_Paragraph_20_Font"><text:span text:style-name="T52">E6: Engineering; Informatics; Software Engineering</text:span></text:span></text:p>
          </table:table-cell>
        </table:table-row>
        <table:table-row table:style-name="Table7.1">
          <table:table-cell table:style-name="Table7.A1" office:value-type="string">
            <text:p text:style-name="P109"><text:span text:style-name="Default_20_Paragraph_20_Font"><text:span text:style-name="T52">D7: Phase</text:span></text:span></text:p>
          </table:table-cell>
          <table:table-cell table:style-name="Table7.A1" office:value-type="string">
            <text:p text:style-name="P109"><text:span text:style-name="Default_20_Paragraph_20_Font"><text:span text:style-name="T52">H7: Process Phase</text:span></text:span></text:p>
          </table:table-cell>
          <table:table-cell table:style-name="Table7.A1" office:value-type="string">
            <text:p text:style-name="P109"><text:span text:style-name="Default_20_Paragraph_20_Font"><text:span text:style-name="T52">E7: Pre-Candidacy</text:span></text:span></text:p>
          </table:table-cell>
        </table:table-row>
      </table:table>
      <text:p text:style-name="P140">Table <text:sequence text:ref-name="refTable3" text:name="Table" text:formula="ooow:Table+1" style:num-format="1">4</text:sequence>: The Dimension Classification, their levels of detail and examples</text:p>
      <text:p text:style-name="P106"/>
      <text:p text:style-name="P100"/>
      <text:p text:style-name="P106"><text:span text:style-name="Default_20_Paragraph_20_Font"><text:span text:style-name="T53">KPI vs Dimensions Table</text:span></text:span></text:p>
      <text:p text:style-name="P100"/>
      <table:table table:name="Table8" table:style-name="Table8">
        <table:table-column table:style-name="Table8.A"/>
        <table:table-column table:style-name="Table8.B"/>
        <table:table-row table:style-name="Table8.1">
          <table:table-cell table:style-name="Table8.A1" office:value-type="string">
            <text:p text:style-name="P109"><text:span text:style-name="Default_20_Paragraph_20_Font"><text:span text:style-name="T51">Ref / Indicator</text:span></text:span></text:p>
          </table:table-cell>
          <table:table-cell table:style-name="Table8.A1" office:value-type="string">
            <text:p text:style-name="P109"><text:span text:style-name="Default_20_Paragraph_20_Font"><text:span text:style-name="T51">Ref / Dimension</text:span></text:span></text:p>
          </table:table-cell>
        </table:table-row>
        <table:table-row table:style-name="Table8.1">
          <table:table-cell table:style-name="Table8.A1" office:value-type="string">
            <text:p text:style-name="P109"><text:span text:style-name="Default_20_Paragraph_20_Font"><text:span text:style-name="T52">I1: Response time</text:span></text:span></text:p>
          </table:table-cell>
          <table:table-cell table:style-name="Table8.A1" office:value-type="string">
            <text:p text:style-name="P109"><text:span text:style-name="Default_20_Paragraph_20_Font"><text:span text:style-name="T52">D3 / D4 / D5 / D6 / D7</text:span></text:span></text:p>
          </table:table-cell>
        </table:table-row>
        <table:table-row table:style-name="Table8.1">
          <table:table-cell table:style-name="Table8.A1" office:value-type="string">
            <text:p text:style-name="P109"><text:span text:style-name="Default_20_Paragraph_20_Font"><text:span text:style-name="T52">I2: Participation</text:span></text:span></text:p>
          </table:table-cell>
          <table:table-cell table:style-name="Table8.A1" office:value-type="string">
            <text:p text:style-name="P109"><text:span text:style-name="Default_20_Paragraph_20_Font"><text:span text:style-name="T52">D1 / D2 / D3 / D4 / D5 / D6</text:span></text:span></text:p>
          </table:table-cell>
        </table:table-row>
        <table:table-row table:style-name="Table8.1">
          <table:table-cell table:style-name="Table8.A1" office:value-type="string">
            <text:p text:style-name="P109"><text:span text:style-name="Default_20_Paragraph_20_Font"><text:span text:style-name="T52">I3: Lodging Availability</text:span></text:span></text:p>
          </table:table-cell>
          <table:table-cell table:style-name="Table8.A1" office:value-type="string">
            <text:p text:style-name="P109"><text:span text:style-name="Default_20_Paragraph_20_Font"><text:span text:style-name="T52">D1 / D2 / D4 / D5</text:span></text:span></text:p>
          </table:table-cell>
        </table:table-row>
        <table:table-row table:style-name="Table8.1">
          <table:table-cell table:style-name="Table8.A1" office:value-type="string">
            <text:p text:style-name="P109"/>
          </table:table-cell>
          <table:table-cell table:style-name="Table8.A1" office:value-type="string">
            <text:p text:style-name="P109"/>
          </table:table-cell>
        </table:table-row>
        <table:table-row table:style-name="Table8.1">
          <table:table-cell table:style-name="Table8.A1" office:value-type="string">
            <text:p text:style-name="P109"><text:span text:style-name="Default_20_Paragraph_20_Font"><text:span text:style-name="T52">I4: Applications</text:span></text:span></text:p>
          </table:table-cell>
          <table:table-cell table:style-name="Table8.A1" office:value-type="string">
            <text:p text:style-name="P109"><text:span text:style-name="Default_20_Paragraph_20_Font"><text:span text:style-name="T52">D1 / D2 / D3 / D4 / D5 / D6</text:span></text:span></text:p>
          </table:table-cell>
        </table:table-row>
        <table:table-row table:style-name="Table8.1">
          <table:table-cell table:style-name="Table8.A1" office:value-type="string">
            <text:p text:style-name="P109"><text:span text:style-name="Default_20_Paragraph_20_Font"><text:span text:style-name="T52">I5: Student credits</text:span></text:span></text:p>
          </table:table-cell>
          <table:table-cell table:style-name="Table8.A1" office:value-type="string">
            <text:p text:style-name="P109"><text:span text:style-name="Default_20_Paragraph_20_Font"><text:span text:style-name="T52">D1 / D3 / D4 / D5 / D6</text:span></text:span></text:p>
          </table:table-cell>
        </table:table-row>
        <table:table-row table:style-name="Table8.1">
          <table:table-cell table:style-name="Table8.A1" office:value-type="string">
            <text:p text:style-name="P109"><text:span text:style-name="Default_20_Paragraph_20_Font"><text:span text:style-name="T52">I6: Student grades</text:span></text:span></text:p>
          </table:table-cell>
          <table:table-cell table:style-name="Table8.A1" office:value-type="string">
            <text:p text:style-name="P106"><text:span text:style-name="Default_20_Paragraph_20_Font"><text:span text:style-name="T52">D1 / D3 / D4 / D5 / D6</text:span></text:span></text:p>
          </table:table-cell>
        </table:table-row>
      </table:table>
      <text:p text:style-name="P140">Table <text:sequence text:ref-name="refTable4" text:name="Table" text:formula="ooow:Table+1" style:num-format="1">5</text:sequence>: Cross reference between KPI's and Dimensions</text:p>
      <text:p text:style-name="P106"/>
      <text:h text:style-name="P241" text:outline-level="1"><text:bookmark-start text:name="h.tfxnkyhfu710"/><text:span text:style-name="Default_20_Paragraph_20_Font"><text:span text:style-name="T56">Database</text:span></text:span><text:bookmark-end text:name="h.tfxnkyhfu710"/><text:span text:style-name="Default_20_Paragraph_20_Font"><text:span text:style-name="T56"> Schema</text:span></text:span></text:h>
      <text:p text:style-name="P100"/>
      <text:p text:style-name="P99"><draw:frame draw:style-name="fr8" draw:name="Frame7" text:anchor-type="as-char" svg:width="16.798cm" draw:z-index="14"><draw:text-box fo:min-height="18.981cm"><text:p text:style-name="P141"><draw:frame draw:style-name="fr11" draw:name="graphics7" text:anchor-type="paragraph" svg:width="16.798cm" svg:height="17.981cm" draw:z-index="15"><draw:image xlink:href="Pictures/100000000000035400000390A1CFC0B7.png" xlink:type="simple" xlink:show="embed" xlink:actuate="onLoad"/></draw:frame></text:p><text:p text:style-name="P141">Data Warehouse Database Schema</text:p></draw:text-box></draw:frame></text:p>
      <text:p text:style-name="P100"/>
      <text:p text:style-name="P100"/>
      <text:h text:style-name="P229" text:outline-level="1"><text:bookmark-start text:name="h.rt3y6428auhf"/><text:span text:style-name="Default_20_Paragraph_20_Font"><text:span text:style-name="T80">Model</text:span></text:span><text:bookmark-end text:name="h.rt3y6428auhf"/><text:span text:style-name="Default_20_Paragraph_20_Font"><text:span text:style-name="T80"> Management</text:span></text:span></text:h>
      <text:p text:style-name="P92"/>
      <text:p text:style-name="Text_20_body"><text:span text:style-name="Default_20_Paragraph_20_Font"><text:span text:style-name="T44">This level manages and transforms data according to business guidelines and stored metadata by executing several operations explained next.</text:span></text:span></text:p>
      <text:h text:style-name="P242" text:outline-level="1"><text:bookmark-start text:name="h.l3gtim2r1oa6"/><text:span text:style-name="Default_20_Paragraph_20_Font"><text:span text:style-name="T56">OLAP</text:span></text:span><text:bookmark-end text:name="h.l3gtim2r1oa6"/></text:h>
      <text:p text:style-name="P98"/>
      <text:p text:style-name="Text_20_body"><text:span text:style-name="Default_20_Paragraph_20_Font"><text:span text:style-name="T44">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3"/>
      <text:list xml:id="list32171688" text:style-name="LS9">
        <text:list-item>
          <text:p text:style-name="P191"><text:span text:style-name="Default_20_Paragraph_20_Font">Facts aggregation</text:span></text:p>
        </text:list-item>
        <text:list-item>
          <text:p text:style-name="P191"><text:span text:style-name="Default_20_Paragraph_20_Font">Slice and Dice across multiple Dimensions</text:span></text:p>
        </text:list-item>
        <text:list-item>
          <text:p text:style-name="P191"><text:span text:style-name="Default_20_Paragraph_20_Font">Drill-Down and Roll-Up the data from one hierarchy to another</text:span></text:p>
        </text:list-item>
      </text:list>
      <text:p text:style-name="P93"/>
      <text:p text:style-name="P107"><text:span text:style-name="Default_20_Paragraph_20_Font"><text:span text:style-name="T44">Here are some examples of OLAP in action in an Accounting context:</text:span></text:span></text:p>
      <text:p text:style-name="P93"/>
      <text:list xml:id="list32178221" text:style-name="LS10">
        <text:list-item>
          <text:p text:style-name="P192"><text:span text:style-name="Default_20_Paragraph_20_Font">Comparison of sales (fact) of a product (dimension) over years (dimension) in the same region (dimension).</text:span></text:p>
        </text:list-item>
        <text:list-item>
          <text:p text:style-name="P192"><text:span text:style-name="Default_20_Paragraph_20_Font">How may members (fact) have opened a savings account (dimension), in USA branch (dimension), over a period (dimension)?</text:span></text:p>
        </text:list-item>
        <text:list-item>
          <text:p text:style-name="P192"><text:span text:style-name="Default_20_Paragraph_20_Font">How many mortgage loans (fact) have been approved in fixed mortgage (dimension) or Adjustable Rate Mortgage (dimension) in New York City (dimension), over a period (dimension)?</text:span></text:p>
        </text:list-item>
        <text:list-item>
          <text:p text:style-name="P192"><text:span text:style-name="Default_20_Paragraph_20_Font">What is the total sales value (fact) of a particular product (dimension) in a particular grocery store (dimension), over a period (dimension)?</text:span></text:p>
        </text:list-item>
        <text:list-item>
          <text:p text:style-name="P192"><text:span text:style-name="Default_20_Paragraph_20_Font">What is the amount spent (fact) for a particular product promotion (dimension) in a particular branch (dimension) or in a particular city (dimension), over a period (dimension)?</text:span></text:p>
        </text:list-item>
      </text:list>
      <text:p text:style-name="P92"/>
      <text:h text:style-name="P243" text:outline-level="1"><text:bookmark-start text:name="h.k5qvzc53ule5"/><text:span text:style-name="Default_20_Paragraph_20_Font"><text:span text:style-name="T56">Data</text:span></text:span><text:bookmark-end text:name="h.k5qvzc53ule5"/><text:span text:style-name="Default_20_Paragraph_20_Font"><text:span text:style-name="T56"> Mining</text:span></text:span></text:h>
      <text:p text:style-name="P92"/>
      <text:p text:style-name="Text_20_body"><text:span text:style-name="Default_20_Paragraph_20_Font"><text:span text:style-name="T44">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30" text:outline-level="1"><text:bookmark-start text:name="h.b1sfomsqhcqu"/><text:span text:style-name="Default_20_Paragraph_20_Font"><text:span text:style-name="T43">Data</text:span></text:span><text:bookmark-end text:name="h.b1sfomsqhcqu"/><text:span text:style-name="Default_20_Paragraph_20_Font"><text:span text:style-name="T43"> Visualization</text:span></text:span></text:h>
      <text:p text:style-name="P100"/>
      <text:h text:style-name="P243" text:outline-level="1"><text:bookmark-start text:name="h.o7r350jv1b3l"/><text:span text:style-name="Default_20_Paragraph_20_Font"><text:span text:style-name="T56">The</text:span></text:span><text:bookmark-end text:name="h.o7r350jv1b3l"/><text:span text:style-name="Default_20_Paragraph_20_Font"><text:span text:style-name="T56"> EIS Web Interface</text:span></text:span></text:h>
      <text:p text:style-name="P100"/>
      <text:p text:style-name="Text_20_body"><text:span text:style-name="Default_20_Paragraph_20_Font"><text:span text:style-name="T44">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100"/>
      <text:p text:style-name="P100"><draw:frame draw:style-name="fr8" draw:name="Frame8" text:anchor-type="as-char" svg:width="16.87cm" draw:z-index="16"><draw:text-box fo:min-height="15.981cm"><text:p text:style-name="P141"><draw:frame draw:style-name="fr21" draw:name="3" text:anchor-type="paragraph" svg:x="0.004cm" svg:y="0.002cm" svg:width="16.87cm" style:rel-width="100%" svg:height="15.981cm" style:rel-height="scale" draw:z-index="17"><draw:image xlink:href="Pictures/10000201000003C000000384983A7B1F.png" xlink:type="simple" xlink:show="embed" xlink:actuate="onLoad"/></draw:frame>EIS Interface Mockup</text:p></draw:text-box></draw:frame></text:p>
      <text:p text:style-name="P100"/>
      <text:p text:style-name="P106"><text:span text:style-name="Default_20_Paragraph_20_Font"><text:span text:style-name="T54"/></text:span></text:p>
      <text:p text:style-name="P100"><text:soft-page-break/></text:p>
      <text:h text:style-name="P243" text:outline-level="1"><text:bookmark-start text:name="h.61jy3iapnb"/><text:span text:style-name="Default_20_Paragraph_20_Font"><text:span text:style-name="T56">Interface</text:span></text:span><text:bookmark-end text:name="h.61jy3iapnb"/><text:span text:style-name="Default_20_Paragraph_20_Font"><text:span text:style-name="T56"> Features</text:span></text:span></text:h>
      <text:p text:style-name="P100"/>
      <text:p text:style-name="P107"><text:span text:style-name="Default_20_Paragraph_20_Font"><text:span text:style-name="T44">As mentioned earlier, each scenario configuration can include the following features:</text:span></text:span></text:p>
      <text:p text:style-name="P93"/>
      <text:list xml:id="list32176449" text:style-name="LS11">
        <text:list-item>
          <text:p text:style-name="P193"><text:span text:style-name="Default_20_Paragraph_20_Font">Select OLAP cubes - the Objectives - <text:s/>for performance monitoring</text:span></text:p>
        </text:list-item>
        <text:list-item>
          <text:p text:style-name="P193"><text:span text:style-name="Default_20_Paragraph_20_Font">Generate pivot tables</text:span></text:p>
          <text:list>
            <text:list-item>
              <text:p text:style-name="P196"><text:span text:style-name="Default_20_Paragraph_20_Font">Selecting Dimensions for columns and rows</text:span></text:p>
            </text:list-item>
            <text:list-item>
              <text:p text:style-name="P196"><text:span text:style-name="Default_20_Paragraph_20_Font">Selecting measures for columns and rows</text:span></text:p>
            </text:list-item>
            <text:list-item>
              <text:p text:style-name="P196"><text:span text:style-name="Default_20_Paragraph_20_Font">“</text:span><text:span text:style-name="Default_20_Paragraph_20_Font"><text:span text:style-name="T30">Drill-Down</text:span></text:span><text:span text:style-name="Default_20_Paragraph_20_Font">” data by displaying aggregated information for a member of a Dimension</text:span></text:p>
            </text:list-item>
            <text:list-item>
              <text:p text:style-name="P196"><text:span text:style-name="Default_20_Paragraph_20_Font">“</text:span><text:span text:style-name="Default_20_Paragraph_20_Font"><text:span text:style-name="T30">Roll-Up</text:span></text:span><text:span text:style-name="Default_20_Paragraph_20_Font">” data by displaying aggregated information from ‘All’ members in a Dimension</text:span></text:p>
            </text:list-item>
            <text:list-item>
              <text:p text:style-name="P196"><text:span text:style-name="Default_20_Paragraph_20_Font">Swap Columns / Rows</text:span></text:p>
            </text:list-item>
            <text:list-item>
              <text:p text:style-name="P196"><text:span text:style-name="Default_20_Paragraph_20_Font">Filter Dimensions by Value Type</text:span></text:p>
            </text:list-item>
            <text:list-item>
              <text:p text:style-name="P196"><text:span text:style-name="Default_20_Paragraph_20_Font">Highlight Dimensions with a different color, depending on Column / Row location</text:span></text:p>
            </text:list-item>
            <text:list-item>
              <text:p text:style-name="P196"><text:span text:style-name="Default_20_Paragraph_20_Font">Settings Management</text:span></text:p>
              <text:list>
                <text:list-item>
                  <text:p text:style-name="P200"><text:span text:style-name="Default_20_Paragraph_20_Font">Create a new scenario</text:span></text:p>
                </text:list-item>
                <text:list-item>
                  <text:p text:style-name="P200"><text:span text:style-name="Default_20_Paragraph_20_Font">Save a scenario</text:span></text:p>
                </text:list-item>
                <text:list-item>
                  <text:p text:style-name="P200"><text:span text:style-name="Default_20_Paragraph_20_Font">Load a previous scenario</text:span></text:p>
                </text:list-item>
              </text:list>
            </text:list-item>
            <text:list-item>
              <text:p text:style-name="P196"><text:span text:style-name="Default_20_Paragraph_20_Font">Export results</text:span></text:p>
              <text:list>
                <text:list-item>
                  <text:p text:style-name="P200"><text:span text:style-name="Default_20_Paragraph_20_Font">Spreadsheet</text:span></text:p>
                </text:list-item>
                <text:list-item>
                  <text:p text:style-name="P200"><text:span text:style-name="Default_20_Paragraph_20_Font">Text file (CSV format)</text:span></text:p>
                </text:list-item>
              </text:list>
            </text:list-item>
          </text:list>
        </text:list-item>
      </text:list>
      <text:p text:style-name="P111"><text:span text:style-name="Default_20_Paragraph_20_Font"/></text:p>
      <text:p text:style-name="Text_20_body">The after-development version of the interface can be seen in the next illustration.</text:p>
      <text:p text:style-name="Text_20_body">For instructions on how to use the Interface, please read the EIS Installation and User Manual, enclosed in the Annexes of this report.</text:p>
      <text:p text:style-name="Text_20_body"><draw:frame draw:style-name="fr9" draw:name="Frame10" text:anchor-type="paragraph" svg:width="17cm" draw:z-index="28"><draw:text-box fo:min-height="15.136cm"><text:p text:style-name="P128"><draw:frame draw:style-name="fr13" draw:name="graphics8" text:anchor-type="paragraph" svg:x="0.004cm" svg:y="0.002cm" svg:width="17cm" style:rel-width="100%" svg:height="15.136cm" style:rel-height="scale" draw:z-index="29"><draw:image xlink:href="Pictures/10000000000002AC00000261D0F63BA4.png" xlink:type="simple" xlink:show="embed" xlink:actuate="onLoad"/></draw:frame>The EIS interface after development</text:p></draw:text-box></draw:frame><text:soft-page-break/></text:p>
      <text:p text:style-name="Text_20_body"/>
      <text:p text:style-name="Text_20_body"/>
      <text:p text:style-name="P113"/>
      <text:p text:style-name="P113"/>
      <text:h text:style-name="P217" text:outline-level="1"><text:bookmark-start text:name="h.wo8u4kmzepxb"/><text:bookmark-end text:name="h.wo8u4kmzepxb"/></text:h>
      <text:h text:style-name="P231" text:outline-level="1"><text:bookmark-start text:name="h.vn4l0ignul7z1"/><text:bookmark-start text:name="h.omeg1idh6a1w1"/><text:span text:style-name="Default_20_Paragraph_20_Font"><text:span text:style-name="T81">Technical</text:span></text:span><text:bookmark-end text:name="h.vn4l0ignul7z1"/><text:bookmark-end text:name="h.omeg1idh6a1w1"/><text:span text:style-name="Default_20_Paragraph_20_Font"><text:span text:style-name="T81"> Decisions</text:span></text:span></text:h>
      <text:h text:style-name="P243" text:outline-level="1"><text:bookmark-start text:name="h.512nma1p73ry"/><text:span text:style-name="Default_20_Paragraph_20_Font"><text:span text:style-name="T56">MySQL</text:span></text:span><text:bookmark-end text:name="h.512nma1p73ry"/><text:span text:style-name="Default_20_Paragraph_20_Font"><text:span text:style-name="T56"> 5.1</text:span></text:span></text:h>
      <text:p text:style-name="P93"/>
      <text:p text:style-name="Text_20_body"><text:span text:style-name="Default_20_Paragraph_20_Font"><text:span text:style-name="T44">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100"/>
      <text:p text:style-name="P106"><text:span text:style-name="Default_20_Paragraph_20_Font"><text:span text:style-name="T55">MyISAM / MERGE Engine</text:span></text:span></text:p>
      <text:p text:style-name="P100"/>
      <text:p text:style-name="Text_20_body"><text:span text:style-name="Default_20_Paragraph_20_Font"><text:span text:style-name="T44">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4">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4">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4">The tables’ indices can also be preloaded to cache on demand, after the Refreshment process is done, to avoid loading indices on database query time.</text:span></text:span></text:p>
      <text:p text:style-name="P93"/>
      <text:h text:style-name="P243" text:outline-level="1"><text:bookmark-start text:name="h.fixl433p3shx"/><text:span text:style-name="Default_20_Paragraph_20_Font"><text:span text:style-name="T56">PHP</text:span></text:span><text:bookmark-end text:name="h.fixl433p3shx"/><text:span text:style-name="Default_20_Paragraph_20_Font"><text:span text:style-name="T56"> 5.3</text:span></text:span></text:h>
      <text:p text:style-name="P100"/>
      <text:p text:style-name="Text_20_body"><text:span text:style-name="Default_20_Paragraph_20_Font"><text:span text:style-name="T44">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
      <text:p text:style-name="Text_20_body"><text:span text:style-name="Default_20_Paragraph_20_Font"><text:span text:style-name="T44">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4">PHP permits developing open source applications - one of the project’s requirements. Based on that premise, some components where designed and optimised for POSIX </text:span></text:span><text:span text:style-name="Default_20_Paragraph_20_Font"><text:span text:style-name="T44">compatible operating systems like GNU/Linux, which are fundamentally open source systems. These components are System Daemons that are active agents in the OLAP and ETL processing.</text:span></text:span></text:p>
      <text:h text:style-name="P243" text:outline-level="1"><text:bookmark-start text:name="h.tyin3n8lr26o"/><text:span text:style-name="Default_20_Paragraph_20_Font"><text:span text:style-name="T56">Daemons</text:span></text:span><text:bookmark-end text:name="h.tyin3n8lr26o"/></text:h>
      <text:p text:style-name="P100"/>
      <text:p text:style-name="Text_20_body"><text:span text:style-name="Default_20_Paragraph_20_Font"><text:span text:style-name="T54">Unix Daemons are processes that run the background, performing all sorts of tasks and intercommunicating with other applications if needed.</text:span></text:span></text:p>
      <text:p text:style-name="Text_20_body"><text:span text:style-name="Default_20_Paragraph_20_Font"><text:span text:style-name="T54">The Daemons designed for the P8STATS package generally do the following tasks:</text:span></text:span></text:p>
      <text:p text:style-name="P98"/>
      <text:list xml:id="list32185167" text:style-name="LS12">
        <text:list-item>
          <text:p text:style-name="P194"><text:span text:style-name="Default_20_Paragraph_20_Font">Periodically executes the ETL process, according to determined refreshment cycles.</text:span></text:p>
        </text:list-item>
        <text:list-item>
          <text:p text:style-name="P194"><text:span text:style-name="Default_20_Paragraph_20_Font">Communicate with the ErasmusLine application - for example saving ODS information</text:span></text:p>
        </text:list-item>
        <text:list-item>
          <text:p text:style-name="P194"><text:span text:style-name="Default_20_Paragraph_20_Font">Save user’s EIS scenarios</text:span></text:p>
        </text:list-item>
        <text:list-item>
          <text:p text:style-name="P194"><text:span text:style-name="Default_20_Paragraph_20_Font">Load EIS scenarios and perform OLAP operations on the Data Warehouse</text:span></text:p>
        </text:list-item>
        <text:list-item>
          <text:p text:style-name="P194"><text:span text:style-name="Default_20_Paragraph_20_Font">Cache EIS query results, product of OLAP operations</text:span></text:p>
        </text:list-item>
        <text:list-item>
          <text:p text:style-name="P194"><text:span text:style-name="Default_20_Paragraph_20_Font">Request data from other daemons - for example retrieve Efficacy data from the central Data Mart</text:span></text:p>
        </text:list-item>
      </text:list>
      <text:p text:style-name="P93"/>
      <text:p text:style-name="Text_20_body"><text:span text:style-name="Default_20_Paragraph_20_Font"><text:span text:style-name="T54">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6"><text:span text:style-name="Default_20_Paragraph_20_Font"><text:span text:style-name="T54"/></text:span></text:p>
      <text:h text:style-name="P243" text:outline-level="1"><text:bookmark-start text:name="h.empph5uv0cc6"/><text:span text:style-name="Default_20_Paragraph_20_Font"><text:span text:style-name="T56">POSIX</text:span></text:span><text:bookmark-end text:name="h.empph5uv0cc6"/><text:span text:style-name="Default_20_Paragraph_20_Font"><text:span text:style-name="T56"> Compatible Operating Systems</text:span></text:span></text:h>
      <text:p text:style-name="P100"/>
      <text:p text:style-name="Text_20_body"><text:span text:style-name="Default_20_Paragraph_20_Font"><text:span text:style-name="T54">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54">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54">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5">L</text:span></text:span><text:span text:style-name="Default_20_Paragraph_20_Font"><text:span text:style-name="T54">inux, </text:span></text:span><text:span text:style-name="Default_20_Paragraph_20_Font"><text:span text:style-name="T55">A</text:span></text:span><text:span text:style-name="Default_20_Paragraph_20_Font"><text:span text:style-name="T54">pache, </text:span></text:span><text:span text:style-name="Default_20_Paragraph_20_Font"><text:span text:style-name="T55">M</text:span></text:span><text:span text:style-name="Default_20_Paragraph_20_Font"><text:span text:style-name="T54">ySQL and </text:span></text:span><text:span text:style-name="Default_20_Paragraph_20_Font"><text:span text:style-name="T55">P</text:span></text:span><text:span text:style-name="Default_20_Paragraph_20_Font"><text:span text:style-name="T54">HP – and quickly deploy the application by pulling the latest Erasmusline application release from the SourceForge Git repository.</text:span></text:span></text:p>
      <text:h text:style-name="P229" text:outline-level="1"><text:bookmark-start text:name="h.xn23z3oxi1qe"/><text:span text:style-name="Default_20_Paragraph_20_Font"><text:span text:style-name="T80">Deployment</text:span></text:span><text:bookmark-end text:name="h.xn23z3oxi1qe"/><text:span text:style-name="Default_20_Paragraph_20_Font"><text:span text:style-name="T80"> Scenario</text:span></text:span></text:h>
      <text:p text:style-name="P100"/>
      <text:p text:style-name="P106"><text:span text:style-name="Default_20_Paragraph_20_Font"><text:span text:style-name="T44">The architectural deployment of the EIS application can be explained by the following figure:</text:span></text:span></text:p>
      <text:p text:style-name="P100"/>
      <text:p text:style-name="P92"><draw:frame draw:style-name="fr8" draw:name="Frame9" text:anchor-type="as-char" svg:width="16.893cm" draw:z-index="20"><draw:text-box fo:min-height="9.26cm"><text:p text:style-name="P141"><draw:frame draw:style-name="fr21" draw:name="4" text:anchor-type="paragraph" svg:x="0.004cm" svg:y="0.002cm" svg:width="16.753cm" style:rel-width="99%" svg:height="10.73cm" style:rel-height="scale" draw:z-index="21"><draw:image xlink:href="Pictures/100002010000054D000002A72F5A3434.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92"/>
      <text:p text:style-name="P106"><text:span text:style-name="Default_20_Paragraph_20_Font"><text:span text:style-name="T44">The deployment components can be separated in three major entities:</text:span></text:span></text:p>
      <text:p text:style-name="P92"/>
      <text:list xml:id="list32191157" text:style-name="LS13">
        <text:list-item>
          <text:p text:style-name="P189"><text:span text:style-name="Default_20_Paragraph_20_Font">A Master Server</text:span></text:p>
          <text:list>
            <text:list-item>
              <text:p text:style-name="P199"><text:span text:style-name="Default_20_Paragraph_20_Font">Contains the Data Warehouse with the data referent to the Erasmus Process Efficacy (explained in the following sections)</text:span></text:p>
            </text:list-item>
            <text:list-item>
              <text:p text:style-name="P199"><text:span text:style-name="Default_20_Paragraph_20_Font">Gathers information from the Slave Servers to summarize Efficacy indicators data</text:span></text:p>
            </text:list-item>
            <text:list-item>
              <text:p text:style-name="P199"><text:span text:style-name="Default_20_Paragraph_20_Font">Communicates with the Slave Servers to deliver summarized Efficacy data</text:span></text:p>
            </text:list-item>
          </text:list>
        </text:list-item>
        <text:list-item>
          <text:p text:style-name="P189"><text:span text:style-name="Default_20_Paragraph_20_Font">A Slave Server for each Institution</text:span></text:p>
          <text:list>
            <text:list-item>
              <text:p text:style-name="P199"><text:span text:style-name="Default_20_Paragraph_20_Font">Communicates with the other Erasmusline packages in order to gather Efficiency indicators data - mainly the P4OUT and P1CONFIG packages</text:span></text:p>
            </text:list-item>
            <text:list-item>
              <text:p text:style-name="P199"><text:span text:style-name="Default_20_Paragraph_20_Font">Communicates with the Master Server to provide the EIS interface with Efficacy data.</text:span></text:p>
            </text:list-item>
            <text:list-item>
              <text:p text:style-name="P199"><text:span text:style-name="Default_20_Paragraph_20_Font">Delivers the EIS interface the Efficiency data</text:span></text:p>
            </text:list-item>
          </text:list>
        </text:list-item>
      </text:list>
      <text:p text:style-name="P112"><text:soft-page-break/><text:span text:style-name="Default_20_Paragraph_20_Font"/></text:p>
      <text:p text:style-name="P112"><text:span text:style-name="Default_20_Paragraph_20_Font"/></text:p>
      <text:list xml:id="list32185650" text:continue-numbering="true" text:style-name="LS13">
        <text:list-item>
          <text:p text:style-name="P189"><text:span text:style-name="Default_20_Paragraph_20_Font">EIS Interface and Connector</text:span></text:p>
          <text:list>
            <text:list-item>
              <text:p text:style-name="P199"><text:span text:style-name="Default_20_Paragraph_20_Font">User interface to manage scenarios and display statistical information</text:span></text:p>
            </text:list-item>
            <text:list-item>
              <text:p text:style-name="P199"><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244" text:outline-level="1"><text:bookmark-start text:name="h.w1q6s2c7ewpp"/><text:bookmark-end text:name="h.w1q6s2c7ewpp"/></text:h>
      <text:h text:style-name="Heading_20_3" text:outline-level="1"><text:span text:style-name="Default_20_Paragraph_20_Font"><text:span text:style-name="T56">Server Communication</text:span></text:span></text:h>
      <text:p text:style-name="P100"/>
      <text:p text:style-name="Text_20_body"><text:span text:style-name="Default_20_Paragraph_20_Font"><text:span text:style-name="T54">The Slave and Master EIS servers accept text based communications by following the guidelines of the JSON-RPC 2.0 Specifications</text:span></text:span><text:span text:style-name="Default_20_Paragraph_20_Font"><text:span text:style-name="T54"><text:note text:id="ftn25" text:note-class="footnote"><text:note-citation>25</text:note-citation><text:note-body><text:p text:style-name="Footnote"><text:a xlink:type="simple" xlink:href="http://groups.google.com/group/json-rpc/web/json-rpc-2-0">http://groups.google.com/group/json-rpc/web/json-rpc-2-0</text:a></text:p></text:note-body></text:note></text:span></text:span><text:span text:style-name="Default_20_Paragraph_20_Font"><text:span text:style-name="T54">. This Remote Procedure Call specification is very light weight since it doesn't rely on the verbosity of SOAP RPC</text:span></text:span><text:span text:style-name="Default_20_Paragraph_20_Font"><text:span text:style-name="T54"><text:note text:id="ftn26" text:note-class="footnote"><text:note-citation>26</text:note-citation><text:note-body><text:p text:style-name="Footnote"><text:a xlink:type="simple" xlink:href="http://en.wikipedia.org/wiki/SOAP">http://en.wikipedia.org/wiki/SOAP</text:a></text:p></text:note-body></text:note></text:span></text:span><text:span text:style-name="Default_20_Paragraph_20_Font"><text:span text:style-name="T54"> messages and allows API extension since it is not a strict API.</text:span></text:span></text:p>
      <text:p text:style-name="Text_20_body"><text:span text:style-name="Default_20_Paragraph_20_Font"><text:span text:style-name="T54">Here is an example communication scenario.</text:span></text:span></text:p>
      <text:p text:style-name="Text_20_body"><text:span text:style-name="Default_20_Paragraph_20_Font"><text:span text:style-name="T54">The EIS interface requests that a certain scenario may be executed, a JSON message structure is sent to the Slave Server:</text:span></text:span></text:p>
      <text:p text:style-name="P82"><text:span text:style-name="Default_20_Paragraph_20_Font"><text:span text:style-name="T54">{"jsonrpc":"2.0","id":1,</text:span></text:span></text:p>
      <text:p text:style-name="P82"><text:span text:style-name="Default_20_Paragraph_20_Font"><text:span text:style-name="T54">"method":"runScenario",</text:span></text:span></text:p>
      <text:p text:style-name="P82"><text:span text:style-name="Default_20_Paragraph_20_Font"><text:span text:style-name="T54">"params":{"cube":"fact_efficacy",</text:span></text:span></text:p>
      <text:p text:style-name="P82"><text:span text:style-name="Default_20_Paragraph_20_Font"><text:span text:style-name="T54"><text:tab/>"columns":["dim_gender.dim_gender_id","dim_institution.institution_code"],</text:span></text:span></text:p>
      <text:p text:style-name="P82"><text:span text:style-name="Default_20_Paragraph_20_Font"><text:span text:style-name="T54"><text:tab/>"rows":<text:tab/>["dim_mobility.dim_mobility_id","measure.M1"],"filters":{}}}</text:span></text:span></text:p>
      <text:p text:style-name="Text_20_body">The Slave Server realizes the analysis is to be made on Efficacy Performance Indicators so it relays this message to the Master Server who holds the Efficacy Data Mart.</text:p>
      <text:p text:style-name="Text_20_body"/>
      <text:p text:style-name="Text_20_body">The result of the scenario execution will be delivered to the EIS interface in this format:</text:p>
      <text:section text:style-name="Sect2" text:name="network-views">
        <text:p text:style-name="Standard">{"jsonrpc":"2.0","result":[{"Mobility Type":"both","M | fkl | Applications":1130,"M | gent | Applications":1280,"M | gun | Applications":1075,"M | isep | Applications":943,"F | fkl | Applications":1006,"F | gent | Applications":964,"F | gun | Applications":1092,"F | isep | Applications":1020},</text:p>
        <text:p text:style-name="Standard">{"Mobility Type":"intern","M | fkl | Applications":1262,"M | gent | Applications":1030,"M | gun | Applications":1356,"M | isep | Applications":967,"F | fkl | Applications":884,"F | gent | Applications":1170,"F | gun | Applications":1035,"F | isep | Applications":997},</text:p>
        <text:p text:style-name="Standard">{"Mobility Type":"study","M | fkl | Applications":976,"M | gent | Applications":966,"M | gun | Applications":1101,"M | isep | Applications":1144,"F | fkl | Applications":784,"F | gent | Applications":1087,"F | gun | Applications":851,"F | isep | Applications":1121}],"id":1}</text:p>
      </text:section>
      <text:p text:style-name="P51"/>
      <text:p text:style-name="P51">If any exception or error occurred we would receive a different response format:</text:p>
      <text:p text:style-name="P81">{"jsonrpc": "2.0", "error": {"code": 101, "message": "INVALID_QUERY"}, "id": 1}</text:p>
      <text:p text:style-name="P51"/>
      <text:p text:style-name="P38">Other Key Performance Indicators – Efficiency – are locally processed by the server's OLAP module.</text:p>
      <text:h text:style-name="Heading_20_3" text:outline-level="3">ETL / Data Refreshment Communication</text:h>
      <text:p text:style-name="P51">Each server has a scheduling module that triggers server tasks to be executed from time to time or at a specific date.</text:p>
      <text:p text:style-name="P51">At the end of each semester the Slave Servers trigger the data refreshment task which in turn runs in the background and gathers new data from the ODS tables to be integrated into the Data Warehouse and it's corresponding Data Marts.</text:p>
      <text:p text:style-name="P51"><text:span text:style-name="Standaardalinea-lettertype"><text:span text:style-name="T40">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51"><text:span text:style-name="Standaardalinea-lettertype"><text:span text:style-name="T39"/></text:span></text:p>
      <text:p text:style-name="P51"><text:span text:style-name="Standaardalinea-lettertype"><text:span text:style-name="T39"/></text:span></text:p>
      <text:h text:style-name="P213" text:outline-level="1"><text:span text:style-name="Standaardalinea-lettertype"><text:span text:style-name="T40">Conclusion</text:span></text:span></text:h>
      <text:h text:style-name="Heading_20_2" text:outline-level="2"><text:span text:style-name="Standaardalinea-lettertype"><text:span text:style-name="T40">Project Outcome</text:span></text:span></text:h>
      <text:p text:style-name="Text_20_body"><text:span text:style-name="Standaardalinea-lettertype"><text:span text:style-name="T39">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9">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9">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9"/></text:span></text:p>
      <text:h text:style-name="P223" text:outline-level="2"><text:span text:style-name="Standaardalinea-lettertype"><text:span text:style-name="T17"/></text:span></text:h>
      <text:h text:style-name="P226" text:outline-level="2"><text:span text:style-name="Standaardalinea-lettertype"><text:span text:style-name="T17">Accomplished Works</text:span></text:span></text:h>
      <text:p text:style-name="Text_20_body"><text:span text:style-name="Standaardalinea-lettertype"><text:span text:style-name="T17"/></text:span></text:p>
      <table:table table:name="Table9" table:style-name="Table9">
        <table:table-column table:style-name="Table9.A"/>
        <table:table-column table:style-name="Table9.B"/>
        <table:table-row>
          <table:table-cell table:style-name="Table9.A1" office:value-type="string">
            <text:p text:style-name="P45">P1 – Config</text:p>
            <text:p text:style-name="P45">(Germany)</text:p>
          </table:table-cell>
          <table:table-cell table:style-name="Table9.A1" office:value-type="string">
            <text:list xml:id="list32167716" text:style-name="L30">
              <text:list-item>
                <text:p text:style-name="P202">Database design</text:p>
              </text:list-item>
              <text:list-item>
                <text:p text:style-name="P202">Home page and main menu</text:p>
              </text:list-item>
              <text:list-item>
                <text:p text:style-name="P202">Website design</text:p>
              </text:list-item>
              <text:list-item>
                <text:p text:style-name="P202">Data management</text:p>
              </text:list-item>
              <text:list-item>
                <text:p text:style-name="P202">User management</text:p>
              </text:list-item>
              <text:list-item>
                <text:p text:style-name="P202">Access permissions</text:p>
              </text:list-item>
            </text:list>
          </table:table-cell>
        </table:table-row>
        <table:table-row>
          <table:table-cell table:style-name="Table9.A1" office:value-type="string">
            <text:p text:style-name="P45">P2 – Infox</text:p>
            <text:p text:style-name="P45">(Germany)</text:p>
          </table:table-cell>
          <table:table-cell table:style-name="Table9.A1" office:value-type="string">
            <text:list xml:id="list32186027" text:style-name="L31">
              <text:list-item>
                <text:p text:style-name="P205">Information exchange with JSON and cURL</text:p>
              </text:list-item>
              <text:list-item>
                <text:p text:style-name="P205">File exchange with cURL</text:p>
              </text:list-item>
              <text:list-item>
                <text:p text:style-name="P205">Encryption</text:p>
              </text:list-item>
            </text:list>
          </table:table-cell>
        </table:table-row>
        <table:table-row>
          <table:table-cell table:style-name="Table9.A1" office:value-type="string">
            <text:p text:style-name="P45">P3 – Alert</text:p>
            <text:p text:style-name="P45">(Bulgaria)</text:p>
          </table:table-cell>
          <table:table-cell table:style-name="Table9.A1" office:value-type="string">
            <text:list xml:id="list32177373" text:style-name="L32">
              <text:list-item>
                <text:p text:style-name="P203">Sending emails according to death lines by a daemon</text:p>
              </text:list-item>
            </text:list>
          </table:table-cell>
        </table:table-row>
        <table:table-row>
          <table:table-cell table:style-name="Table9.A1" office:value-type="string">
            <text:p text:style-name="P45">P4 – Out</text:p>
            <text:p text:style-name="P45">(Belgium)</text:p>
          </table:table-cell>
          <table:table-cell table:style-name="Table9.A1" office:value-type="string">
            <text:list xml:id="list32189676" text:style-name="L33">
              <text:list-item>
                <text:p text:style-name="P206">Outgoing workflow design</text:p>
              </text:list-item>
              <text:list-item>
                <text:p text:style-name="P206">Form design</text:p>
              </text:list-item>
              <text:list-item>
                <text:p text:style-name="P206">Pre-candidate phase</text:p>
              </text:list-item>
              <text:list-item>
                <text:p text:style-name="P206">Setup phase</text:p>
              </text:list-item>
              <text:list-item>
                <text:p text:style-name="P206">Prepare stay phase</text:p>
              </text:list-item>
              <text:list-item>
                <text:p text:style-name="P206">Stay phase</text:p>
              </text:list-item>
              <text:list-item>
                <text:p text:style-name="P206">Tear down phase</text:p>
              </text:list-item>
            </text:list>
          </table:table-cell>
        </table:table-row>
        <table:table-row>
          <table:table-cell table:style-name="Table9.A1" office:value-type="string">
            <text:p text:style-name="P45">P5 – In</text:p>
            <text:p text:style-name="P45">(Greece)</text:p>
          </table:table-cell>
          <table:table-cell table:style-name="Table9.A1" office:value-type="string">
            <text:list xml:id="list32195088" text:style-name="L34">
              <text:list-item>
                <text:p text:style-name="P207">Form Design </text:p>
              </text:list-item>
              <text:list-item>
                <text:p text:style-name="P207">Functionality in PHP</text:p>
              </text:list-item>
              <text:list-item>
                <text:p text:style-name="P207">Validation in Javascript, PHP, jQuery</text:p>
              </text:list-item>
              <text:list-item>
                <text:p text:style-name="P207">Store – pull data from database using MySQL</text:p>
              </text:list-item>
              <text:list-item>
                <text:p text:style-name="P207">Email forms to coordinators/institutions</text:p>
              </text:list-item>
            </text:list>
          </table:table-cell>
        </table:table-row>
        <table:table-row>
          <table:table-cell table:style-name="Table9.A1" office:value-type="string">
            <text:p text:style-name="P45">P6 – Exam</text:p>
            <text:p text:style-name="P45">(Bulgaria)</text:p>
          </table:table-cell>
          <table:table-cell table:style-name="Table9.A1" office:value-type="string">
            <text:list xml:id="list32195359" text:style-name="L35">
              <text:list-item>
                <text:p text:style-name="P208">Students request to take exams at host university</text:p>
              </text:list-item>
              <text:list-item>
                <text:p text:style-name="P204">Home/host coordinator accepts students request</text:p>
              </text:list-item>
            </text:list>
          </table:table-cell>
        </table:table-row>
        <table:table-row>
          <table:table-cell table:style-name="Table9.A1" office:value-type="string">
            <text:p text:style-name="P45">P7 – Match</text:p>
            <text:p text:style-name="P45">(Iceland)</text:p>
          </table:table-cell>
          <table:table-cell table:style-name="Table9.A1" office:value-type="string">
            <text:list xml:id="list32189742" text:style-name="L36">
              <text:list-item>
                <text:p text:style-name="P209">Searching the website of an institution for course information</text:p>
              </text:list-item>
              <text:list-item>
                <text:p text:style-name="P209">matching corresponding courses</text:p>
              </text:list-item>
              <text:list-item>
                <text:p text:style-name="P209">listing all matched courses</text:p>
              </text:list-item>
            </text:list>
          </table:table-cell>
        </table:table-row>
        <table:table-row>
          <table:table-cell table:style-name="Table9.A8" office:value-type="string">
            <text:p text:style-name="P45">P8 – Stats</text:p>
            <text:p text:style-name="P45">(Portugal)</text:p>
          </table:table-cell>
          <table:table-cell table:style-name="Table9.A8" office:value-type="string">
            <text:p text:style-name="P45">Portugal</text:p>
            <text:list xml:id="list32168766" text:style-name="L37">
              <text:list-item>
                <text:p text:style-name="P210">Data Warehouse database design and integration</text:p>
              </text:list-item>
              <text:list-item>
                <text:p text:style-name="P210">EIS web-interface design and integration</text:p>
              </text:list-item>
              <text:list-item>
                <text:p text:style-name="P210">Data mining implementation</text:p>
              </text:list-item>
            </text:list>
          </table:table-cell>
        </table:table-row>
      </table:table>
      <text:p text:style-name="Standard"/>
      <text:h text:style-name="P226" text:outline-level="2">Other Accomplishments</text:h>
      <text:p text:style-name="Text_20_body">Given the project schedule and deadlines, the several package teams decided to help other teams with development and documentation. These phases of inter-package help resulted in the following functionalities:</text:p>
      <text:p text:style-name="Text_20_body">Developed by the <text:span text:style-name="T30">P8-STATS</text:span> team:</text:p>
      <text:list xml:id="list32190603" text:style-name="L38">
        <text:list-item>
          <text:p text:style-name="P265">Institutions Partnership</text:p>
        </text:list-item>
        <text:list-item>
          <text:p text:style-name="P265">Institution Management</text:p>
        </text:list-item>
        <text:list-item>
          <text:p text:style-name="P265">Education / Courses Management</text:p>
        </text:list-item>
        <text:list-item>
          <text:p text:style-name="P265">Residence / Owner Management</text:p>
        </text:list-item>
        <text:list-item>
          <text:p text:style-name="P265">Synchronization of Institution, Educations, Courses, Residence and Owners data between Application instances</text:p>
        </text:list-item>
      </text:list>
      <text:p text:style-name="Text_20_body">Developed by the <text:span text:style-name="T30">P8-STATS</text:span> and <text:span text:style-name="T30">P4-OUT</text:span> teams:</text:p>
      <text:list xml:id="list32198723" text:continue-numbering="true" text:style-name="L38">
        <text:list-item>
          <text:p text:style-name="P265">P2-INFOX integration for various modules</text:p>
        </text:list-item>
        <text:list-item>
          <text:p text:style-name="P265">P5-IN package integration and workflow testing</text:p>
        </text:list-item>
        <text:list-item>
          <text:p text:style-name="P265">Overall testing and validation</text:p>
        </text:list-item>
      </text:list>
      <text:h text:style-name="Heading_20_2" text:outline-level="2">Future Work</text:h>
      <text:p text:style-name="P144"/>
      <text:list xml:id="list32171416" text:style-name="L39">
        <text:list-item>
          <text:p text:style-name="P232">Accessibility standards</text:p>
          <text:p text:style-name="P170">To comply to European Union standards the website has to match the W3C Web Accessibility Initiative (WAI) standards, mainly the second version of the Web Content <text:span text:style-name="T29">Accessibility Guidelines</text:span> (WCAG v2). To achieve this goal the website has to be improved to match all requirements that handicapped persons have unlimited access to ErasmusLine.</text:p>
          <text:p text:style-name="P233"/>
        </text:list-item>
        <text:list-item>
          <text:p text:style-name="P233">Internship process</text:p>
          <text:p text:style-name="P234">It turned out that the internship process is a complicated process. Because of the higher priority of the university exchange process it couldn't be finished in time.</text:p>
          <text:p text:style-name="P233"/>
        </text:list-item>
        <text:list-item>
          <text:p text:style-name="P233">Integration of the Official Erasmus Contract </text:p>
          <text:p text:style-name="P235">The Official Erasmus Contract is a document which is specific for each institution. There has to be a standardization process to include a form into the application.</text:p>
          <text:p text:style-name="P234"/>
        </text:list-item>
        <text:list-item>
          <text:p text:style-name="P233">Data mining integration</text:p>
          <text:p text:style-name="P234">Better integration with P1-Config and P4-Out to improve the workflow of information to the ODS.</text:p>
          <text:p text:style-name="P234"/>
        </text:list-item>
        <text:list-item>
          <text:p text:style-name="P233">General bug fixing</text:p>
          <text:p text:style-name="P235">Software is never free of bugs. General bug fixing has to be done in future work.</text:p>
        </text:list-item>
      </text:list>
      <text:p text:style-name="Text_20_body"/>
      <text:p text:style-name="Text_20_body"/>
      <text:h text:style-name="P226" text:outline-level="2">Final Thoughts</text:h>
      <text:p text:style-name="Text_20_body"/>
      <text:p text:style-name="P25">“It was an unique experience, for which I am grateful to be a part of, with some great benefits for my future career.”</text:p>
      <text:p text:style-name="P23"><text:span text:style-name="T30">Pedro Ferreira</text:span> – Instituto Politécnico do Porto, Portugal</text:p>
      <text:p text:style-name="P27"/>
      <text:p text:style-name="P27"/>
      <text:p text:style-name="P25">“An extraordinary trip where we faced a great deal of tough decisions, but we emerged more grown up, more cooperative and we take home the fond memories of this amazing experience.”</text:p>
      <text:p text:style-name="P23"><text:span text:style-name="T30">Daniel Lopes</text:span> – Instituto Politécnico do Porto, Portugal</text:p>
      <text:p text:style-name="P27"/>
      <text:p text:style-name="P27"/>
      <text:p text:style-name="P25">“Legen...Wait for it...Milk!”</text:p>
      <text:p text:style-name="P23"><text:span text:style-name="T30">Stéphane Polet</text:span> – Katholieke Hogeschool Sint-Lieven, Belgium</text:p>
      <text:p text:style-name="P10"/>
      <text:p text:style-name="P10"/>
      <text:p text:style-name="P11">“A great project, which improved not only my technical skills, but also gave me a lot of cultural and social experience.”</text:p>
      <text:p text:style-name="P16">Nathan van Assche<text:span text:style-name="T82"> – Katholieke Hogeschool Sint-Lieven, Belgium</text:span></text:p>
      <text:p text:style-name="P10"/>
      <text:p text:style-name="P27"/>
      <text:p text:style-name="P17"><text:span text:style-name="T71">“</text:span><text:span text:style-name="T72">It was a great experience to meet and work with people from other countries, I improved my communication skills and my team spirit</text:span><text:span text:style-name="T71">.”</text:span></text:p>
      <text:p text:style-name="P23"><text:span text:style-name="T30">Aggeliki Katsiampouri</text:span> – Technical Univercity of Crete, Greece</text:p>
      <text:p text:style-name="P31"/>
      <text:p text:style-name="P31"/>
      <text:p text:style-name="P25">“Great experience, I was lucky for join this project I hope to have a similar experience in the future.”</text:p>
      <text:p text:style-name="P23"><text:span text:style-name="T30">Stefanos Moundrakis</text:span> – Technical Univercity of Crete, Greece</text:p>
      <text:p text:style-name="P27"/>
      <text:p text:style-name="P31"/>
      <text:p text:style-name="P25">“I am happy that i was part of this wonderful project, I met great professionals and smiling faces, improved my programming skills.”</text:p>
      <text:p text:style-name="P23"><text:span text:style-name="T30">Ina Ivanova</text:span> – University of Veliko Tarnovo, Bulgaria</text:p>
      <text:p text:style-name="P28"/>
      <text:p text:style-name="P31"/>
      <text:p text:style-name="P25">“I am glad to participate in this project and I gained a lot of experience which I am sure will be useful in the future.”</text:p>
      <text:p text:style-name="P23"><text:span text:style-name="T30">Zvezdomir Tsvyatkov</text:span> – University of Veliko Tarnovo, Bulgaria</text:p>
      <text:p text:style-name="P29"/>
      <text:p text:style-name="P29"/>
      <text:p text:style-name="P26">“Being a part of this international team I really learned a lot and I think it will be a big advantage for my future career.”</text:p>
      <text:p text:style-name="P24"><text:span text:style-name="T30">Arne Lipfert</text:span> – Fachhochschule Kiel – University of Applied Sciences, Germany</text:p>
      <text:p text:style-name="P29"/>
      <text:p text:style-name="P29"/>
      <text:p text:style-name="P26">“It has been a great experience to work with other students from all over europe to improve my technical and social skills.”</text:p>
      <text:p text:style-name="P23"><text:span text:style-name="T30">Arne Reimer</text:span> – Fachhochschule Kiel – University of Applied Sciences, Germany</text:p>
      <text:p text:style-name="P23"/>
      <text:h text:style-name="P213" text:outline-level="1">References</text:h>
      <text:p text:style-name="Standaard"><text:span text:style-name="Standaardalinea-lettertype"><text:span text:style-name="T19"/></text:span></text:p>
      <text:p text:style-name="P20">Books / Academic Articles</text:p>
      <text:p text:style-name="P114"/>
      <text:p text:style-name="P106"><text:span text:style-name="Default_20_Paragraph_20_Font"><text:span text:style-name="T44">The Data Warehouse Toolkit : the complete guide to dimensional modeling / Ralph Kimball, Margy Ross. - 2nd ed.</text:span></text:span></text:p>
      <text:p text:style-name="P93"/>
      <text:p text:style-name="P107"><text:span text:style-name="Default_20_Paragraph_20_Font"><text:span text:style-name="T44">Executive Information Systems: Development Lifecycle and Building by using the Business Inteligence Tools / Lungu Ion, Vatuiu Teodora.</text:span></text:span></text:p>
      <text:p text:style-name="P93"/>
      <text:p text:style-name="P107"><text:span text:style-name="Default_20_Paragraph_20_Font"><text:span text:style-name="T44">Building Information out of Data: Executive Information System at Penn State University / The Pennsylvania State University Executive Information System Coordinating Committee</text:span></text:span></text:p>
      <text:p text:style-name="P93"/>
      <text:p text:style-name="P119"><text:span text:style-name="Default_20_Paragraph_20_Font"><text:span text:style-name="T57">Building and Optimizing Data Warehouse "Star Schemas" with MySQL / Bert Scalzo</text:span></text:span></text:p>
      <text:p text:style-name="P119"><text:span text:style-name="Default_20_Paragraph_20_Font"><text:span text:style-name="T57"/></text:span></text:p>
      <text:p text:style-name="P119"><text:span text:style-name="Default_20_Paragraph_20_Font"><text:span text:style-name="T57">Practices of an Agile Programmer / Venkat Subramaniam, Andy Hunt</text:span></text:span></text:p>
      <text:p text:style-name="P119"><text:span text:style-name="Default_20_Paragraph_20_Font"><text:span text:style-name="T57"/></text:span></text:p>
      <text:p text:style-name="P119"><text:span text:style-name="Default_20_Paragraph_20_Font"><text:span text:style-name="T57">Leading with Emotional Intelligence / Reldan S. Nadler</text:span></text:span></text:p>
      <text:p text:style-name="P120"><text:span text:style-name="Default_20_Paragraph_20_Font"><text:span text:style-name="T62"/></text:span></text:p>
      <text:p text:style-name="Standard"><text:span text:style-name="Default_20_Paragraph_20_Font"><text:span text:style-name="T64">Other Articles</text:span></text:span></text:p>
      <text:p text:style-name="P120"><text:span text:style-name="Default_20_Paragraph_20_Font"><text:span text:style-name="T63"/></text:span></text:p>
      <text:p text:style-name="P118"><text:span text:style-name="Default_20_Paragraph_20_Font"><text:span text:style-name="T45">The Erasmus Programme December 2010 – A Statistical Overview / </text:span></text:span><text:span text:style-name="Default_20_Paragraph_20_Font"><text:span text:style-name="T46">European Commission</text:span></text:span><text:span text:style-name="Default_20_Paragraph_20_Font"><text:span text:style-name="T54">, Education and Culture DG</text:span></text:span></text:p>
      <text:p text:style-name="P120"><text:span text:style-name="Default_20_Paragraph_20_Font"><text:span text:style-name="T62"/></text:span></text:p>
      <text:p text:style-name="P120"><text:span text:style-name="Default_20_Paragraph_20_Font"><text:span text:style-name="T58">Web Sites</text:span></text:span></text:p>
      <text:p text:style-name="P120"><text:span text:style-name="Default_20_Paragraph_20_Font"><text:span text:style-name="T63"/></text:span></text:p>
      <text:p text:style-name="P119"><text:span text:style-name="Default_20_Paragraph_20_Font"><text:span text:style-name="T57">Saiku – Next Generation Open Source Analytics / </text:span></text:span><text:a xlink:type="simple" xlink:href="http://www.analytical-labs.com/"><text:span text:style-name="Default_20_Paragraph_20_Font">http://www.analytical-labs.com</text:span></text:a></text:p>
      <text:p text:style-name="P119"><text:span text:style-name="Default_20_Paragraph_20_Font"><text:span text:style-name="T57"/></text:span></text:p>
      <text:p text:style-name="P119"><text:span text:style-name="Default_20_Paragraph_20_Font"><text:span text:style-name="T57">Data Warehouse – GeekInterview / </text:span></text:span><text:a xlink:type="simple" xlink:href="http://www.learn.geekinterview.com/data-warehouse/"><text:span text:style-name="Default_20_Paragraph_20_Font">http://www.learn.geekinterview.com/data-warehouse/</text:span></text:a></text:p>
      <text:p text:style-name="P119"><text:span text:style-name="Default_20_Paragraph_20_Font"><text:span text:style-name="T57"/></text:span></text:p>
      <text:p text:style-name="P119"><text:span text:style-name="Default_20_Paragraph_20_Font"><text:span text:style-name="T57">LearnDataModeling.com / </text:span></text:span><text:a xlink:type="simple" xlink:href="http://www.learndatamodeling.com/"><text:span text:style-name="Default_20_Paragraph_20_Font">http://www.learndatamodeling.com/</text:span></text:a></text:p>
      <text:p text:style-name="P119"><text:span text:style-name="Default_20_Paragraph_20_Font"><text:span text:style-name="T57"/></text:span></text:p>
      <text:p text:style-name="P119"><text:span text:style-name="Default_20_Paragraph_20_Font"><text:span text:style-name="T57">Open Source Business Intelligence / </text:span></text:span><text:a xlink:type="simple" xlink:href="http://www.squidoo.com/osbi"><text:span text:style-name="Default_20_Paragraph_20_Font">http://www.squidoo.com/osbi</text:span></text:a></text:p>
      <text:p text:style-name="P119"><text:span text:style-name="Default_20_Paragraph_20_Font"><text:span text:style-name="T57"/></text:span></text:p>
      <text:p text:style-name="P119"><text:span text:style-name="Default_20_Paragraph_20_Font"><text:span text:style-name="T57">Google Chart Tools / </text:span></text:span><text:a xlink:type="simple" xlink:href="http://code.google.com/apis/chart/"><text:span text:style-name="Default_20_Paragraph_20_Font">http://code.google.com/apis/chart/</text:span></text:a></text:p>
      <text:p text:style-name="P119"><text:span text:style-name="Default_20_Paragraph_20_Font"/></text:p>
      <text:p text:style-name="P119"><text:span text:style-name="Default_20_Paragraph_20_Font">jQuery Form Validator / </text:span><text:a xlink:type="simple" xlink:href="http://www.position-absolute.com/articles/jquery-form-validator-because-form-validation-is-a-mess/"><text:span text:style-name="Hyperlink"><text:span text:style-name="T19">http://www.position-absolute.com/articles/jquery-form-validator-because-form-validation-is-a-mess/</text:span></text:span></text:a><text:span text:style-name="Standaardalinea-lettertype"><text:span text:style-name="T19"><text:line-break/></text:span></text:span></text:p>
      <text:p text:style-name="P120"><text:span text:style-name="Standaardalinea-lettertype"><text:span text:style-name="T19">jQuery UI Library / </text:span></text:span><text:a xlink:type="simple" xlink:href="https://github.com/jquery/jquery-ui" office:target-frame-name="_top" xlink:show="replace"><text:span text:style-name="Hyperlink"><text:span text:style-name="T19">https://github.com/jquery/jquery-ui</text:span></text:span></text:a><text:span text:style-name="Standaardalinea-lettertype"><text:span text:style-name="T19"><text:line-break/></text:span></text:span></text:p>
      <text:p text:style-name="P120"><text:span text:style-name="Standaardalinea-lettertype"><text:span text:style-name="T19">jQuery Progress Bar / </text:span></text:span><text:a xlink:type="simple" xlink:href="http://plugins.jquery.com/project/jQueryProgressBar" office:target-frame-name="_top" xlink:show="replace"><text:span text:style-name="Hyperlink">http://plugins.jquery.com/project/jQueryProgressBar</text:span></text:a></text:p>
      <text:p text:style-name="P120"><text:span text:style-name="Standaardalinea-lettertype"><text:span text:style-name="T19"/></text:span></text:p>
      <text:p text:style-name="P120"><text:soft-page-break/><text:span text:style-name="Standaardalinea-lettertype"><text:span text:style-name="T19">jQuery Date Picker / </text:span></text:span><text:a xlink:type="simple" xlink:href="http://www.eyecon.ro/datepicker/" office:target-frame-name="_top" xlink:show="replace"><text:span text:style-name="Hyperlink">http://www.eyecon.ro/datepicker/</text:span></text:a></text:p>
      <text:p text:style-name="P120"><text:span text:style-name="Standaardalinea-lettertype"><text:span text:style-name="T19"/></text:span></text:p>
      <text:p text:style-name="P120"><text:span text:style-name="Standaardalinea-lettertype"><text:span text:style-name="T19">jQuery Masked Input / </text:span></text:span><text:a xlink:type="simple" xlink:href="http://plugins.jquery.com/project/maskedinput" office:target-frame-name="_top" xlink:show="replace"><text:span text:style-name="Hyperlink">http://plugins.jquery.com/project/maskedinput</text:span></text:a><text:span text:style-name="Standaardalinea-lettertype"><text:span text:style-name="T19"><text:line-break/></text:span></text:span></text:p>
      <text:p text:style-name="P120"><text:span text:style-name="Standaardalinea-lettertype"><text:span text:style-name="T19">jQuery Password Plugin / </text:span></text:span><text:a xlink:type="simple" xlink:href="http://plugins.jquery.com/project/password_strength"><text:span text:style-name="Hyperlink"><text:span text:style-name="T19">http://plugins.jquery.com/project/password_strength</text:span></text:span></text:a></text:p>
      <text:p text:style-name="P119"><text:span text:style-name="Default_20_Paragraph_20_Font"/></text:p>
      <text:p text:style-name="P120"><text:span text:style-name="Standaardalinea-lettertype"><text:span text:style-name="T19">PHP Mailer / </text:span></text:span><text:a xlink:type="simple" xlink:href="http://phpmailer.worxware.com/"><text:span text:style-name="Hyperlink"><text:span text:style-name="T19">http://phpmailer.worxware.com/</text:span></text:span></text:a></text:p>
      <text:p text:style-name="P120"><text:span text:style-name="Standaardalinea-lettertype"><text:span text:style-name="T19"><text:line-break/>PHP Validation / </text:span></text:span><text:a xlink:type="simple" xlink:href="http://www.benjaminkeen.com/software/php_validation/"><text:span text:style-name="Hyperlink"><text:span text:style-name="T19">http://www.benjaminkeen.com/software/php_validation/</text:span></text:span></text:a></text:p>
      <text:p text:style-name="P120"><text:span text:style-name="Hyperlink"><text:span text:style-name="T19"/></text:span></text:p>
      <text:p text:style-name="P120"><text:span text:style-name="Standaardalinea-lettertype"><text:span text:style-name="T19">PHP mcrypt module / </text:span></text:span><text:a xlink:type="simple" xlink:href="http://php.net/manual/en/book.mcrypt.php"><text:span text:style-name="Standaardalinea-lettertype">http://php.net/manual/en/book.mcrypt.php</text:span></text:a></text:p>
      <text:p text:style-name="P120"><text:span text:style-name="Standaardalinea-lettertype"><text:span text:style-name="T19"/></text:span></text:p>
      <text:p text:style-name="P120">Kevin van Zonneveld - Create daemons in PHP / <text:a xlink:type="simple" xlink:href="http://kevin.vanzonneveld.net/techblog/article/create_daemons_in_php/">http://kevin.vanzonneveld.net/techblog/article/create_daemons_in_php/</text:a></text:p>
      <text:p text:style-name="P120"/>
      <text:p text:style-name="P120">Gonzalo Ayuso - Pivot tables in PHP / <text:a xlink:type="simple" xlink:href="http://gonzalo123.wordpress.com/2010/01/24/pivot-tables-in-php/">http://gonzalo123.wordpress.com/2010/01/24/pivot-tables-in-php/</text:a></text:p>
      <text:p text:style-name="P120"/>
      <text:p text:style-name="P120">jQuery Template Plug-in / <text:a xlink:type="simple" xlink:href="http://api.jquery.com/jquery.tmpl/">http://api.jquery.com/jquery.tmpl/</text:a></text:p>
      <text:p text:style-name="P120"/>
      <text:p text:style-name="P120">InfoQ - The State of Accessibility with Ajax / <text:a xlink:type="simple" xlink:href="http://www.infoq.com/news/ajax-accessibility">http://www.infoq.com/news/ajax-accessibility</text:a></text:p>
      <text:p text:style-name="P120"/>
      <text:p text:style-name="P120">Web Content Accessibility Guidelines (WCAG) 2.0 / <text:a xlink:type="simple" xlink:href="http://www.w3.org/TR/WCAG20/">http://www.w3.org/TR/WCAG20/</text:a></text:p>
      <text:p text:style-name="P120"/>
      <text:h text:style-name="Heading_20_1" text:outline-level="1"><text:span text:style-name="Default_20_Paragraph_20_Font">Glossary</text:span></text:h>
      <text:p text:style-name="P119"><text:span text:style-name="Default_20_Paragraph_20_Font"/></text:p>
      <text:p text:style-name="Standard"><text:span text:style-name="Default_20_Paragraph_20_Font"><text:span text:style-name="T47">MySQL</text:span></text:span><text:span text:style-name="Default_20_Paragraph_20_Font"><text:span text:style-name="T44"> – An open source database system. It is very safe and is modified continuously. </text:span></text:span></text:p>
      <text:p text:style-name="Standard"><text:span text:style-name="Default_20_Paragraph_20_Font"><text:span text:style-name="T44"/></text:span></text:p>
      <text:p text:style-name="Standard"><text:span text:style-name="Default_20_Paragraph_20_Font"><text:span text:style-name="T47">UTF8</text:span></text:span><text:span text:style-name="Default_20_Paragraph_20_Font"><text:span text:style-name="T44"> – A multibyte character encoding for unicode. It has a wide range of characters in which all european characters are included.</text:span></text:span></text:p>
      <text:p text:style-name="Standard"><text:span text:style-name="Default_20_Paragraph_20_Font"><text:span text:style-name="T44"/></text:span></text:p>
      <text:p text:style-name="Standard"><text:span text:style-name="Default_20_Paragraph_20_Font"><text:span text:style-name="T47">Plonk</text:span></text:span><text:span text:style-name="Default_20_Paragraph_20_Font"><text:span text:style-name="T44"> – An open source PHP Framework developed by </text:span></text:span><text:span text:style-name="Default_20_Paragraph_20_Font"><text:span text:style-name="T50">Bramus Vandamme. </text:span></text:span></text:p>
      <text:p text:style-name="Standard"><text:span text:style-name="Default_20_Paragraph_20_Font"><text:span text:style-name="T50"/></text:span></text:p>
      <text:p text:style-name="Standard"><text:span text:style-name="Default_20_Paragraph_20_Font"><text:span text:style-name="T61">MVC (Model View Controller)</text:span></text:span><text:span text:style-name="Default_20_Paragraph_20_Font"><text:span text:style-name="T59"> <text:s/>– A software architecture to separate the logical code from the layout (view).</text:span></text:span></text:p>
      <text:p text:style-name="P120"><text:span text:style-name="Default_20_Paragraph_20_Font"><text:span text:style-name="T59"/></text:span></text:p>
      <text:p text:style-name="P118"><text:span text:style-name="Default_20_Paragraph_20_Font"><text:span text:style-name="T47">INFOX</text:span></text:span><text:span text:style-name="Default_20_Paragraph_20_Font"><text:span text:style-name="T44"> – A short version of </text:span></text:span><text:span text:style-name="Default_20_Paragraph_20_Font"><text:span text:style-name="T47">INFO</text:span></text:span><text:span text:style-name="Default_20_Paragraph_20_Font"><text:span text:style-name="T44">rmation e</text:span></text:span><text:span text:style-name="Default_20_Paragraph_20_Font"><text:span text:style-name="T47">X</text:span></text:span><text:span text:style-name="Default_20_Paragraph_20_Font"><text:span text:style-name="T44">change</text:span></text:span></text:p>
      <text:p text:style-name="P118"><text:span text:style-name="Default_20_Paragraph_20_Font"><text:span text:style-name="T44"/></text:span></text:p>
      <text:p text:style-name="P118"><text:span text:style-name="Default_20_Paragraph_20_Font"><text:span text:style-name="T47">cURL</text:span></text:span><text:span text:style-name="Default_20_Paragraph_20_Font"><text:span text:style-name="T44"> – A short version for “</text:span></text:span><text:span text:style-name="Default_20_Paragraph_20_Font"><text:span text:style-name="T47">C</text:span></text:span><text:span text:style-name="Default_20_Paragraph_20_Font"><text:span text:style-name="T44">lient for </text:span></text:span><text:span text:style-name="Default_20_Paragraph_20_Font"><text:span text:style-name="T47">URL</text:span></text:span><text:span text:style-name="Default_20_Paragraph_20_Font"><text:span text:style-name="T44">”. Developed 1997 by Daniel Stenberg and open source under the MIT – Licence</text:span></text:span></text:p>
      <text:p text:style-name="P118"><text:span text:style-name="Default_20_Paragraph_20_Font"><text:span text:style-name="T44"/></text:span></text:p>
      <text:p text:style-name="P118"><text:span text:style-name="Default_20_Paragraph_20_Font"><text:span text:style-name="T47">JSON</text:span></text:span><text:span text:style-name="Default_20_Paragraph_20_Font"><text:span text:style-name="T44"> </text:span></text:span><text:span text:style-name="Default_20_Paragraph_20_Font"><text:span text:style-name="T47">(JavaScript Object Notation) </text:span></text:span><text:span text:style-name="Default_20_Paragraph_20_Font"><text:span text:style-name="T44">– A text based standard design for data interchange</text:span></text:span></text:p>
      <text:p text:style-name="P118"><text:span text:style-name="Default_20_Paragraph_20_Font"><text:span text:style-name="T44"/></text:span></text:p>
      <text:p text:style-name="P118"><text:span text:style-name="Default_20_Paragraph_20_Font"><text:span text:style-name="T47">3DES (Triple Data Encryption Standard)</text:span></text:span><text:span text:style-name="Default_20_Paragraph_20_Font"><text:span text:style-name="T44"> – An encryption algorithm which is very </text:span></text:span><text:soft-page-break/><text:span text:style-name="Default_20_Paragraph_20_Font"><text:span text:style-name="T44">powerful and very hard to hack.</text:span></text:span></text:p>
      <text:p text:style-name="P118"><text:span text:style-name="Default_20_Paragraph_20_Font"><text:span text:style-name="T44"/></text:span></text:p>
      <text:p text:style-name="P118"><text:span text:style-name="Default_20_Paragraph_20_Font"><text:span text:style-name="T47">HTTPS</text:span></text:span><text:span text:style-name="Default_20_Paragraph_20_Font"><text:span text:style-name="T44"> – A secure way to perform a HTTP connection</text:span></text:span></text:p>
      <text:p text:style-name="P118"><text:span text:style-name="Default_20_Paragraph_20_Font"><text:span text:style-name="T44"/></text:span></text:p>
      <text:p text:style-name="P118"><text:span text:style-name="Default_20_Paragraph_20_Font"><text:span text:style-name="T47">IPv6</text:span></text:span><text:span text:style-name="Default_20_Paragraph_20_Font"><text:span text:style-name="T44"> – The next generation of IP addresses. This offers more addresses and will be standard in the near future.</text:span></text:span></text:p>
      <text:p text:style-name="P118"><text:span text:style-name="Default_20_Paragraph_20_Font"><text:span text:style-name="T44"/></text:span></text:p>
      <text:p text:style-name="P120"><text:span text:style-name="Default_20_Paragraph_20_Font"><text:span text:style-name="T61">WWW</text:span></text:span><text:span text:style-name="Default_20_Paragraph_20_Font"><text:span text:style-name="T59"> – A short version of World Wide Web, the Internet</text:span></text:span></text:p>
      <text:p text:style-name="P120"><text:span text:style-name="Default_20_Paragraph_20_Font"><text:span text:style-name="T59"/></text:span></text:p>
      <text:p text:style-name="P118"><text:span text:style-name="Default_20_Paragraph_20_Font"><text:span text:style-name="T47">ODS</text:span></text:span><text:span text:style-name="Default_20_Paragraph_20_Font"><text:span text:style-name="T44"> - An operational data store is a database designed to integrate data from multiple sources for additional operations on the data.</text:span></text:span></text:p>
      <text:p text:style-name="P92"/>
      <text:p text:style-name="P106"><text:span text:style-name="Default_20_Paragraph_20_Font"><text:span text:style-name="T47">DW</text:span></text:span><text:span text:style-name="Default_20_Paragraph_20_Font"><text:span text:style-name="T44"> - A data warehouse is a database used for statistical and reporting purposes.</text:span></text:span></text:p>
      <text:p text:style-name="P92"/>
      <text:p text:style-name="P106"><text:span text:style-name="Default_20_Paragraph_20_Font"><text:span text:style-name="T47">OLAP (Online Analytical Processing)</text:span></text:span><text:span text:style-name="Default_20_Paragraph_20_Font"><text:span text:style-name="T44"> - Interactive analysis of data that has been transformed from raw (operational) data into understandable enterprise-wide data.</text:span></text:span></text:p>
      <text:p text:style-name="P92"/>
      <text:p text:style-name="P106"><text:span text:style-name="Default_20_Paragraph_20_Font"><text:span text:style-name="T47">Objective</text:span></text:span><text:span text:style-name="Default_20_Paragraph_20_Font"><text:span text:style-name="T44"> - Tangent goals the EIS is trying to demonstrate.</text:span></text:span></text:p>
      <text:p text:style-name="P92"/>
      <text:p text:style-name="P106"><text:span text:style-name="Default_20_Paragraph_20_Font"><text:span text:style-name="T47">Key Performance Indicator</text:span></text:span><text:span text:style-name="Default_20_Paragraph_20_Font"><text:span text:style-name="T44"> - Statistical value that indicates progress or predicts future progress of a business process.</text:span></text:span></text:p>
      <text:p text:style-name="P92"/>
      <text:p text:style-name="P106"><text:span text:style-name="Default_20_Paragraph_20_Font"><text:span text:style-name="T47">Dimension</text:span></text:span><text:span text:style-name="Default_20_Paragraph_20_Font"><text:span text:style-name="T44">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text:span></text:span><text:span text:style-name="Default_20_Paragraph_20_Font"><text:span text:style-name="T44">levels may be Product category, Month, and District.</text:span></text:span></text:p>
      <text:p text:style-name="P92"/>
      <text:p text:style-name="P106"><text:span text:style-name="Default_20_Paragraph_20_Font"><text:span text:style-name="T47">Measure</text:span></text:span><text:span text:style-name="Default_20_Paragraph_20_Font"><text:span text:style-name="T44">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2"/>
      <text:p text:style-name="P106"><text:span text:style-name="Default_20_Paragraph_20_Font"><text:span text:style-name="T47">Drill-Down</text:span></text:span><text:span text:style-name="Default_20_Paragraph_20_Font"><text:span text:style-name="T44">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6"><text:span text:style-name="Default_20_Paragraph_20_Font"><text:span text:style-name="T44"><text:s/></text:span></text:span></text:p>
      <text:p text:style-name="P106"><text:span text:style-name="Default_20_Paragraph_20_Font"><text:span text:style-name="T47">Roll-Up</text:span></text:span><text:span text:style-name="Default_20_Paragraph_20_Font"><text:span text:style-name="T44">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2"/>
      <text:p text:style-name="P106"><text:soft-page-break/><text:span text:style-name="Default_20_Paragraph_20_Font"><text:span text:style-name="T47">Slice and Dice</text:span></text:span><text:span text:style-name="Default_20_Paragraph_20_Font"><text:span text:style-name="T44"> - The process employed by users to explore and query multidimensional information within a hypercube interactively.</text:span></text:span></text:p>
      <text:p text:style-name="P92"/>
      <text:p text:style-name="P106"><text:span text:style-name="Default_20_Paragraph_20_Font"><text:span text:style-name="T47">ETL</text:span></text:span><text:span text:style-name="Default_20_Paragraph_20_Font"><text:span text:style-name="T44"> - Techniques used to integrate data from heterogeneous data source into a new data store.</text:span></text:span></text:p>
      <text:p text:style-name="P92"/>
      <text:p text:style-name="P106"><text:span text:style-name="Default_20_Paragraph_20_Font"><text:span text:style-name="T47">Data</text:span></text:span><text:span text:style-name="Default_20_Paragraph_20_Font"><text:span text:style-name="T44"> </text:span></text:span><text:span text:style-name="Default_20_Paragraph_20_Font"><text:span text:style-name="T47">Refreshment</text:span></text:span><text:span text:style-name="Default_20_Paragraph_20_Font"><text:span text:style-name="T44"> </text:span></text:span><text:span text:style-name="Default_20_Paragraph_20_Font"><text:span text:style-name="T47">Plan</text:span></text:span><text:span text:style-name="Default_20_Paragraph_20_Font"><text:span text:style-name="T44"> - Rules and guidelines to integrate information into the Data Warehouse.</text:span></text:span></text:p>
      <text:p text:style-name="P92"/>
      <text:p text:style-name="P106"><text:span text:style-name="Default_20_Paragraph_20_Font"><text:span text:style-name="T47">SSD </text:span></text:span><text:span text:style-name="Default_20_Paragraph_20_Font"><text:span text:style-name="T44">- Solid State Drives are disk drives that can be accessed like a conventional Hard Drive but instead of electro-magnetized metal plates, SSD’s use microchips to store information, like a conventional USB disk pen.</text:span></text:span></text:p>
      <text:p text:style-name="P92"/>
      <text:p text:style-name="P120"><text:span text:style-name="Default_20_Paragraph_20_Font"><text:span text:style-name="T66">btrfs </text:span></text:span><text:span text:style-name="Default_20_Paragraph_20_Font"><text:span text:style-name="T65">- B-Tree File System is a GPL licensed file system for GNU/Linux Operating Systems. It supports crash recovery, snapshots, transactions, defragmentation, etc.</text:span></text:span></text:p>
      <text:p text:style-name="P120"><text:span text:style-name="Default_20_Paragraph_20_Font"><text:span text:style-name="T49"/></text:span></text:p>
      <text:h text:style-name="P213" text:outline-level="1"><text:span text:style-name="Default_20_Paragraph_20_Font"><text:span text:style-name="T60">Annexes</text:span></text:span></text:h>
      <text:h text:style-name="Heading_20_1" text:outline-level="1"><text:span text:style-name="Default_20_Paragraph_20_Font"><text:span text:style-name="T60">Annex 1: Early Database Deployment Draft</text:span></text:span></text:h>
      <text:p text:style-name="Text_20_body"><text:span text:style-name="Default_20_Paragraph_20_Font"><text:span text:style-name="T60">Written by P8-STATS team.</text:span></text:span></text:p>
      <text:p text:style-name="P171">Decentralized Idea:</text:p>
      <text:p text:style-name="P34"/>
      <text:p text:style-name="P34">-The application is self autonomous and each institution is responsible to install and host it.</text:p>
      <text:p text:style-name="P34"/>
      <text:p text:style-name="P34">(Example: brain cells implementation?)</text:p>
      <text:p text:style-name="P34"/>
      <text:p text:style-name="P173">What this implies?</text:p>
      <text:p text:style-name="P34"/>
      <text:p text:style-name="P34">-Every Institution will have their own webpage (that at the beginning it’s the one designed by us but we could give the incentive to each one make their own interface) and Database. <text:s/></text:p>
      <text:p text:style-name="P34"/>
      <text:p text:style-name="P34">This way the login problems of the accounts not being centralized are nullified.</text:p>
      <text:p text:style-name="P34"/>
      <text:p text:style-name="P34">How it will work:</text:p>
      <text:p text:style-name="P34"/>
      <text:p text:style-name="Standard"><draw:frame draw:style-name="fr22" draw:name="Picture 0" text:anchor-type="as-char" svg:width="15cm" svg:height="12.009cm" draw:z-index="66"><draw:image xlink:href="Pictures/10000000000002FF00000266DD865FA0.jpg" xlink:type="simple" xlink:show="embed" xlink:actuate="onLoad"/><svg:title>assd.jpg</svg:title></draw:frame></text:p>
      <text:p text:style-name="P34"/>
      <text:p text:style-name="P34"/>
      <text:p text:style-name="P34"/>
      <text:p text:style-name="P34"/>
      <text:p text:style-name="P34"><text:soft-page-break/></text:p>
      <text:p text:style-name="Standard"><text:span text:style-name="T87">A</text:span><text:span text:style-name="T20"> </text:span><text:span text:style-name="T17">- Given this implementation, information between Institutions has to be shared and we have to decide how we will accomplish this.</text:span></text:p>
      <text:p text:style-name="P36"/>
      <text:p text:style-name="Standard"><text:span text:style-name="T87">A1</text:span><text:span text:style-name="T86"> </text:span><text:span text:style-name="T17">-</text:span><text:span text:style-name="T87"><text:tab/></text:span></text:p>
      <text:p text:style-name="P135"><text:span text:style-name="T87">a)</text:span><text:span text:style-name="T17">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span></text:p>
      <text:p text:style-name="P136"/>
      <text:p text:style-name="Standard"><text:span text:style-name="T17"><text:tab/></text:span><text:span text:style-name="T87">b)</text:span><text:span text:style-name="T17">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span></text:p>
      <text:p text:style-name="P34"/>
      <text:p text:style-name="Standard"><text:span text:style-name="T87">A2 </text:span><text:span text:style-name="T17">-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span></text:p>
      <text:p text:style-name="P34"/>
      <text:p text:style-name="P173">Pros:</text:p>
      <text:p text:style-name="P34"><text:tab/>-Account management and ‘power attribution’ simplified since every Institution is responsible for them self</text:p>
      <text:p text:style-name="P34"><text:tab/>-Law problems with info also probably solved</text:p>
      <text:p text:style-name="P34"><text:tab/>-Pre candidate forms being different can also be solved by this (everyone is responsible for their own)</text:p>
      <text:p text:style-name="P34"/>
      <text:p text:style-name="P173">Cons:</text:p>
      <text:p text:style-name="P34"><text:tab/>-Information about the host coordinator, the student that comes from far away, stuff like that, needs to be accessed</text:p>
      <text:p text:style-name="P34"><text:tab/>-Database design might be altered because some extra info from receiving students might be stored and stuff like that depending on the implementation, infox will have to support all the communications about this info</text:p>
      <text:p text:style-name="P34"><text:tab/>-Harder to update/patch</text:p>
      <text:p text:style-name="P34"><text:s/></text:p>
      <text:p text:style-name="P173">Problems:</text:p>
      <text:p text:style-name="P34"/>
      <text:p text:style-name="P34"><text:tab/>-The info that isn’t stored and needs to be exchanged, how to work around that? Are there any law implications on how they are shared? Can they be temporarily stored or they can just be accessed to ‘read only’?</text:p>
      <text:p text:style-name="P34"><text:tab/>-Some kind of central control will be required if the central repository is to be implemented (extra staff/administrators needed).</text:p>
      <text:p text:style-name="P34"/>
      <text:p text:style-name="P173">Possible Solutions:</text:p>
      <text:p text:style-name="P34"><text:tab/></text:p>
      <text:p text:style-name="P34"><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21"><text:tab/></text:span></text:span><text:span text:style-name="Default_20_Paragraph_20_Font"><text:span text:style-name="T24">-Going with </text:span></text:span><text:span text:style-name="Default_20_Paragraph_20_Font"><text:span text:style-name="T88">A1 b</text:span></text:span><text:span text:style-name="Default_20_Paragraph_20_Font"><text:span text:style-name="T24"> avoids that, probably the best way to go but still with some implications.</text:span></text:span></text:p>
      <text:p text:style-name="Text_20_body"><text:soft-page-break/></text:p>
      <text:h text:style-name="P213" text:outline-level="1">Annex 2: ErasmusLine User Manual</text:h>
      <text:p text:style-name="Text_20_body">Written by P4-OUT team.</text:p>
      <text:list xml:id="list32162690" text:style-name="WW8Num1">
        <text:list-item>
          <text:h text:style-name="P224" text:outline-level="2"><text:bookmark text:name="__RefHeading__3_1798195650"/>INTRODUCTION<text:bookmark-end text:name="__RefHeading__3_1798195650"/></text:h>
        </text:list-item>
      </text:list>
      <text:p text:style-name="Standard"/>
      <text:p text:style-name="Standard"><text:span text:style-name="T17">This</text:span><text:span text:style-name="T22"> </text:span><text:span text:style-name="T17">document</text:span><text:span text:style-name="T22"> </text:span><text:span text:style-name="T17">acts</text:span><text:span text:style-name="T22"> </text:span><text:span text:style-name="T17">as</text:span><text:span text:style-name="T22"> </text:span><text:span text:style-name="T17">a</text:span><text:span text:style-name="T22"> </text:span><text:span text:style-name="T17">guide</text:span><text:span text:style-name="T22"> </text:span><text:span text:style-name="T17">to</text:span><text:span text:style-name="T22"> </text:span><text:span text:style-name="T17">install</text:span><text:span text:style-name="T22"> </text:span><text:span text:style-name="T17">the</text:span><text:span text:style-name="T22"> </text:span><text:span text:style-name="T17">ErasmusLine</text:span><text:span text:style-name="T22"> </text:span><text:span text:style-name="T17">web</text:span><text:span text:style-name="T22"> </text:span><text:span text:style-name="T17">application</text:span><text:span text:style-name="T22"> </text:span><text:span text:style-name="T17">at</text:span><text:span text:style-name="T22"> </text:span><text:span text:style-name="T17">your</text:span><text:span text:style-name="T22"> </text:span><text:span text:style-name="T17">own</text:span><text:span text:style-name="T22"> </text:span><text:span text:style-name="T17">university</text:span><text:span text:style-name="T22">.<text:line-break/><text:line-break/></text:span><text:span text:style-name="T17">In</text:span><text:span text:style-name="T22"> </text:span><text:span text:style-name="T17">the</text:span><text:span text:style-name="T22"> </text:span><text:span text:style-name="T17">dvd</text:span><text:span text:style-name="T22"> </text:span><text:span text:style-name="T17">included</text:span><text:span text:style-name="T22"> </text:span><text:span text:style-name="T17">in</text:span><text:span text:style-name="T22"> </text:span><text:span text:style-name="T17">this</text:span><text:span text:style-name="T22"> </text:span><text:span text:style-name="T17">document</text:span><text:span text:style-name="T22"> </text:span><text:span text:style-name="T17">you</text:span><text:span text:style-name="T22"> </text:span><text:span text:style-name="T17">will</text:span><text:span text:style-name="T22"> </text:span><text:span text:style-name="T17">find</text:span><text:span text:style-name="T22"> </text:span><text:span text:style-name="T17">all</text:span><text:span text:style-name="T22"> </text:span><text:span text:style-name="T17">the</text:span><text:span text:style-name="T22"> </text:span><text:span text:style-name="T17">necessary</text:span><text:span text:style-name="T22"> </text:span><text:span text:style-name="T17">files</text:span><text:span text:style-name="T22"> </text:span><text:span text:style-name="T17">to</text:span><text:span text:style-name="T22"> </text:span><text:span text:style-name="T17">install</text:span><text:span text:style-name="T22"> </text:span><text:span text:style-name="T17">the</text:span><text:span text:style-name="T22"> </text:span><text:span text:style-name="T17">application</text:span><text:span text:style-name="T22"> </text:span><text:span text:style-name="T17">at</text:span><text:span text:style-name="T22"> </text:span><text:span text:style-name="T17">your</text:span><text:span text:style-name="T22"> </text:span><text:span text:style-name="T17">university</text:span><text:span text:style-name="T22">’</text:span><text:span text:style-name="T17">s</text:span><text:span text:style-name="T22"> </text:span><text:span text:style-name="T17">web server</text:span><text:span text:style-name="T22"> </text:span><text:span text:style-name="T17">and</text:span><text:span text:style-name="T22"> </text:span><text:span text:style-name="T17">database</text:span><text:span text:style-name="T22"> </text:span><text:span text:style-name="T17">server</text:span><text:span text:style-name="T22">.</text:span></text:p>
      <text:list xml:id="list32192587" text:continue-numbering="true" text:style-name="WW8Num1">
        <text:list-item>
          <text:h text:style-name="P224" text:outline-level="2"><text:bookmark text:name="__RefHeading__5_1798195650"/>INSTALL<text:span text:style-name="T85"> </text:span>APPLICATION<text:bookmark-end text:name="__RefHeading__5_1798195650"/></text:h>
        </text:list-item>
      </text:list>
      <text:p text:style-name="Standard"><text:span text:style-name="T22"><text:line-break/></text:span><text:span text:style-name="T17">To</text:span><text:span text:style-name="T22"> </text:span><text:span text:style-name="T17">install</text:span><text:span text:style-name="T22"> </text:span><text:span text:style-name="T17">the</text:span><text:span text:style-name="T22"> </text:span><text:span text:style-name="T17">application</text:span><text:span text:style-name="T22"> </text:span><text:span text:style-name="T17">at</text:span><text:span text:style-name="T22"> </text:span><text:span text:style-name="T17">your</text:span><text:span text:style-name="T22"> </text:span><text:span text:style-name="T17">university</text:span><text:span text:style-name="T22">, </text:span><text:span text:style-name="T17">the</text:span><text:span text:style-name="T22"> </text:span><text:span text:style-name="T17">first</text:span><text:span text:style-name="T22"> </text:span><text:span text:style-name="T17">step</text:span><text:span text:style-name="T22"> </text:span><text:span text:style-name="T17">is</text:span><text:span text:style-name="T22"> </text:span><text:span text:style-name="T17">the</text:span><text:span text:style-name="T22"> </text:span><text:span text:style-name="T17">copy</text:span><text:span text:style-name="T22"> </text:span><text:span text:style-name="T17">the</text:span><text:span text:style-name="T22"> </text:span><text:span text:style-name="T17">whole</text:span><text:span text:style-name="T22"> </text:span><text:span text:style-name="T17">MUTW</text:span><text:span text:style-name="T22">-</text:span><text:span text:style-name="T17">folder</text:span><text:span text:style-name="T22"> </text:span><text:span text:style-name="T17">included</text:span><text:span text:style-name="T22"> </text:span><text:span text:style-name="T17">on</text:span><text:span text:style-name="T22"> </text:span><text:span text:style-name="T17">the</text:span><text:span text:style-name="T22"> </text:span><text:span text:style-name="T17">dvd</text:span><text:span text:style-name="T22"> </text:span><text:span text:style-name="T17">to</text:span><text:span text:style-name="T22"> </text:span><text:span text:style-name="T17">your</text:span><text:span text:style-name="T22"> </text:span><text:span text:style-name="T17">web server</text:span><text:span text:style-name="T22">. </text:span><text:span text:style-name="T17">This</text:span><text:span text:style-name="T22"> </text:span><text:span text:style-name="T17">folder</text:span><text:span text:style-name="T22"> </text:span><text:span text:style-name="T17">contains</text:span><text:span text:style-name="T22"> </text:span><text:span text:style-name="T17">all</text:span><text:span text:style-name="T22"> </text:span><text:span text:style-name="T17">the</text:span><text:span text:style-name="T22"> </text:span><text:span text:style-name="T17">functionality</text:span><text:span text:style-name="T22"> </text:span><text:span text:style-name="T17">needed</text:span><text:span text:style-name="T22"> </text:span><text:span text:style-name="T17">to</text:span><text:span text:style-name="T22"> </text:span><text:span text:style-name="T17">run</text:span><text:span text:style-name="T22"> </text:span><text:span text:style-name="T17">the</text:span><text:span text:style-name="T22"> </text:span><text:span text:style-name="T17">application</text:span><text:span text:style-name="T22">. <text:line-break/></text:span></text:p>
      <text:list xml:id="list32204255" text:continue-numbering="true" text:style-name="WW8Num1">
        <text:list-item>
          <text:h text:style-name="P224" text:outline-level="2"><text:bookmark text:name="__RefHeading__7_1798195650"/>INSTALL<text:span text:style-name="T85"> </text:span>DATABASE<text:bookmark-end text:name="__RefHeading__7_1798195650"/></text:h>
        </text:list-item>
      </text:list>
      <text:p text:style-name="Standard"><text:span text:style-name="T22"><text:line-break/></text:span><text:span text:style-name="T17">On</text:span><text:span text:style-name="T22"> </text:span><text:span text:style-name="T17">the</text:span><text:span text:style-name="T22"> </text:span><text:span text:style-name="T17">dvd</text:span><text:span text:style-name="T22">, </text:span><text:span text:style-name="T17">in</text:span><text:span text:style-name="T22"> </text:span><text:span text:style-name="T17">the</text:span><text:span text:style-name="T22"> </text:span><text:span text:style-name="T17">folder</text:span><text:span text:style-name="T22"> </text:span><text:span text:style-name="T17">database</text:span><text:span text:style-name="T22">, </text:span><text:span text:style-name="T17">you</text:span><text:span text:style-name="T22"> </text:span><text:span text:style-name="T17">will</text:span><text:span text:style-name="T22"> </text:span><text:span text:style-name="T17">find</text:span><text:span text:style-name="T22"> </text:span><text:span text:style-name="T17">an</text:span><text:span text:style-name="T22"> </text:span><text:span text:style-name="T17">mysql</text:span><text:span text:style-name="T22">-</text:span><text:span text:style-name="T17">dump</text:span><text:span text:style-name="T22"> </text:span><text:span text:style-name="T17">called</text:span><text:span text:style-name="T22"> </text:span><text:span text:style-name="T17">erasmusline</text:span><text:span text:style-name="T22">.</text:span><text:span text:style-name="T17">sql</text:span><text:span text:style-name="T22"> </text:span><text:span text:style-name="T17">which</text:span><text:span text:style-name="T22"> </text:span><text:span text:style-name="T17">can</text:span><text:span text:style-name="T22"> </text:span><text:span text:style-name="T17">be</text:span><text:span text:style-name="T22"> </text:span><text:span text:style-name="T17">easily</text:span><text:span text:style-name="T22"> </text:span><text:span text:style-name="T17">imported</text:span><text:span text:style-name="T22"> </text:span><text:span text:style-name="T17">on</text:span><text:span text:style-name="T22"> </text:span><text:span text:style-name="T17">your</text:span><text:span text:style-name="T22"> </text:span><text:span text:style-name="T17">local</text:span><text:span text:style-name="T22"> </text:span><text:span text:style-name="T17">database</text:span><text:span text:style-name="T22"> </text:span><text:span text:style-name="T17">server</text:span><text:span text:style-name="T22">.<text:line-break/></text:span></text:p>
      <text:list xml:id="list32190934" text:continue-numbering="true" text:style-name="WW8Num1">
        <text:list-item>
          <text:h text:style-name="P224" text:outline-level="2"><text:bookmark text:name="__RefHeading__9_1798195650"/>ADAPT<text:span text:style-name="T85"> </text:span>CONFIG<text:span text:style-name="T85">.</text:span>PHP<text:bookmark-end text:name="__RefHeading__9_1798195650"/></text:h>
          <text:list>
            <text:list-item>
              <text:h text:style-name="P237" text:outline-level="3"><text:bookmark text:name="__RefHeading__11_1798195650"/>Summary<text:bookmark-end text:name="__RefHeading__11_1798195650"/></text:h>
            </text:list-item>
          </text:list>
        </text:list-item>
      </text:list>
      <text:p text:style-name="Standard"><text:span text:style-name="T22"><text:line-break/></text:span><text:span text:style-name="T17">In</text:span><text:span text:style-name="T22"> </text:span><text:span text:style-name="T17">order</text:span><text:span text:style-name="T22"> </text:span><text:span text:style-name="T17">for</text:span><text:span text:style-name="T22"> </text:span><text:span text:style-name="T17">the</text:span><text:span text:style-name="T22"> </text:span><text:span text:style-name="T17">web</text:span><text:span text:style-name="T22"> </text:span><text:span text:style-name="T17">application</text:span><text:span text:style-name="T22"> </text:span><text:span text:style-name="T17">to</text:span><text:span text:style-name="T22"> </text:span><text:span text:style-name="T17">work</text:span><text:span text:style-name="T22"> </text:span><text:span text:style-name="T17">flawlessly</text:span><text:span text:style-name="T22"> </text:span><text:span text:style-name="T17">together</text:span><text:span text:style-name="T22"> </text:span><text:span text:style-name="T17">with</text:span><text:span text:style-name="T22"> </text:span><text:span text:style-name="T17">your</text:span><text:span text:style-name="T22"> </text:span><text:span text:style-name="T17">database</text:span><text:span text:style-name="T22">, </text:span><text:span text:style-name="T17">you</text:span><text:span text:style-name="T22"> </text:span><text:span text:style-name="T17">may</text:span><text:span text:style-name="T22"> </text:span><text:span text:style-name="T17">have</text:span><text:span text:style-name="T22"> </text:span><text:span text:style-name="T17">to</text:span><text:span text:style-name="T22"> </text:span><text:span text:style-name="T17">adapt</text:span><text:span text:style-name="T22"> </text:span><text:span text:style-name="T17">a</text:span><text:span text:style-name="T22"> </text:span><text:span text:style-name="T17">few</text:span><text:span text:style-name="T22"> </text:span><text:span text:style-name="T17">settings</text:span><text:span text:style-name="T22"> </text:span><text:span text:style-name="T17">in</text:span><text:span text:style-name="T22"> </text:span><text:span text:style-name="T17">the</text:span><text:span text:style-name="T22"> </text:span><text:span text:style-name="T17">config</text:span><text:span text:style-name="T22">.</text:span><text:span text:style-name="T17">php</text:span><text:span text:style-name="T22"> </text:span><text:span text:style-name="T17">file</text:span><text:span text:style-name="T22">. </text:span><text:span text:style-name="T17">This</text:span><text:span text:style-name="T22"> </text:span><text:span text:style-name="T17">file</text:span><text:span text:style-name="T22"> </text:span><text:span text:style-name="T17">can</text:span><text:span text:style-name="T22"> </text:span><text:span text:style-name="T17">be</text:span><text:span text:style-name="T22"> </text:span><text:span text:style-name="T17">found</text:span><text:span text:style-name="T22"> </text:span><text:span text:style-name="T17">in</text:span><text:span text:style-name="T22"> </text:span><text:span text:style-name="T17">the</text:span><text:span text:style-name="T22"> </text:span><text:span text:style-name="T17">folder</text:span><text:span text:style-name="T22"> </text:span><text:span text:style-name="T17">mutw</text:span><text:span text:style-name="T22">/</text:span><text:span text:style-name="T17">core</text:span><text:span text:style-name="T22">/</text:span><text:span text:style-name="T17">includes</text:span><text:span text:style-name="T22">.</text:span></text:p>
      <text:list xml:id="list32211021" text:continue-numbering="true" text:style-name="WW8Num1">
        <text:list-item>
          <text:list>
            <text:list-item>
              <text:h text:style-name="P238" text:outline-level="3"><text:bookmark text:name="__RefHeading__13_1798195650"/>Database<text:span text:style-name="T85"> </text:span>name<text:bookmark-end text:name="__RefHeading__13_1798195650"/></text:h>
            </text:list-item>
          </text:list>
        </text:list-item>
      </text:list>
      <text:p text:style-name="Standard"><text:span text:style-name="T22"><text:line-break/></text:span><text:span text:style-name="T17">Standard</text:span><text:span text:style-name="T22"> </text:span><text:span text:style-name="T17">this</text:span><text:span text:style-name="T22"> </text:span><text:span text:style-name="T17">name</text:span><text:span text:style-name="T22"> </text:span><text:span text:style-name="T17">is</text:span><text:span text:style-name="T22"> </text:span><text:span text:style-name="T17">set</text:span><text:span text:style-name="T22"> </text:span><text:span text:style-name="T17">to</text:span><text:span text:style-name="T22"> “</text:span><text:span text:style-name="T17">ErasmusLine</text:span><text:span text:style-name="T22">” </text:span><text:span text:style-name="T17">but</text:span><text:span text:style-name="T22"> </text:span><text:span text:style-name="T17">if</text:span><text:span text:style-name="T22"> </text:span><text:span text:style-name="T17">you</text:span><text:span text:style-name="T22"> </text:span><text:span text:style-name="T17">are</text:span><text:span text:style-name="T22"> </text:span><text:span text:style-name="T17">using</text:span><text:span text:style-name="T22"> </text:span><text:span text:style-name="T17">a</text:span><text:span text:style-name="T22"> </text:span><text:span text:style-name="T17">different</text:span><text:span text:style-name="T22"> </text:span><text:span text:style-name="T17">name</text:span><text:span text:style-name="T22"> </text:span><text:span text:style-name="T17">for</text:span><text:span text:style-name="T22"> </text:span><text:span text:style-name="T17">the</text:span><text:span text:style-name="T22"> </text:span><text:span text:style-name="T17">database</text:span><text:span text:style-name="T22"> </text:span><text:span text:style-name="T17">just</text:span><text:span text:style-name="T22"> </text:span><text:span text:style-name="T17">set</text:span><text:span text:style-name="T22"> </text:span><text:span text:style-name="T17">the</text:span><text:span text:style-name="T22"> </text:span><text:span text:style-name="T17">right</text:span><text:span text:style-name="T22"> </text:span><text:span text:style-name="T17">name</text:span><text:span text:style-name="T22"> </text:span><text:span text:style-name="T17">here</text:span><text:span text:style-name="T22">.</text:span></text:p>
      <text:list xml:id="list32189575" text:continue-numbering="true" text:style-name="WW8Num1">
        <text:list-item>
          <text:list>
            <text:list-item>
              <text:h text:style-name="P238" text:outline-level="3"><text:bookmark text:name="__RefHeading__15_1798195650"/>Database<text:span text:style-name="T85"> </text:span>user<text:bookmark-end text:name="__RefHeading__15_1798195650"/></text:h>
            </text:list-item>
          </text:list>
        </text:list-item>
      </text:list>
      <text:p text:style-name="Standard"><text:span text:style-name="T22"><text:line-break/></text:span><text:span text:style-name="T17">With</text:span><text:span text:style-name="T22"> </text:span><text:span text:style-name="T17">the</text:span><text:span text:style-name="T22"> </text:span><text:span text:style-name="T17">variables</text:span><text:span text:style-name="T22"> </text:span><text:span text:style-name="T17">DB</text:span><text:span text:style-name="T22">_</text:span><text:span text:style-name="T17">USER</text:span><text:span text:style-name="T22"> </text:span><text:span text:style-name="T17">en</text:span><text:span text:style-name="T22"> </text:span><text:span text:style-name="T17">DB</text:span><text:span text:style-name="T22">_</text:span><text:span text:style-name="T17">PASS</text:span><text:span text:style-name="T22"> </text:span><text:span text:style-name="T17">you</text:span><text:span text:style-name="T22"> </text:span><text:span text:style-name="T17">can</text:span><text:span text:style-name="T22"> </text:span><text:span text:style-name="T17">chance</text:span><text:span text:style-name="T22"> </text:span><text:span text:style-name="T17">the</text:span><text:span text:style-name="T22"> </text:span><text:span text:style-name="T17">username</text:span><text:span text:style-name="T22"> </text:span><text:span text:style-name="T17">and</text:span><text:span text:style-name="T22"> </text:span><text:span text:style-name="T17">password</text:span><text:span text:style-name="T22"> </text:span><text:span text:style-name="T17">for</text:span><text:span text:style-name="T22"> </text:span><text:span text:style-name="T17">the</text:span><text:span text:style-name="T22"> </text:span><text:span text:style-name="T17">database</text:span><text:span text:style-name="T22">.</text:span></text:p>
      <text:list xml:id="list32216312" text:continue-numbering="true" text:style-name="WW8Num1">
        <text:list-item>
          <text:list>
            <text:list-item>
              <text:h text:style-name="P237" text:outline-level="3"><text:bookmark text:name="__RefHeading__17_1798195650"/><text:span text:style-name="T17">Name</text:span><text:span text:style-name="T23"> </text:span><text:span text:style-name="T17">of</text:span><text:span text:style-name="T23"> </text:span>the<text:span text:style-name="T85"> </text:span>University<text:bookmark-end text:name="__RefHeading__17_1798195650"/></text:h>
            </text:list-item>
          </text:list>
        </text:list-item>
      </text:list>
      <text:p text:style-name="P34"><text:span text:style-name="T84"><text:line-break/></text:span><text:soft-page-break/>For<text:span text:style-name="T84"> </text:span>this<text:span text:style-name="T84"> </text:span>parameter<text:span text:style-name="T84"> </text:span>it<text:span text:style-name="T84"> </text:span>is<text:span text:style-name="T84"> </text:span>necessary<text:span text:style-name="T84"> </text:span>to<text:span text:style-name="T84"> </text:span>fill<text:span text:style-name="T84"> </text:span>in<text:span text:style-name="T84"> </text:span>the<text:span text:style-name="T84"> </text:span>correct<text:span text:style-name="T84"> </text:span>name<text:span text:style-name="T84"> </text:span>of<text:span text:style-name="T84"> </text:span>your<text:span text:style-name="T84"> </text:span>university<text:span text:style-name="T84"> </text:span>as<text:span text:style-name="T84"> </text:span>it<text:span text:style-name="T84"> </text:span>is<text:span text:style-name="T84"> </text:span>written<text:span text:style-name="T84"> </text:span>in<text:span text:style-name="T84"> </text:span>the<text:span text:style-name="T84"> </text:span>database<text:span text:style-name="T84">!</text:span></text:p>
      <text:p text:style-name="P34"/>
      <text:list xml:id="list32192646" text:continue-numbering="true" text:style-name="WW8Num1">
        <text:list-item>
          <text:list>
            <text:list-item>
              <text:h text:style-name="P237" text:outline-level="3"><text:bookmark text:name="__RefHeading__19_1798195650"/>Mail<text:span text:style-name="T85">-</text:span>Information<text:bookmark-end text:name="__RefHeading__19_1798195650"/></text:h>
            </text:list-item>
          </text:list>
        </text:list-item>
      </text:list>
      <text:p text:style-name="Standard"/>
      <text:p text:style-name="Standard"><text:span text:style-name="T17">Since</text:span><text:span text:style-name="T22"> </text:span><text:span text:style-name="T17">some</text:span><text:span text:style-name="T22"> </text:span><text:span text:style-name="T17">information</text:span><text:span text:style-name="T22"> </text:span><text:span text:style-name="T17">for</text:span><text:span text:style-name="T22"> </text:span><text:span text:style-name="T17">the</text:span><text:span text:style-name="T22"> </text:span><text:span text:style-name="T17">application</text:span><text:span text:style-name="T22"> </text:span><text:span text:style-name="T17">is</text:span><text:span text:style-name="T22"> </text:span><text:span text:style-name="T17">sent</text:span><text:span text:style-name="T22"> </text:span><text:span text:style-name="T17">by</text:span><text:span text:style-name="T22"> </text:span><text:span text:style-name="T17">mail</text:span><text:span text:style-name="T22">, </text:span><text:span text:style-name="T17">you</text:span><text:span text:style-name="T22"> </text:span><text:span text:style-name="T17">will</text:span><text:span text:style-name="T22"> </text:span><text:span text:style-name="T17">have</text:span><text:span text:style-name="T22"> </text:span><text:span text:style-name="T17">to</text:span><text:span text:style-name="T22"> </text:span><text:span text:style-name="T17">adapt</text:span><text:span text:style-name="T22"> </text:span><text:span text:style-name="T17">some</text:span><text:span text:style-name="T22"> </text:span><text:span text:style-name="T17">settings</text:span><text:span text:style-name="T22"> </text:span><text:span text:style-name="T17">to</text:span><text:span text:style-name="T22"> </text:span><text:span text:style-name="T17">work</text:span><text:span text:style-name="T22"> </text:span><text:span text:style-name="T17">at</text:span><text:span text:style-name="T22"> </text:span><text:span text:style-name="T17">your</text:span><text:span text:style-name="T22"> </text:span><text:span text:style-name="T17">university</text:span><text:span text:style-name="T22">. </text:span><text:span text:style-name="T17">The</text:span><text:span text:style-name="T22"> </text:span><text:span text:style-name="T17">SMTP</text:span><text:span text:style-name="T22">-</text:span><text:span text:style-name="T17">server</text:span><text:span text:style-name="T22"> </text:span><text:span text:style-name="T17">is</text:span><text:span text:style-name="T22"> </text:span><text:span text:style-name="T17">the</text:span><text:span text:style-name="T22"> </text:span><text:span text:style-name="T17">most</text:span><text:span text:style-name="T22"> </text:span><text:span text:style-name="T17">important</text:span><text:span text:style-name="T22"> </text:span><text:span text:style-name="T17">parameter</text:span><text:span text:style-name="T22"> </text:span><text:span text:style-name="T17">to</text:span><text:span text:style-name="T22"> </text:span><text:span text:style-name="T17">change</text:span><text:span text:style-name="T22">!<text:line-break/></text:span></text:p>
      <text:list xml:id="list32213681" text:continue-numbering="true" text:style-name="WW8Num1">
        <text:list-item>
          <text:h text:style-name="P221" text:outline-level="2"><text:bookmark text:name="__RefHeading__21_1798195650"/>ADD<text:span text:style-name="T85"> </text:span>PARTNERS<text:bookmark-end text:name="__RefHeading__21_1798195650"/></text:h>
          <text:list>
            <text:list-item>
              <text:h text:style-name="P238" text:outline-level="3"><text:bookmark text:name="__RefHeading__23_1798195650"/>Start<text:span text:style-name="T85"> </text:span>Database<text:bookmark-end text:name="__RefHeading__23_1798195650"/></text:h>
            </text:list-item>
          </text:list>
        </text:list-item>
      </text:list>
      <text:h text:style-name="P245" text:outline-level="3"><text:bookmark text:name="__RefHeading__25_1798195650"/><text:span text:style-name="T69">In</text:span><text:span text:style-name="T70"> </text:span><text:span text:style-name="T69">the</text:span><text:span text:style-name="T70"> </text:span><text:span text:style-name="T69">database</text:span><text:span text:style-name="T70"> </text:span><text:span text:style-name="T69">included</text:span><text:span text:style-name="T70"> </text:span><text:span text:style-name="T69">on</text:span><text:span text:style-name="T70"> </text:span><text:span text:style-name="T69">the</text:span><text:span text:style-name="T70"> </text:span><text:span text:style-name="T69">dvd</text:span><text:span text:style-name="T70"> </text:span><text:span text:style-name="T69">are</text:span><text:span text:style-name="T70"> </text:span><text:span text:style-name="T69">all</text:span><text:span text:style-name="T70"> </text:span><text:span text:style-name="T69">the</text:span><text:span text:style-name="T70"> </text:span><text:span text:style-name="T69">partners</text:span><text:span text:style-name="T70"> </text:span><text:span text:style-name="T69">which</text:span><text:span text:style-name="T70"> </text:span><text:span text:style-name="T69">are</text:span><text:span text:style-name="T70"> </text:span><text:span text:style-name="T69">for</text:span><text:span text:style-name="T70"> </text:span><text:span text:style-name="T69">the</text:span><text:span text:style-name="T70"> </text:span><text:span text:style-name="T69">moment</text:span><text:span text:style-name="T70"> </text:span><text:span text:style-name="T69">a</text:span><text:span text:style-name="T70"> </text:span><text:span text:style-name="T69">part</text:span><text:span text:style-name="T70"> </text:span><text:span text:style-name="T69">of</text:span><text:span text:style-name="T70"> </text:span><text:span text:style-name="T69">ErasmusLine</text:span><text:span text:style-name="T70"> </text:span><text:span text:style-name="T69">included</text:span><text:span text:style-name="T70">. <text:s/></text:span><text:span text:style-name="T69">Also</text:span><text:span text:style-name="T70"> </text:span><text:span text:style-name="T69">all</text:span><text:span text:style-name="T70"> </text:span><text:span text:style-name="T69">the</text:span><text:span text:style-name="T70"> </text:span><text:span text:style-name="T69">educations</text:span><text:span text:style-name="T70"> </text:span><text:span text:style-name="T69">and</text:span><text:span text:style-name="T70"> </text:span><text:span text:style-name="T69">courses</text:span><text:span text:style-name="T70"> </text:span><text:span text:style-name="T69">of</text:span><text:span text:style-name="T70"> </text:span><text:span text:style-name="T69">these</text:span><text:span text:style-name="T70"> </text:span><text:span text:style-name="T69">institutes</text:span><text:span text:style-name="T70"> </text:span><text:span text:style-name="T69">are</text:span><text:span text:style-name="T70"> </text:span><text:span text:style-name="T69">included</text:span><text:span text:style-name="T70">.</text:span><text:bookmark-end text:name="__RefHeading__25_1798195650"/></text:h>
      <text:list xml:id="list32187230" text:continue-numbering="true" text:style-name="WW8Num1">
        <text:list-item>
          <text:list>
            <text:list-item>
              <text:h text:style-name="P238" text:outline-level="3"><text:bookmark text:name="__RefHeading__27_1798195650"/>New<text:span text:style-name="T85"> </text:span>Partners<text:bookmark-end text:name="__RefHeading__27_1798195650"/></text:h>
            </text:list-item>
          </text:list>
        </text:list-item>
      </text:list>
      <text:p text:style-name="Lijstalinea"><text:span text:style-name="T22"><text:line-break/></text:span><text:span text:style-name="T17">If</text:span><text:span text:style-name="T22"> </text:span><text:span text:style-name="T17">a</text:span><text:span text:style-name="T22"> </text:span><text:span text:style-name="T17">new</text:span><text:span text:style-name="T22"> </text:span><text:span text:style-name="T17">partner</text:span><text:span text:style-name="T22"> </text:span><text:span text:style-name="T17">starts</text:span><text:span text:style-name="T22"> </text:span><text:span text:style-name="T17">using</text:span><text:span text:style-name="T22"> </text:span><text:span text:style-name="T17">ErasmusLine</text:span><text:span text:style-name="T22">, </text:span><text:span text:style-name="T17">for</text:span><text:span text:style-name="T22"> </text:span><text:span text:style-name="T17">the</text:span><text:span text:style-name="T22"> </text:span><text:span text:style-name="T17">moment</text:span><text:span text:style-name="T22"> </text:span><text:span text:style-name="T17">each</text:span><text:span text:style-name="T22"> </text:span><text:span text:style-name="T17">institute</text:span><text:span text:style-name="T22"> </text:span><text:span text:style-name="T17">will</text:span><text:span text:style-name="T22"> </text:span><text:span text:style-name="T17">have</text:span><text:span text:style-name="T22"> </text:span><text:span text:style-name="T17">to</text:span><text:span text:style-name="T22"> </text:span><text:span text:style-name="T17">add</text:span><text:span text:style-name="T22"> </text:span><text:span text:style-name="T17">this</text:span><text:span text:style-name="T22"> </text:span><text:span text:style-name="T17">new</text:span><text:span text:style-name="T22"> </text:span><text:span text:style-name="T17">partner</text:span><text:span text:style-name="T22"> </text:span><text:span text:style-name="T17">to</text:span><text:span text:style-name="T22"> </text:span><text:span text:style-name="T17">its</text:span><text:span text:style-name="T22"> </text:span><text:span text:style-name="T17">own</text:span><text:span text:style-name="T22"> </text:span><text:span text:style-name="T17">database</text:span><text:span text:style-name="T22">. </text:span><text:span text:style-name="T17">Also</text:span><text:span text:style-name="T22"> </text:span><text:span text:style-name="T17">each</text:span><text:span text:style-name="T22"> </text:span><text:span text:style-name="T17">education</text:span><text:span text:style-name="T22"> </text:span><text:span text:style-name="T17">and</text:span><text:span text:style-name="T22"> </text:span><text:span text:style-name="T17">course</text:span><text:span text:style-name="T22"> </text:span><text:span text:style-name="T17">of</text:span><text:span text:style-name="T22"> </text:span><text:span text:style-name="T17">this</text:span><text:span text:style-name="T22"> </text:span><text:span text:style-name="T17">new</text:span><text:span text:style-name="T22"> </text:span><text:span text:style-name="T17">partner</text:span><text:span text:style-name="T22"> </text:span><text:span text:style-name="T17">will</text:span><text:span text:style-name="T22"> </text:span><text:span text:style-name="T17">have</text:span><text:span text:style-name="T22"> </text:span><text:span text:style-name="T17">to</text:span><text:span text:style-name="T22"> </text:span><text:span text:style-name="T17">be</text:span><text:span text:style-name="T22"> </text:span><text:span text:style-name="T17">added</text:span><text:span text:style-name="T22"> </text:span><text:span text:style-name="T17">to</text:span><text:span text:style-name="T22"> </text:span><text:span text:style-name="T17">the</text:span><text:span text:style-name="T22"> </text:span><text:span text:style-name="T17">database</text:span><text:span text:style-name="T22"> </text:span><text:span text:style-name="T17">by</text:span><text:span text:style-name="T22"> </text:span><text:span text:style-name="T17">the</text:span><text:span text:style-name="T22"> </text:span><text:span text:style-name="T17">administrator</text:span><text:span text:style-name="T22">. </text:span><text:span text:style-name="T17">We</text:span><text:span text:style-name="T22"> </text:span><text:span text:style-name="T17">are</text:span><text:span text:style-name="T22"> </text:span><text:span text:style-name="T17">still</text:span><text:span text:style-name="T22"> </text:span><text:span text:style-name="T17">looking</text:span><text:span text:style-name="T22"> </text:span><text:span text:style-name="T17">for</text:span><text:span text:style-name="T22"> </text:span><text:span text:style-name="T17">a</text:span><text:span text:style-name="T22"> </text:span><text:span text:style-name="T17">way</text:span><text:span text:style-name="T22"> </text:span><text:span text:style-name="T17">to</text:span><text:span text:style-name="T22"> </text:span><text:span text:style-name="T17">make</text:span><text:span text:style-name="T22"> </text:span><text:span text:style-name="T17">this</text:span><text:span text:style-name="T22"> </text:span><text:span text:style-name="T17">update</text:span><text:span text:style-name="T22"> </text:span><text:span text:style-name="T17">go</text:span><text:span text:style-name="T22"> </text:span><text:span text:style-name="T17">automatically</text:span><text:span text:style-name="T22">. <text:line-break/></text:span></text:p>
      <text:list xml:id="list32185022" text:continue-numbering="true" text:style-name="WW8Num1">
        <text:list-item>
          <text:h text:style-name="P221" text:outline-level="2"><text:bookmark text:name="__RefHeading__29_1798195650"/>CHANCE<text:span text:style-name="T85"> </text:span>RIGHTS<text:bookmark-end text:name="__RefHeading__29_1798195650"/></text:h>
        </text:list-item>
      </text:list>
      <text:p text:style-name="Standard"><text:span text:style-name="T22"><text:line-break/></text:span><text:span text:style-name="T17">For</text:span><text:span text:style-name="T22"> </text:span><text:span text:style-name="T17">the</text:span><text:span text:style-name="T22"> </text:span><text:span text:style-name="T17">application</text:span><text:span text:style-name="T22"> </text:span><text:span text:style-name="T17">to</text:span><text:span text:style-name="T22"> </text:span><text:span text:style-name="T17">be</text:span><text:span text:style-name="T22"> </text:span><text:span text:style-name="T17">able</text:span><text:span text:style-name="T22"> </text:span><text:span text:style-name="T17">to</text:span><text:span text:style-name="T22"> </text:span><text:span text:style-name="T17">save</text:span><text:span text:style-name="T22"> </text:span><text:span text:style-name="T17">some</text:span><text:span text:style-name="T22"> </text:span><text:span text:style-name="T17">important</text:span><text:span text:style-name="T22"> </text:span><text:span text:style-name="T17">pdf</text:span><text:span text:style-name="T22">’</text:span><text:span text:style-name="T17">s</text:span><text:span text:style-name="T22"> </text:span><text:span text:style-name="T17">and</text:span><text:span text:style-name="T22"> </text:span><text:span text:style-name="T17">pictures</text:span><text:span text:style-name="T22"> </text:span><text:span text:style-name="T17">of</text:span><text:span text:style-name="T22"> </text:span><text:span text:style-name="T17">the</text:span><text:span text:style-name="T22"> </text:span><text:span text:style-name="T17">users</text:span><text:span text:style-name="T22">, </text:span><text:span text:style-name="T17">you</text:span><text:span text:style-name="T22"> </text:span><text:span text:style-name="T17">have</text:span><text:span text:style-name="T22"> </text:span><text:span text:style-name="T17">to</text:span><text:span text:style-name="T22"> </text:span><text:span text:style-name="T17">ensure</text:span><text:span text:style-name="T22"> </text:span><text:span text:style-name="T17">that</text:span><text:span text:style-name="T22"> </text:span><text:span text:style-name="T17">the</text:span><text:span text:style-name="T22"> </text:span><text:span text:style-name="T17">application</text:span><text:span text:style-name="T22"> </text:span><text:span text:style-name="T17">has</text:span><text:span text:style-name="T22"> </text:span><text:span text:style-name="T17">the</text:span><text:span text:style-name="T22"> </text:span><text:span text:style-name="T17">right</text:span><text:span text:style-name="T22"> </text:span><text:span text:style-name="T17">to</text:span><text:span text:style-name="T22"> </text:span><text:span text:style-name="T17">create</text:span><text:span text:style-name="T22"> </text:span><text:span text:style-name="T17">subfolders</text:span><text:span text:style-name="T22"> </text:span><text:span text:style-name="T17">and</text:span><text:span text:style-name="T22"> </text:span><text:span text:style-name="T17">save</text:span><text:span text:style-name="T22"> </text:span><text:span text:style-name="T17">files</text:span><text:span text:style-name="T22"> </text:span><text:span text:style-name="T17">in</text:span><text:span text:style-name="T22"> </text:span><text:span text:style-name="T17">the</text:span><text:span text:style-name="T22"> </text:span><text:span text:style-name="T17">FILES</text:span><text:span text:style-name="T22">-</text:span><text:span text:style-name="T17">folder</text:span><text:span text:style-name="T22">!</text:span></text:p>
      <text:p text:style-name="P35"/>
      <text:p text:style-name="P35"/>
      <text:h text:style-name="P215" text:outline-level="1">Annex 3: EIS Installation and User Manual</text:h>
      <text:p text:style-name="P78">Written by P8-STATS team.</text:p>
      <text:h text:style-name="Heading_20_1" text:outline-level="1">Introduction</text:h>
      <text:p text:style-name="Text_20_body">This manual contains basic instructions on how the Systems Administrator can install the Erasmusline P8-STATS package application on a Linux system and to setup the Executive Information System.</text:p>
      <text:p text:style-name="Text_20_body">This manual will also demonstrate how a regular user can consult the Executive Information System by using it's online User Interface.</text:p>
      <text:h text:style-name="Heading_20_1" text:outline-level="1">Installation</text:h>
      <text:p text:style-name="Text_20_body">The Erasmusline application may be distributed as an archive download or the System's Administrator can simply clone the SourceForge Git repository, as explained in the Erasmusline Project Report.</text:p>
      <text:p text:style-name="Text_20_body">Here are the instructions to make an installation in a Linux system using the Git repository – for this example we will use the Ubuntu Linux distribution.</text:p>
      <text:list xml:id="list32173382" text:style-name="L40">
        <text:list-item>
          <text:p text:style-name="P266">First it is necessary to have a basic LAMP stack installed – Linux, Apache, MySQL and PHP. Enter the following command in an opened terminal window:</text:p>
          <text:p text:style-name="P268"><text:s/>sudo apt-get install lamp-server^</text:p>
        </text:list-item>
      </text:list>
      <text:p text:style-name="Text_20_body">This command will install all the servers needed for the Erasmusline application to run.</text:p>
      <text:p text:style-name="Text_20_body"/>
      <text:list xml:id="list32166098" text:style-name="L41">
        <text:list-item>
          <text:p text:style-name="P267">If you don't have Git, curl or php related libraries installed in the system use the following command:</text:p>
          <text:p text:style-name="P269">sudo apt-get install git curl php-pear php5-mcrypt phpunit</text:p>
          <text:p text:style-name="P273"/>
        </text:list-item>
        <text:list-item>
          <text:p text:style-name="P273">Next clone the SourceForge Git repository to your machine with this command:</text:p>
          <text:p text:style-name="P175">git clone git://mutworange.git.sourceforge.net/gitroot/mutworange/mutworange</text:p>
        </text:list-item>
      </text:list>
      <text:p text:style-name="P83">You will notice a newly created directory called <text:span text:style-name="T30">mutworange/.</text:span><text:span text:style-name="T82"> This directory contains all the documentation and the Erasmusline application itself.</text:span></text:p>
      <text:p text:style-name="P86"/>
      <text:p text:style-name="P83">The example form now on will be executed from the user's home directory.</text:p>
      <text:p text:style-name="P83">If there is a particular release version to use, you can issue the following commands:</text:p>
      <text:list xml:id="list32188886" text:style-name="L42">
        <text:list-header>
          <text:p text:style-name="P176">cd $HOME/mutworange/</text:p>
          <text:p text:style-name="P176">git tag -l<text:tab/># lists all tags</text:p>
          <text:p text:style-name="P176">git checkout release-1.0<text:tab/><text:tab/># example release version</text:p>
        </text:list-header>
      </text:list>
      <text:p text:style-name="P83"/>
      <text:p text:style-name="P86"/>
      <text:p text:style-name="P86">Before executing the automatic install script, the Administrator needs to setup the database user. This can be done by executing the following command:</text:p>
      <text:list xml:id="list32203689" text:continue-numbering="true" text:style-name="L42">
        <text:list-header>
          <text:p text:style-name="P177">cd $HOME/mutworange/erasmusline/scripts/</text:p>
          <text:p text:style-name="P177">mysql -uroot -p******* &lt; create_user.sql<text:tab/># creates the default db user for the # application. Needs root user permissions.</text:p>
        </text:list-header>
      </text:list>
      <text:p text:style-name="P86"><text:soft-page-break/></text:p>
      <text:p text:style-name="P86">After this step the Administrator can use the automated installation to create databases and run the ErasmusLine P8-STATS master and slave servers:</text:p>
      <text:list xml:id="list32176709" text:style-name="L43">
        <text:list-header>
          <text:p text:style-name="P178">cd $HOME/mutworange/erasmusline/bin/</text:p>
          <text:p text:style-name="P178">./install.sh</text:p>
        </text:list-header>
      </text:list>
      <text:p text:style-name="P86"/>
      <text:p text:style-name="P83"><text:span text:style-name="T82">Now the administrator need to run the application on the Apache Server. The Administrator create a symbolic link to the default Apache Server </text:span><text:span text:style-name="T27">www</text:span><text:span text:style-name="T82"> </text:span><text:span text:style-name="T27">documents</text:span><text:span text:style-name="T29"> directory:</text:span></text:p>
      <text:list xml:id="list32178997" text:style-name="L44">
        <text:list-header>
          <text:p text:style-name="P179">cd /var/www</text:p>
          <text:p text:style-name="P179">sudo ln -s $HOME/mutworange/erasmusline/WEBSITE/ erasmusline</text:p>
        </text:list-header>
      </text:list>
      <text:p text:style-name="P85"/>
      <text:p text:style-name="Text_20_body">The ErasmusLine application can now be accessed through the url:</text:p>
      <text:list xml:id="list32183199" text:style-name="L45">
        <text:list-header>
          <text:p text:style-name="P270"><text:a xlink:type="simple" xlink:href="http://localhost/erasmusline">http://localhost/erasmusline</text:a></text:p>
        </text:list-header>
      </text:list>
      <text:p text:style-name="P87">After logging in as Administrator you can access the EIS through the interface or directly through this url:</text:p>
      <text:list xml:id="list32166637" text:style-name="L46">
        <text:list-header>
          <text:p text:style-name="P271"><text:a xlink:type="simple" xlink:href="http://localhost/erasmusline/index.php?module=stats">http://localhost/erasmusline/index.php?module=stats</text:a></text:p>
        </text:list-header>
      </text:list>
      <text:p text:style-name="P87"/>
      <text:h text:style-name="Heading_20_2" text:outline-level="2">Setting up communication with the Master Server</text:h>
      <text:p text:style-name="P87">If the machine's installation is not meant for the Master server, the administrator will need to remove the master daemon installation and configure the slave server to communicate with a remote master server.</text:p>
      <text:list xml:id="list32189650" text:style-name="L47">
        <text:list-item>
          <text:p text:style-name="P274">Let's start by removing the master server in the machine by typing these commands in the terminal window:</text:p>
          <text:p text:style-name="P272">rm -rf $HOME/mutworange/erasmusline/stats/daemons/statsd_master</text:p>
        </text:list-item>
      </text:list>
      <text:p text:style-name="P87"/>
      <text:list xml:id="list32203336" text:continue-numbering="true" text:style-name="L47">
        <text:list-item>
          <text:p text:style-name="P274">To configure the slave daemon to communicate with the remote master, the Administrator needs to edit the slave configuration file:</text:p>
          <text:p text:style-name="P272">cd $HOME/mutworange/erasmusline/stats/daemons/statsd_slave</text:p>
          <text:p text:style-name="P272">cp config.json config.inc.json<text:tab/># do not alter the main config file for backup</text:p>
          <text:p text:style-name="P272"><text:s text:c="53"/># purposes</text:p>
          <text:p text:style-name="P272">vim config.inc.json<text:tab/><text:tab/><text:tab/># use vim, nano or emacs to edit the file</text:p>
        </text:list-item>
      </text:list>
      <text:p text:style-name="P87"/>
      <text:p text:style-name="P87">The relevant part of the configuration file will look like the following:</text:p>
      <text:p text:style-name="P152">"master_serverconfig" : {</text:p>
      <text:p text:style-name="P152"><text:s text:c="8"/>"sockType" : "unix",</text:p>
      <text:p text:style-name="P152"><text:s text:c="8"/>"sockFile" : "/tmp/erasmusline/statsd_master/statsd_master.sock",</text:p>
      <text:p text:style-name="P152"><text:s text:c="9"/>"serverIP" : "0.0.0.0",</text:p>
      <text:p text:style-name="P152"><text:s text:c="9"/>"serverPort" : "8118"</text:p>
      <text:p text:style-name="P152"><text:s text:c="4"/>},</text:p>
      <text:p text:style-name="P87"><text:soft-page-break/>Alter the socket type and server ip to look like the following example:</text:p>
      <text:p text:style-name="P152">"master_serverconfig" : {</text:p>
      <text:p text:style-name="P152"><text:s text:c="8"/>"sockType" : "tcp",</text:p>
      <text:p text:style-name="P152"><text:s text:c="8"/>"serverIP" : "95.136.101.157",</text:p>
      <text:p text:style-name="P152"><text:s text:c="8"/>"serverPort" : "8118"</text:p>
      <text:p text:style-name="P152"><text:s text:c="4"/>},</text:p>
      <text:p text:style-name="P87">Save the file and restart the slave daemon:</text:p>
      <text:list xml:id="list32204556" text:continue-numbering="true" text:style-name="L47">
        <text:list-header>
          <text:p text:style-name="P272">cd $HOME/mutworange/erasmusline/bin</text:p>
          <text:p text:style-name="P272">./restart_stats_daemons</text:p>
        </text:list-header>
      </text:list>
      <text:p text:style-name="P87"/>
      <text:p text:style-name="P87">If the server address is correct, the local EIS installation will communicate with the proper Master Server.</text:p>
      <text:h text:style-name="Heading_20_2" text:outline-level="2">Daemons Monitoring</text:h>
      <text:h text:style-name="Heading_20_3" text:outline-level="3">Application Logs</text:h>
      <text:p text:style-name="Text_20_body">The Master and Slave server logs are organized in the /tmp directory can be changed to another directory by editing each daemon's configuration files (see previous example).</text:p>
      <text:p text:style-name="Text_20_body">To consult the logs, the Administrator can use the following commands in the terminal window:</text:p>
      <text:p text:style-name="P152">tail -f /tmp/erasmusline/statsd_master/statsd_master.log</text:p>
      <text:p text:style-name="P152">tail -f /tmp/erasmusline/statsd_slave/statsd_slave.log</text:p>
      <text:p text:style-name="P87"/>
      <text:p text:style-name="P87">To alter the verbosity of the logs, the Administrator can edit each daemon's configuration file and for example, reduce the log verbosity level:</text:p>
      <text:p text:style-name="P152">"daemonconfig" : {</text:p>
      <text:p text:style-name="P152"><text:tab/><text:tab/>"appName" : "statsd_slave",</text:p>
      <text:p text:style-name="P152"><text:tab/><text:tab/>"logVerbosity" : 7</text:p>
      <text:p text:style-name="P152"><text:tab/>},</text:p>
      <text:p text:style-name="P87"/>
      <text:h text:style-name="Heading_20_3" text:outline-level="3">Crash control</text:h>
      <text:p text:style-name="Text_20_body">To assure the daemons are constantly running, the Administrator can install and configure a <text:span text:style-name="T26">process supervision tool</text:span><text:span text:style-name="T28"> like Monit</text:span><text:span text:style-name="T28"><text:note text:id="ftn27" text:note-class="footnote"><text:note-citation>27</text:note-citation><text:note-body><text:p text:style-name="Footnote"><text:a xlink:type="simple" xlink:href="http://mmonit.com/monit/">http://mmonit.com/monit/</text:a></text:p></text:note-body></text:note></text:span><text:span text:style-name="T28">:</text:span></text:p>
      <text:p text:style-name="P81">sudo apt-get install monit</text:p>
      <text:p text:style-name="P81">sudo vim /etc/monit/monitrc</text:p>
      <text:p text:style-name="P83"/>
      <text:p text:style-name="P83"/>
      <text:h text:style-name="P213" text:outline-level="1">User Manual</text:h>
      <text:p text:style-name="P83"/>
      <text:p text:style-name="Text_20_body">After the installing and setting up the Erasmusline application, the users need to login by registering a new user or logging in as an Administrator for example. After logging in, select the EIS tab in the Erasmusline Interface.</text:p>
      <text:p text:style-name="Text_20_body"><draw:frame draw:style-name="fr7" draw:name="Frame13" text:anchor-type="paragraph" svg:x="3.992cm" svg:y="0.658cm" svg:width="8.747cm" draw:z-index="40"><draw:text-box fo:min-height="2.611cm"><text:p text:style-name="P128"><draw:frame draw:style-name="fr13" draw:name="graphics11" text:anchor-type="paragraph" svg:x="0.004cm" svg:y="0.002cm" svg:width="8.747cm" style:rel-width="100%" svg:height="2.611cm" style:rel-height="scale" draw:z-index="41"><draw:image xlink:href="Pictures/10000000000000F80000004A855E2EE9.png" xlink:type="simple" xlink:show="embed" xlink:actuate="onLoad"/></draw:frame>The EIS tab on the top-right of the screen</text:p></draw:text-box></draw:frame></text:p>
      <text:p text:style-name="Text_20_body"/>
      <text:p text:style-name="Text_20_body">The EIS interface will start by loading the application's libraries, taking a few seconds to be ready.</text:p>
      <text:p text:style-name="Text_20_body"><draw:frame draw:style-name="fr2" draw:name="Frame14" text:anchor-type="paragraph" svg:width="17cm" draw:z-index="42"><draw:text-box fo:min-height="14.249cm"><text:p text:style-name="P128"><draw:frame draw:style-name="fr13" draw:name="graphics12" text:anchor-type="paragraph" svg:x="0.004cm" svg:y="0.002cm" svg:width="17cm" style:rel-width="100%" svg:height="14.249cm" style:rel-height="scale" draw:z-index="43"><draw:image xlink:href="Pictures/10000000000002A80000023A7F19280C.png" xlink:type="simple" xlink:show="embed" xlink:actuate="onLoad"/></draw:frame>The EIS interface loading screen</text:p></draw:text-box></draw:frame></text:p>
      <text:p text:style-name="P38">When the loading is completed, the users have access to the EIS interface and can begin creating new analysis scenarios right away.</text:p>
      <text:p text:style-name="Text_20_body"><draw:frame draw:style-name="fr2" draw:name="Frame15" text:anchor-type="paragraph" svg:width="17cm" draw:z-index="44"><draw:text-box fo:min-height="15.136cm"><text:p text:style-name="P141"><draw:frame draw:style-name="fr13" draw:name="graphics13" text:anchor-type="paragraph" svg:x="0.004cm" svg:y="0.002cm" svg:width="17cm" style:rel-width="100%" svg:height="15.136cm" style:rel-height="scale" draw:z-index="45"><draw:image xlink:href="Pictures/10000000000002AC00000261D0F63BA4.png" xlink:type="simple" xlink:show="embed" xlink:actuate="onLoad"/></draw:frame>The EIS interface in action</text:p></draw:text-box></draw:frame></text:p>
      <text:p text:style-name="Text_20_body"/>
      <text:h text:style-name="P226" text:outline-level="2">The Sidebar</text:h>
      <text:p text:style-name="Text_20_body">The sidebar on the left of the screen enables the users to select which <text:span text:style-name="T30">Key Performance Indicators</text:span> to measure and analyze. To begin, select the KPI to load the available Dimensions and Measures.</text:p>
      <text:p text:style-name="Text_20_body"/>
      <text:p text:style-name="Text_20_body"><draw:frame draw:style-name="fr2" draw:name="Frame17" text:anchor-type="paragraph" svg:width="12.028cm" draw:z-index="48"><draw:text-box fo:min-height="5.607cm"><text:p text:style-name="P128"><draw:frame draw:style-name="fr13" draw:name="graphics15" text:anchor-type="paragraph" svg:x="0.004cm" svg:y="0.002cm" svg:width="12.028cm" style:rel-width="100%" svg:height="5.607cm" style:rel-height="scale" draw:z-index="49"><draw:image xlink:href="Pictures/10000000000001550000009F58ABA649.png" xlink:type="simple" xlink:show="embed" xlink:actuate="onLoad"/></draw:frame>Selecting the preferred Efficacy</text:p></draw:text-box></draw:frame></text:p>
      <text:p text:style-name="Text_20_body"/>
      <text:p text:style-name="Text_20_body"><draw:frame draw:style-name="fr2" draw:name="Frame16" text:anchor-type="paragraph" svg:width="6.313cm" draw:z-index="46"><draw:text-box fo:min-height="12.028cm"><text:p text:style-name="P128"><draw:frame draw:style-name="fr13" draw:name="graphics14" text:anchor-type="paragraph" svg:x="0.004cm" svg:y="0.002cm" svg:width="6.313cm" style:rel-width="100%" svg:height="12.028cm" style:rel-height="scale" draw:z-index="47"><draw:image xlink:href="Pictures/10000000000000B3000001550A516C72.png" xlink:type="simple" xlink:show="embed" xlink:actuate="onLoad"/></draw:frame>Sidebar displaying KPI's, Dimensions and Measures</text:p></draw:text-box></draw:frame></text:p>
      <text:p text:style-name="Text_20_body"><text:soft-page-break/>To generate an output Pivot Table<text:note text:id="ftn28" text:note-class="footnote"><text:note-citation>28</text:note-citation><text:note-body><text:p text:style-name="Footnote"><text:a xlink:type="simple" xlink:href="http://en.wikipedia.org/wiki/Pivot_tables">http://en.wikipedia.org/wiki/Pivot_tables</text:a></text:p></text:note-body></text:note>, the users must select the <text:span text:style-name="T30">Dimensions</text:span> and <text:span text:style-name="T30">Measures</text:span> they wish to add to the <text:span text:style-name="T30">Columns</text:span> and <text:span text:style-name="T30">Rows</text:span> in the middle Toolbar. If a Measure is not selected, the default is always the first item in the Measure list.</text:p>
      <text:p text:style-name="Text_20_body"><draw:frame draw:style-name="fr2" draw:name="Frame18" text:anchor-type="paragraph" svg:width="12.628cm" draw:z-index="50"><draw:text-box fo:min-height="6.489cm"><text:p text:style-name="P128"><draw:frame draw:style-name="fr13" draw:name="graphics16" text:anchor-type="paragraph" svg:x="0.004cm" svg:y="0.002cm" svg:width="12.628cm" style:rel-width="100%" svg:height="6.489cm" style:rel-height="scale" draw:z-index="51"><draw:image xlink:href="Pictures/1000000000000166000000B81E33CE18.png" xlink:type="simple" xlink:show="embed" xlink:actuate="onLoad"/></draw:frame>The middle Toolbar, displaying Columns and Rows with the selected attributes</text:p></draw:text-box></draw:frame></text:p>
      <text:p text:style-name="Text_20_body">If the <text:span text:style-name="T30">Dimensions</text:span> have an available filter option, press the '<text:span text:style-name="T30">F</text:span>' button to display the filter options in the left sidebar:</text:p>
      <text:p text:style-name="Text_20_body"/>
      <text:p text:style-name="Text_20_body"><draw:frame draw:style-name="fr2" draw:name="Frame19" text:anchor-type="paragraph" svg:width="6.313cm" draw:z-index="52"><draw:text-box fo:min-height="9.065cm"><text:p text:style-name="P128"><draw:frame draw:style-name="fr13" draw:name="graphics17" text:anchor-type="paragraph" svg:x="0.004cm" svg:y="0.002cm" svg:width="6.313cm" style:rel-width="100%" svg:height="9.065cm" style:rel-height="scale" draw:z-index="53"><draw:image xlink:href="Pictures/10000000000000B3000001018E9CDD13.png" xlink:type="simple" xlink:show="embed" xlink:actuate="onLoad"/></draw:frame>The filter options for the Gender Dimension</text:p></draw:text-box></draw:frame></text:p>
      <text:p text:style-name="Text_20_body">Another option in the sidebar is the possibility to <text:span text:style-name="T30">highlight values</text:span> from the result Pivot Table. The users select the numeric values, the color and the condition in which to paint <text:soft-page-break/>the table cells' background. This allows the users a better comprehension of large Pivot Tables.</text:p>
      <text:h text:style-name="P226" text:outline-level="2">The Toolbar</text:h>
      <text:p text:style-name="Text_20_body"/>
      <text:p text:style-name="Text_20_body"><draw:frame draw:style-name="fr2" draw:name="Frame20" text:anchor-type="paragraph" svg:width="15.589cm" draw:z-index="54"><draw:text-box fo:min-height="5.502cm"><text:p text:style-name="P141"><draw:frame draw:style-name="fr13" draw:name="graphics18" text:anchor-type="paragraph" svg:x="0.004cm" svg:y="0.002cm" svg:width="15.589cm" style:rel-width="100%" svg:height="5.502cm" style:rel-height="scale" draw:z-index="55"><draw:image xlink:href="Pictures/10000000000001BA0000009C13A3A7F1.png" xlink:type="simple" xlink:show="embed" xlink:actuate="onLoad"/></draw:frame>The middle Toolbar running a previously saved Scenario called 'query1'</text:p></draw:text-box></draw:frame></text:p>
      <text:p text:style-name="Text_20_body">The toolbar consists of four functional elements: the Tasks bar, the Columns bar, the Rows and Filter bar.</text:p>
      <text:p text:style-name="Text_20_body">In the previous example, the users select Dimensions and Measures and distributes them between Columns and Rows. Pressing the <text:span text:style-name="T30">'Run' </text:span><text:span text:style-name="T82">button in the Tasks bar generates a Pivot Table bellow the main Toolbar. The user can swap Column elements by Rows using the </text:span><text:span text:style-name="T30">'Swap'</text:span><text:span text:style-name="T82"> button, a new table is then generated.</text:span></text:p>
      <text:p text:style-name="P71">The user can alter the table's Columns and Rows by pressing the selected Dimension and Row buttons, thus removing them from the toolbars – “Drill-down and Roll-up” operations - or create a new filter as previously shown in the previous section.</text:p>
      <text:p text:style-name="Text_20_body"><text:span text:style-name="T82">To load this Scenario next time the users' login, the users can enter a description on the select box in the Tasks bar and press the </text:span><text:span text:style-name="T30">'Save'</text:span><text:span text:style-name="T82"> button. The scenario will be available to be loaded – the Columns, the Rows, the Filters and the Highlighted values – by choosing it from the select box.</text:span></text:p>
      <text:p text:style-name="P71"/>
      <text:p text:style-name="P71"><draw:frame draw:style-name="fr2" draw:name="Frame21" text:anchor-type="paragraph" svg:width="16.261cm" draw:z-index="56"><draw:text-box fo:min-height="2.82cm"><text:p text:style-name="P128"><draw:frame draw:style-name="fr13" draw:name="graphics19" text:anchor-type="paragraph" svg:x="0.004cm" svg:y="0.002cm" svg:width="16.261cm" style:rel-width="100%" svg:height="2.82cm" style:rel-height="scale" draw:z-index="57"><draw:image xlink:href="Pictures/10000000000001CD0000005053B3B311.png" xlink:type="simple" xlink:show="embed" xlink:actuate="onLoad"/></draw:frame>Pivot Table with Highlighted values superior to 500</text:p></draw:text-box></draw:frame></text:p>
      <text:p text:style-name="P71"/>
      <text:h text:style-name="P228" text:outline-level="2">Other Outputs</text:h>
      <text:p text:style-name="Text_20_body"><text:span text:style-name="T82">In the Tasks bar, the users can press the </text:span><text:span text:style-name="T30">'Export'</text:span><text:span text:style-name="T82"> button to generate a downloadable version of the pivot table in CSV</text:span><text:span text:style-name="T82"><text:note text:id="ftn29" text:note-class="footnote"><text:note-citation>29</text:note-citation><text:note-body><text:p text:style-name="Footnote"><text:a xlink:type="simple" xlink:href="http://en.wikipedia.org/wiki/Comma-separated_values">http://en.wikipedia.org/wiki/Comma-separated_values</text:a></text:p></text:note-body></text:note></text:span><text:span text:style-name="T82"> file format. In this format the users can open these files in any modern spreadsheet application available in every Office software suite.</text:span></text:p>
      <text:p text:style-name="P80"><draw:frame draw:style-name="fr2" draw:name="Frame24" text:anchor-type="paragraph" svg:width="17cm" draw:z-index="62"><draw:text-box fo:min-height="2.637cm"><text:p text:style-name="P128"><draw:frame draw:style-name="fr13" draw:name="graphics22" text:anchor-type="paragraph" svg:x="0.004cm" svg:y="0.002cm" svg:width="17cm" style:rel-width="100%" svg:height="2.637cm" style:rel-height="scale" draw:z-index="63"><draw:image xlink:href="Pictures/10000000000002640000005FA9481E04.png" xlink:type="simple" xlink:show="embed" xlink:actuate="onLoad"/></draw:frame>CSV file displayed in a spreadsheet tool</text:p></draw:text-box></draw:frame></text:p>
      <text:h text:style-name="P225" text:outline-level="2">Charts</text:h>
      <text:p text:style-name="P71">The Google Chart Tools API<text:note text:id="ftn30" text:note-class="footnote"><text:note-citation>30</text:note-citation><text:note-body><text:p text:style-name="Footnote"><text:a xlink:type="simple" xlink:href="http://code.google.com/apis/chart/">http://code.google.com/apis/chart/</text:a></text:p></text:note-body></text:note> provides a series of tools to generate various types of Charts and Graphs suited for the EIS interface.</text:p>
      <text:p text:style-name="P71">The EIS interface can generate <text:span text:style-name="T30">Bars</text:span>, <text:span text:style-name="T30">Lines</text:span> and <text:span text:style-name="T30">Pie Charts</text:span> based on the loaded scenario settings and can extend to other types of Chart using the Chart Tools API. Users can choose the preferred graph from the select box on the Tasks bar and press the <text:span text:style-name="T30">'Graph' </text:span>button to display a screen with the generated.</text:p>
      <text:p text:style-name="P71"><draw:frame draw:style-name="fr2" draw:name="Frame22" text:anchor-type="paragraph" svg:width="17cm" draw:z-index="58"><draw:text-box fo:min-height="12.275cm"><text:p text:style-name="P128"><draw:frame draw:style-name="fr13" draw:name="graphics20" text:anchor-type="paragraph" svg:x="0.004cm" svg:y="0.002cm" svg:width="17cm" style:rel-width="100%" svg:height="12.275cm" style:rel-height="scale" draw:z-index="59"><draw:image xlink:href="Pictures/10000000000002C500000200C62D14B8.png" xlink:type="simple" xlink:show="embed" xlink:actuate="onLoad"/></draw:frame>Generated scenario Bar Chart output</text:p></draw:text-box></draw:frame><text:soft-page-break/></text:p>
      <text:p text:style-name="P71"><draw:frame draw:style-name="fr2" draw:name="Frame23" text:anchor-type="paragraph" svg:width="17cm" draw:z-index="60"><draw:text-box fo:min-height="12.241cm"><text:p text:style-name="P128"><draw:frame draw:style-name="fr13" draw:name="graphics21" text:anchor-type="paragraph" svg:x="0.004cm" svg:y="0.002cm" svg:width="17cm" style:rel-width="100%" svg:height="12.241cm" style:rel-height="scale" draw:z-index="61"><draw:image xlink:href="Pictures/10000000000002B5000001F306976991.png" xlink:type="simple" xlink:show="embed" xlink:actuate="onLoad"/></draw:frame>Pie Chart generated graphic</text:p></draw:text-box></draw:frame><text:soft-page-break/></text:p>
      <text:p text:style-name="P7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353cm" fo:margin-bottom="0cm"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1.27cm" fo:margin-right="0cm" fo:margin-top="0cm" fo:margin-bottom="0.353cm" fo:line-height="115%" fo:orphans="2" fo:widows="2" fo:hyphenation-ladder-count="no-limit" fo:text-indent="0cm"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353cm" fo:margin-bottom="0cm"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353cm" fo:margin-bottom="0cm"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8.5cm" style:type="center"/>
          <style:tab-stop style:position="17cm"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0.635cm" text:min-label-width="0.635cm"/>
        <style:text-properties style:font-name="Arial"/>
      </text:list-level-style-bullet>
      <text:list-level-style-bullet text:level="3" text:style-name="LLS_5f_11_5f_2" text:bullet-char="■">
        <style:list-level-properties text:space-before="-1.27cm" text:min-label-width="3.81cm" text:min-label-distance="0.318cm" fo:text-align="end"/>
        <style:text-properties style:font-name="Arial"/>
      </text:list-level-style-bullet>
      <text:list-level-style-bullet text:level="4" text:style-name="LLS_5f_11_5f_3" text:bullet-char="●">
        <style:list-level-properties text:space-before="3.175cm" text:min-label-width="0.635cm"/>
        <style:text-properties style:font-name="Arial"/>
      </text:list-level-style-bullet>
      <text:list-level-style-bullet text:level="5" text:style-name="LLS_5f_11_5f_4" text:bullet-char="○">
        <style:list-level-properties text:space-before="4.445cm" text:min-label-width="0.635cm"/>
        <style:text-properties style:font-name="Arial"/>
      </text:list-level-style-bullet>
      <text:list-level-style-bullet text:level="6" text:style-name="LLS_5f_11_5f_5" text:bullet-char="■">
        <style:list-level-properties text:space-before="-1.27cm" text:min-label-width="7.62cm" text:min-label-distance="0.318cm" fo:text-align="end"/>
        <style:text-properties style:font-name="Arial"/>
      </text:list-level-style-bullet>
      <text:list-level-style-bullet text:level="7" text:style-name="LLS_5f_11_5f_6" text:bullet-char="●">
        <style:list-level-properties text:space-before="6.985cm" text:min-label-width="0.635cm"/>
        <style:text-properties style:font-name="Arial"/>
      </text:list-level-style-bullet>
      <text:list-level-style-bullet text:level="8" text:style-name="LLS_5f_11_5f_7" text:bullet-char="○">
        <style:list-level-properties text:space-before="8.255cm" text:min-label-width="0.635cm"/>
        <style:text-properties style:font-name="Arial"/>
      </text:list-level-style-bullet>
      <text:list-level-style-bullet text:level="9" text:style-name="LLS_5f_11_5f_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0.635cm" text:min-label-width="0.635cm"/>
        <style:text-properties style:font-name="Arial"/>
      </text:list-level-style-bullet>
      <text:list-level-style-bullet text:level="3" text:style-name="LLS_5f_13_5f_2" text:bullet-char="■">
        <style:list-level-properties text:space-before="-1.27cm" text:min-label-width="3.81cm" text:min-label-distance="0.318cm" fo:text-align="end"/>
        <style:text-properties style:font-name="Arial"/>
      </text:list-level-style-bullet>
      <text:list-level-style-bullet text:level="4" text:style-name="LLS_5f_13_5f_3" text:bullet-char="●">
        <style:list-level-properties text:space-before="3.175cm" text:min-label-width="0.635cm"/>
        <style:text-properties style:font-name="Arial"/>
      </text:list-level-style-bullet>
      <text:list-level-style-bullet text:level="5" text:style-name="LLS_5f_13_5f_4" text:bullet-char="○">
        <style:list-level-properties text:space-before="4.445cm" text:min-label-width="0.635cm"/>
        <style:text-properties style:font-name="Arial"/>
      </text:list-level-style-bullet>
      <text:list-level-style-bullet text:level="6" text:style-name="LLS_5f_13_5f_5" text:bullet-char="■">
        <style:list-level-properties text:space-before="-1.27cm" text:min-label-width="7.62cm" text:min-label-distance="0.318cm" fo:text-align="end"/>
        <style:text-properties style:font-name="Arial"/>
      </text:list-level-style-bullet>
      <text:list-level-style-bullet text:level="7" text:style-name="LLS_5f_13_5f_6" text:bullet-char="●">
        <style:list-level-properties text:space-before="6.985cm" text:min-label-width="0.635cm"/>
        <style:text-properties style:font-name="Arial"/>
      </text:list-level-style-bullet>
      <text:list-level-style-bullet text:level="8" text:style-name="LLS_5f_13_5f_7" text:bullet-char="○">
        <style:list-level-properties text:space-before="8.255cm" text:min-label-width="0.635cm"/>
        <style:text-properties style:font-name="Arial"/>
      </text:list-level-style-bullet>
      <text:list-level-style-bullet text:level="9" text:style-name="LLS_5f_13_5f_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 / <text:page-count>96</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2T11:46:18</meta:creation-date>
    <dc:date>2011-07-05T12:07:32.50</dc:date>
    <meta:editing-duration>PT6H54M19S</meta:editing-duration>
    <meta:editing-cycles>316</meta:editing-cycles>
    <meta:generator>LibreOffice/3.3$Win32 LibreOffice_project/330m19$Build-202</meta:generator>
    <meta:document-statistic meta:table-count="11" meta:image-count="42" meta:object-count="0" meta:page-count="96" meta:paragraph-count="1424" meta:word-count="18724" meta:character-count="117076"/>
  </office:meta>
</office:document-meta>
</file>